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4" table:number-columns-repeated="4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repair old</text:p>
          </table:table-cell>
          <table:table-cell office:value-type="string" calcext:value-type="string">
            <text:p>repair new</text:p>
          </table:table-cell>
          <table:table-cell office:value-type="string" calcext:value-type="string">
            <text:p>repair m=1.333</text:p>
          </table:table-cell>
          <table:table-cell table:style-name="ce1" office:value-type="string" calcext:value-type="string">
            <text:p>repair m=1.2</text:p>
          </table:table-cell>
          <table:table-cell office:value-type="string" calcext:value-type="string">
            <text:p>repair m=1.1</text:p>
          </table:table-cell>
          <table:table-cell office:value-type="string" calcext:value-type="string">
            <text:p>repair m=1.05</text:p>
          </table:table-cell>
          <table:table-cell office:value-type="string" calcext:value-type="string">
            <text:p>succinct</text:p>
          </table:table-cell>
          <table:table-cell office:value-type="string" calcext:value-type="string">
            <text:p>CR classic</text:p>
          </table:table-cell>
          <table:table-cell office:value-type="string" calcext:value-type="string">
            <text:p>CR repair old</text:p>
          </table:table-cell>
          <table:table-cell office:value-type="string" calcext:value-type="string">
            <text:p>CR repair new</text:p>
          </table:table-cell>
          <table:table-cell office:value-type="string" calcext:value-type="string">
            <text:p>CR RP m=1.333</text:p>
          </table:table-cell>
          <table:table-cell table:style-name="ce1" office:value-type="string" calcext:value-type="string">
            <text:p>CR RP m=1.2</text:p>
          </table:table-cell>
          <table:table-cell office:value-type="string" calcext:value-type="string">
            <text:p>CR RP m=1.1</text:p>
          </table:table-cell>
          <table:table-cell office:value-type="string" calcext:value-type="string">
            <text:p>CR RP m=1.05</text:p>
          </table:table-cell>
          <table:table-cell office:value-type="string" calcext:value-type="string">
            <text:p>R new vs old</text:p>
          </table:table-cell>
          <table:table-cell office:value-type="string" calcext:value-type="string">
            <text:p>R 1.333 vs old</text:p>
          </table:table-cell>
          <table:table-cell table:style-name="ce1" office:value-type="string" calcext:value-type="string">
            <text:p>R 1.2 vs old</text:p>
          </table:table-cell>
          <table:table-cell office:value-type="string" calcext:value-type="string">
            <text:p>R 1.1 vs old</text:p>
          </table:table-cell>
          <table:table-cell office:value-type="string" calcext:value-type="string">
            <text:p>R 1.05 vs old</text:p>
          </table:table-cell>
        </table:table-row>
        <table:table-row table:style-name="ro1">
          <table:table-cell office:value-type="string" calcext:value-type="string">
            <text:p>1998statistics.txt</text:p>
          </table:table-cell>
          <table:table-cell office:value-type="float" office:value="6444" calcext:value-type="float">
            <text:p>6444</text:p>
          </table:table-cell>
          <table:table-cell office:value-type="float" office:value="6511" calcext:value-type="float">
            <text:p>6511</text:p>
          </table:table-cell>
          <table:table-cell office:value-type="float" office:value="6614" calcext:value-type="float">
            <text:p>6614</text:p>
          </table:table-cell>
          <table:table-cell table:number-columns-repeated="2" office:value-type="float" office:value="6648" calcext:value-type="float">
            <text:p>6648</text:p>
          </table:table-cell>
          <table:table-cell office:value-type="float" office:value="8124" calcext:value-type="float">
            <text:p>8124</text:p>
          </table:table-cell>
          <table:table-cell office:value-type="float" office:value="8564" calcext:value-type="float">
            <text:p>8564</text:p>
          </table:table-cell>
          <table:table-cell table:formula="of:=8*18426" office:value-type="float" office:value="147408" calcext:value-type="float">
            <text:p>147408</text:p>
          </table:table-cell>
          <table:table-cell table:formula="of:=[.I2]/[.B2]" office:value-type="float" office:value="22.8752327746741" calcext:value-type="float">
            <text:p>22.8752327747</text:p>
          </table:table-cell>
          <table:table-cell table:formula="of:=[.I2]/[.C2]" office:value-type="float" office:value="22.6398402703118" calcext:value-type="float">
            <text:p>22.6398402703</text:p>
          </table:table-cell>
          <table:table-cell table:formula="of:=[.I2]/[.D2]" office:value-type="float" office:value="22.287269428485" calcext:value-type="float">
            <text:p>22.2872694285</text:p>
          </table:table-cell>
          <table:table-cell table:formula="of:=[.I2]/[.E2]" office:value-type="float" office:value="22.173285198556" calcext:value-type="float">
            <text:p>22.1732851986</text:p>
          </table:table-cell>
          <table:table-cell table:formula="of:=[.I2]/[.F2]" office:value-type="float" office:value="22.173285198556" calcext:value-type="float">
            <text:p>22.1732851986</text:p>
          </table:table-cell>
          <table:table-cell table:formula="of:=[.I2]/[.G2]" office:value-type="float" office:value="18.1447562776957" calcext:value-type="float">
            <text:p>18.1447562777</text:p>
          </table:table-cell>
          <table:table-cell table:formula="of:=[.I2]/[.H2]" office:value-type="float" office:value="17.2125175151798" calcext:value-type="float">
            <text:p>17.2125175152</text:p>
          </table:table-cell>
          <table:table-cell table:formula="of:=[.D2]/[.C2]" office:value-type="float" office:value="1.01581938258332" calcext:value-type="float">
            <text:p>1.0158193826</text:p>
          </table:table-cell>
          <table:table-cell table:formula="of:=[.E2]/[.C2]" office:value-type="float" office:value="1.0210413146982" calcext:value-type="float">
            <text:p>1.0210413147</text:p>
          </table:table-cell>
          <table:table-cell table:formula="of:=[.F2]/[.C2]" office:value-type="float" office:value="1.0210413146982" calcext:value-type="float">
            <text:p>1.0210413147</text:p>
          </table:table-cell>
          <table:table-cell table:formula="of:=[.G2]/[.C2]" office:value-type="float" office:value="1.24773460297957" calcext:value-type="float">
            <text:p>1.247734603</text:p>
          </table:table-cell>
          <table:table-cell table:formula="of:=[.H2]/[.C2]" office:value-type="float" office:value="1.3153125479957" calcext:value-type="float">
            <text:p>1.315312548</text:p>
          </table:table-cell>
        </table:table-row>
        <table:table-row table:style-name="ro1">
          <table:table-cell office:value-type="string" calcext:value-type="string">
            <text:p>dblp_small.txt</text:p>
          </table:table-cell>
          <table:table-cell office:value-type="float" office:value="2653053" calcext:value-type="float">
            <text:p>2653053</text:p>
          </table:table-cell>
          <table:table-cell office:value-type="float" office:value="2424135" calcext:value-type="float">
            <text:p>2424135</text:p>
          </table:table-cell>
          <table:table-cell office:value-type="float" office:value="2618290" calcext:value-type="float">
            <text:p>2618290</text:p>
          </table:table-cell>
          <table:table-cell table:number-columns-repeated="2" office:value-type="float" office:value="2582568" calcext:value-type="float">
            <text:p>2582568</text:p>
          </table:table-cell>
          <table:table-cell office:value-type="float" office:value="2740853" calcext:value-type="float">
            <text:p>2740853</text:p>
          </table:table-cell>
          <table:table-cell office:value-type="float" office:value="2696579" calcext:value-type="float">
            <text:p>2696579</text:p>
          </table:table-cell>
          <table:table-cell table:formula="of:=8*2165648" office:value-type="float" office:value="17325184" calcext:value-type="float">
            <text:p>17325184</text:p>
          </table:table-cell>
          <table:table-cell table:formula="of:=[.I3]/[.B3]" office:value-type="float" office:value="6.53028190541237" calcext:value-type="float">
            <text:p>6.5302819054</text:p>
          </table:table-cell>
          <table:table-cell table:formula="of:=[.I3]/[.C3]" office:value-type="float" office:value="7.14695509944784" calcext:value-type="float">
            <text:p>7.1469550994</text:p>
          </table:table-cell>
          <table:table-cell table:formula="of:=[.I3]/[.D3]" office:value-type="float" office:value="6.61698436765981" calcext:value-type="float">
            <text:p>6.6169843677</text:p>
          </table:table-cell>
          <table:table-cell table:formula="of:=[.I3]/[.E3]" office:value-type="float" office:value="6.70851028898368" calcext:value-type="float">
            <text:p>6.708510289</text:p>
          </table:table-cell>
          <table:table-cell table:formula="of:=[.I3]/[.F3]" office:value-type="float" office:value="6.70851028898368" calcext:value-type="float">
            <text:p>6.708510289</text:p>
          </table:table-cell>
          <table:table-cell table:formula="of:=[.I3]/[.G3]" office:value-type="float" office:value="6.32109201040698" calcext:value-type="float">
            <text:p>6.3210920104</text:p>
          </table:table-cell>
          <table:table-cell table:formula="of:=[.I3]/[.H3]" office:value-type="float" office:value="6.42487536986678" calcext:value-type="float">
            <text:p>6.4248753699</text:p>
          </table:table-cell>
          <table:table-cell table:formula="of:=[.D3]/[.C3]" office:value-type="float" office:value="1.08009248659831" calcext:value-type="float">
            <text:p>1.0800924866</text:p>
          </table:table-cell>
          <table:table-cell table:formula="of:=[.E3]/[.C3]" office:value-type="float" office:value="1.06535650861029" calcext:value-type="float">
            <text:p>1.0653565086</text:p>
          </table:table-cell>
          <table:table-cell table:formula="of:=[.F3]/[.C3]" office:value-type="float" office:value="1.06535650861029" calcext:value-type="float">
            <text:p>1.0653565086</text:p>
          </table:table-cell>
          <table:table-cell table:formula="of:=[.G3]/[.C3]" office:value-type="float" office:value="1.13065196451518" calcext:value-type="float">
            <text:p>1.1306519645</text:p>
          </table:table-cell>
          <table:table-cell table:formula="of:=[.H3]/[.C3]" office:value-type="float" office:value="1.11238813019902" calcext:value-type="float">
            <text:p>1.1123881302</text:p>
          </table:table-cell>
        </table:table-row>
        <table:table-row table:style-name="ro1">
          <table:table-cell office:value-type="string" calcext:value-type="string">
            <text:p>dblp.txt</text:p>
          </table:table-cell>
          <table:table-cell office:value-type="float" office:value="12282418" calcext:value-type="float">
            <text:p>12282418</text:p>
          </table:table-cell>
          <table:table-cell office:value-type="float" office:value="11359767" calcext:value-type="float">
            <text:p>11359767</text:p>
          </table:table-cell>
          <table:table-cell office:value-type="float" office:value="12271671" calcext:value-type="float">
            <text:p>12271671</text:p>
          </table:table-cell>
          <table:table-cell office:value-type="float" office:value="12340889" calcext:value-type="float">
            <text:p>12340889</text:p>
          </table:table-cell>
          <table:table-cell office:value-type="float" office:value="12238165" calcext:value-type="float">
            <text:p>12238165</text:p>
          </table:table-cell>
          <table:table-cell office:value-type="float" office:value="12520250" calcext:value-type="float">
            <text:p>12520250</text:p>
          </table:table-cell>
          <table:table-cell office:value-type="float" office:value="12799800" calcext:value-type="float">
            <text:p>12799800</text:p>
          </table:table-cell>
          <table:table-cell table:formula="of:=8*13740160" office:value-type="float" office:value="109921280" calcext:value-type="float">
            <text:p>109921280</text:p>
          </table:table-cell>
          <table:table-cell table:formula="of:=[.I4]/[.B4]" office:value-type="float" office:value="8.94948209709196" calcext:value-type="float">
            <text:p>8.9494820971</text:p>
          </table:table-cell>
          <table:table-cell table:formula="of:=[.I4]/[.C4]" office:value-type="float" office:value="9.67636748183304" calcext:value-type="float">
            <text:p>9.6763674818</text:p>
          </table:table-cell>
          <table:table-cell table:formula="of:=[.I4]/[.D4]" office:value-type="float" office:value="8.95731966738678" calcext:value-type="float">
            <text:p>8.9573196674</text:p>
          </table:table-cell>
          <table:table-cell table:formula="of:=[.I4]/[.E4]" office:value-type="float" office:value="8.9070795467004" calcext:value-type="float">
            <text:p>8.9070795467</text:p>
          </table:table-cell>
          <table:table-cell table:formula="of:=[.I4]/[.F4]" office:value-type="float" office:value="8.98184327470663" calcext:value-type="float">
            <text:p>8.9818432747</text:p>
          </table:table-cell>
          <table:table-cell table:formula="of:=[.I4]/[.G4]" office:value-type="float" office:value="8.77947964297838" calcext:value-type="float">
            <text:p>8.779479643</text:p>
          </table:table-cell>
          <table:table-cell table:formula="of:=[.I4]/[.H4]" office:value-type="float" office:value="8.58773418334662" calcext:value-type="float">
            <text:p>8.5877341833</text:p>
          </table:table-cell>
          <table:table-cell table:formula="of:=[.D4]/[.C4]" office:value-type="float" office:value="1.08027488591976" calcext:value-type="float">
            <text:p>1.0802748859</text:p>
          </table:table-cell>
          <table:table-cell table:formula="of:=[.E4]/[.C4]" office:value-type="float" office:value="1.08636814469874" calcext:value-type="float">
            <text:p>1.0863681447</text:p>
          </table:table-cell>
          <table:table-cell table:formula="of:=[.F4]/[.C4]" office:value-type="float" office:value="1.0773253535922" calcext:value-type="float">
            <text:p>1.0773253536</text:p>
          </table:table-cell>
          <table:table-cell table:formula="of:=[.G4]/[.C4]" office:value-type="float" office:value="1.10215728896552" calcext:value-type="float">
            <text:p>1.102157289</text:p>
          </table:table-cell>
          <table:table-cell table:formula="of:=[.H4]/[.C4]" office:value-type="float" office:value="1.12676606835334" calcext:value-type="float">
            <text:p>1.1267660684</text:p>
          </table:table-cell>
        </table:table-row>
        <table:table-row table:style-name="ro1">
          <table:table-cell office:value-type="string" calcext:value-type="string">
            <text:p>enwiki-latest-...12.txt</text:p>
          </table:table-cell>
          <table:table-cell office:value-type="float" office:value="4256094" calcext:value-type="float">
            <text:p>4256094</text:p>
          </table:table-cell>
          <table:table-cell office:value-type="float" office:value="3513277" calcext:value-type="float">
            <text:p>3513277</text:p>
          </table:table-cell>
          <table:table-cell office:value-type="float" office:value="3587045" calcext:value-type="float">
            <text:p>3587045</text:p>
          </table:table-cell>
          <table:table-cell office:value-type="float" office:value="3548525" calcext:value-type="float">
            <text:p>3548525</text:p>
          </table:table-cell>
          <table:table-cell office:value-type="float" office:value="3550183" calcext:value-type="float">
            <text:p>3550183</text:p>
          </table:table-cell>
          <table:table-cell office:value-type="float" office:value="3549280" calcext:value-type="float">
            <text:p>3549280</text:p>
          </table:table-cell>
          <table:table-cell office:value-type="float" office:value="4179467" calcext:value-type="float">
            <text:p>4179467</text:p>
          </table:table-cell>
          <table:table-cell table:formula="of:=8*7901904" office:value-type="float" office:value="63215232" calcext:value-type="float">
            <text:p>63215232</text:p>
          </table:table-cell>
          <table:table-cell table:formula="of:=[.I5]/[.B5]" office:value-type="float" office:value="14.8528749599985" calcext:value-type="float">
            <text:p>14.85287496</text:p>
          </table:table-cell>
          <table:table-cell table:formula="of:=[.I5]/[.C5]" office:value-type="float" office:value="17.9932387910205" calcext:value-type="float">
            <text:p>17.993238791</text:p>
          </table:table-cell>
          <table:table-cell table:formula="of:=[.I5]/[.D5]" office:value-type="float" office:value="17.6232057306223" calcext:value-type="float">
            <text:p>17.6232057306</text:p>
          </table:table-cell>
          <table:table-cell table:formula="of:=[.I5]/[.E5]" office:value-type="float" office:value="17.8145094088389" calcext:value-type="float">
            <text:p>17.8145094088</text:p>
          </table:table-cell>
          <table:table-cell table:formula="of:=[.I5]/[.F5]" office:value-type="float" office:value="17.8061897090939" calcext:value-type="float">
            <text:p>17.8061897091</text:p>
          </table:table-cell>
          <table:table-cell table:formula="of:=[.I5]/[.G5]" office:value-type="float" office:value="17.81071992066" calcext:value-type="float">
            <text:p>17.8107199207</text:p>
          </table:table-cell>
          <table:table-cell table:formula="of:=[.I5]/[.H5]" office:value-type="float" office:value="15.125189886653" calcext:value-type="float">
            <text:p>15.1251898867</text:p>
          </table:table-cell>
          <table:table-cell table:formula="of:=[.D5]/[.C5]" office:value-type="float" office:value="1.02099692110813" calcext:value-type="float">
            <text:p>1.0209969211</text:p>
          </table:table-cell>
          <table:table-cell table:formula="of:=[.E5]/[.C5]" office:value-type="float" office:value="1.01003279843861" calcext:value-type="float">
            <text:p>1.0100327984</text:p>
          </table:table-cell>
          <table:table-cell table:formula="of:=[.F5]/[.C5]" office:value-type="float" office:value="1.01050472251405" calcext:value-type="float">
            <text:p>1.0105047225</text:p>
          </table:table-cell>
          <table:table-cell table:formula="of:=[.G5]/[.C5]" office:value-type="float" office:value="1.01024769752001" calcext:value-type="float">
            <text:p>1.0102476975</text:p>
          </table:table-cell>
          <table:table-cell table:formula="of:=[.H5]/[.C5]" office:value-type="float" office:value="1.18962068746643" calcext:value-type="float">
            <text:p>1.1896206875</text:p>
          </table:table-cell>
        </table:table-row>
        <table:table-row table:style-name="ro1">
          <table:table-cell office:value-type="string" calcext:value-type="string">
            <text:p>enwiki-new.txt</text:p>
          </table:table-cell>
          <table:table-cell office:value-type="float" office:value="1632316" calcext:value-type="float">
            <text:p>1632316</text:p>
          </table:table-cell>
          <table:table-cell office:value-type="float" office:value="1364074" calcext:value-type="float">
            <text:p>1364074</text:p>
          </table:table-cell>
          <table:table-cell office:value-type="float" office:value="1547212" calcext:value-type="float">
            <text:p>1547212</text:p>
          </table:table-cell>
          <table:table-cell office:value-type="float" office:value="1481691" calcext:value-type="float">
            <text:p>1481691</text:p>
          </table:table-cell>
          <table:table-cell office:value-type="float" office:value="1382728" calcext:value-type="float">
            <text:p>1382728</text:p>
          </table:table-cell>
          <table:table-cell office:value-type="float" office:value="1534514" calcext:value-type="float">
            <text:p>1534514</text:p>
          </table:table-cell>
          <table:table-cell office:value-type="float" office:value="1506377" calcext:value-type="float">
            <text:p>1506377</text:p>
          </table:table-cell>
          <table:table-cell table:formula="of:=8*2597384" office:value-type="float" office:value="20779072" calcext:value-type="float">
            <text:p>20779072</text:p>
          </table:table-cell>
          <table:table-cell table:formula="of:=[.I6]/[.B6]" office:value-type="float" office:value="12.7298096692062" calcext:value-type="float">
            <text:p>12.7298096692</text:p>
          </table:table-cell>
          <table:table-cell table:formula="of:=[.I6]/[.C6]" office:value-type="float" office:value="15.2330973246319" calcext:value-type="float">
            <text:p>15.2330973246</text:p>
          </table:table-cell>
          <table:table-cell table:formula="of:=[.I6]/[.D6]" office:value-type="float" office:value="13.4300095914458" calcext:value-type="float">
            <text:p>13.4300095914</text:p>
          </table:table-cell>
          <table:table-cell table:formula="of:=[.I6]/[.E6]" office:value-type="float" office:value="14.0238902713184" calcext:value-type="float">
            <text:p>14.0238902713</text:p>
          </table:table-cell>
          <table:table-cell table:formula="of:=[.I6]/[.F6]" office:value-type="float" office:value="15.0275918329563" calcext:value-type="float">
            <text:p>15.027591833</text:p>
          </table:table-cell>
          <table:table-cell table:formula="of:=[.I6]/[.G6]" office:value-type="float" office:value="13.5411420162996" calcext:value-type="float">
            <text:p>13.5411420163</text:p>
          </table:table-cell>
          <table:table-cell table:formula="of:=[.I6]/[.H6]" office:value-type="float" office:value="13.7940714708204" calcext:value-type="float">
            <text:p>13.7940714708</text:p>
          </table:table-cell>
          <table:table-cell table:formula="of:=[.D6]/[.C6]" office:value-type="float" office:value="1.13425811209656" calcext:value-type="float">
            <text:p>1.1342581121</text:p>
          </table:table-cell>
          <table:table-cell table:formula="of:=[.E6]/[.C6]" office:value-type="float" office:value="1.08622479425603" calcext:value-type="float">
            <text:p>1.0862247943</text:p>
          </table:table-cell>
          <table:table-cell table:formula="of:=[.F6]/[.C6]" office:value-type="float" office:value="1.0136752111689" calcext:value-type="float">
            <text:p>1.0136752112</text:p>
          </table:table-cell>
          <table:table-cell table:formula="of:=[.G6]/[.C6]" office:value-type="float" office:value="1.1249492329595" calcext:value-type="float">
            <text:p>1.124949233</text:p>
          </table:table-cell>
          <table:table-cell table:formula="of:=[.H6]/[.C6]" office:value-type="float" office:value="1.10432205290915" calcext:value-type="float">
            <text:p>1.1043220529</text:p>
          </table:table-cell>
        </table:table-row>
        <table:table-row table:style-name="ro1">
          <table:table-cell office:value-type="string" calcext:value-type="string">
            <text:p>factor0.2.txt</text:p>
          </table:table-cell>
          <table:table-cell office:value-type="float" office:value="718256" calcext:value-type="float">
            <text:p>718256</text:p>
          </table:table-cell>
          <table:table-cell office:value-type="float" office:value="732443" calcext:value-type="float">
            <text:p>732443</text:p>
          </table:table-cell>
          <table:table-cell table:number-columns-repeated="2" office:value-type="float" office:value="709761" calcext:value-type="float">
            <text:p>709761</text:p>
          </table:table-cell>
          <table:table-cell office:value-type="float" office:value="726579" calcext:value-type="float">
            <text:p>726579</text:p>
          </table:table-cell>
          <table:table-cell office:value-type="float" office:value="748278" calcext:value-type="float">
            <text:p>748278</text:p>
          </table:table-cell>
          <table:table-cell office:value-type="float" office:value="737192" calcext:value-type="float">
            <text:p>737192</text:p>
          </table:table-cell>
          <table:table-cell table:formula="of:=8*275763" office:value-type="float" office:value="2206104" calcext:value-type="float">
            <text:p>2206104</text:p>
          </table:table-cell>
          <table:table-cell table:formula="of:=[.I7]/[.B7]" office:value-type="float" office:value="3.07147312378873" calcext:value-type="float">
            <text:p>3.0714731238</text:p>
          </table:table-cell>
          <table:table-cell table:formula="of:=[.I7]/[.C7]" office:value-type="float" office:value="3.01198045445175" calcext:value-type="float">
            <text:p>3.0119804545</text:p>
          </table:table-cell>
          <table:table-cell table:formula="of:=[.I7]/[.D7]" office:value-type="float" office:value="3.10823502559312" calcext:value-type="float">
            <text:p>3.1082350256</text:p>
          </table:table-cell>
          <table:table-cell table:formula="of:=[.I7]/[.E7]" office:value-type="float" office:value="3.10823502559312" calcext:value-type="float">
            <text:p>3.1082350256</text:p>
          </table:table-cell>
          <table:table-cell table:formula="of:=[.I7]/[.F7]" office:value-type="float" office:value="3.03628924039919" calcext:value-type="float">
            <text:p>3.0362892404</text:p>
          </table:table-cell>
          <table:table-cell table:formula="of:=[.I7]/[.G7]" office:value-type="float" office:value="2.94824116170728" calcext:value-type="float">
            <text:p>2.9482411617</text:p>
          </table:table-cell>
          <table:table-cell table:formula="of:=[.I7]/[.H7]" office:value-type="float" office:value="2.99257723903678" calcext:value-type="float">
            <text:p>2.992577239</text:p>
          </table:table-cell>
          <table:table-cell table:formula="of:=[.D7]/[.C7]" office:value-type="float" office:value="0.969032402521425" calcext:value-type="float">
            <text:p>0.9690324025</text:p>
          </table:table-cell>
          <table:table-cell table:formula="of:=[.E7]/[.C7]" office:value-type="float" office:value="0.969032402521425" calcext:value-type="float">
            <text:p>0.9690324025</text:p>
          </table:table-cell>
          <table:table-cell table:formula="of:=[.F7]/[.C7]" office:value-type="float" office:value="0.991993916250138" calcext:value-type="float">
            <text:p>0.9919939163</text:p>
          </table:table-cell>
          <table:table-cell table:formula="of:=[.G7]/[.C7]" office:value-type="float" office:value="1.02161942977133" calcext:value-type="float">
            <text:p>1.0216194298</text:p>
          </table:table-cell>
          <table:table-cell table:formula="of:=[.H7]/[.C7]" office:value-type="float" office:value="1.00648378099047" calcext:value-type="float">
            <text:p>1.006483781</text:p>
          </table:table-cell>
        </table:table-row>
        <table:table-row table:style-name="ro1">
          <table:table-cell office:value-type="string" calcext:value-type="string">
            <text:p>factor12.txt</text:p>
          </table:table-cell>
          <table:table-cell office:value-type="float" office:value="17135102" calcext:value-type="float">
            <text:p>17135102</text:p>
          </table:table-cell>
          <table:table-cell office:value-type="float" office:value="8996577" calcext:value-type="float">
            <text:p>8996577</text:p>
          </table:table-cell>
          <table:table-cell office:value-type="float" office:value="8147818" calcext:value-type="float">
            <text:p>8147818</text:p>
          </table:table-cell>
          <table:table-cell office:value-type="float" office:value="8050595" calcext:value-type="float">
            <text:p>8050595</text:p>
          </table:table-cell>
          <table:table-cell office:value-type="float" office:value="8006307" calcext:value-type="float">
            <text:p>8006307</text:p>
          </table:table-cell>
          <table:table-cell office:value-type="float" office:value="8228707" calcext:value-type="float">
            <text:p>8228707</text:p>
          </table:table-cell>
          <table:table-cell office:value-type="float" office:value="8912870" calcext:value-type="float">
            <text:p>8912870</text:p>
          </table:table-cell>
          <table:table-cell table:formula="of:=8*16402888" office:value-type="float" office:value="131223104" calcext:value-type="float">
            <text:p>131223104</text:p>
          </table:table-cell>
          <table:table-cell table:formula="of:=[.I8]/[.B8]" office:value-type="float" office:value="7.65814548404789" calcext:value-type="float">
            <text:p>7.658145484</text:p>
          </table:table-cell>
          <table:table-cell table:formula="of:=[.I8]/[.C8]" office:value-type="float" office:value="14.5858923899612" calcext:value-type="float">
            <text:p>14.58589239</text:p>
          </table:table-cell>
          <table:table-cell table:formula="of:=[.I8]/[.D8]" office:value-type="float" office:value="16.1053062304534" calcext:value-type="float">
            <text:p>16.1053062305</text:p>
          </table:table-cell>
          <table:table-cell table:formula="of:=[.I8]/[.E8]" office:value-type="float" office:value="16.299801940105" calcext:value-type="float">
            <text:p>16.2998019401</text:p>
          </table:table-cell>
          <table:table-cell table:formula="of:=[.I8]/[.F8]" office:value-type="float" office:value="16.3899665601132" calcext:value-type="float">
            <text:p>16.3899665601</text:p>
          </table:table-cell>
          <table:table-cell table:formula="of:=[.I8]/[.G8]" office:value-type="float" office:value="15.9469894844962" calcext:value-type="float">
            <text:p>15.9469894845</text:p>
          </table:table-cell>
          <table:table-cell table:formula="of:=[.I8]/[.H8]" office:value-type="float" office:value="14.7228787135906" calcext:value-type="float">
            <text:p>14.7228787136</text:p>
          </table:table-cell>
          <table:table-cell table:formula="of:=[.D8]/[.C8]" office:value-type="float" office:value="0.905657562870856" calcext:value-type="float">
            <text:p>0.9056575629</text:p>
          </table:table-cell>
          <table:table-cell table:formula="of:=[.E8]/[.C8]" office:value-type="float" office:value="0.894850897180116" calcext:value-type="float">
            <text:p>0.8948508972</text:p>
          </table:table-cell>
          <table:table-cell table:formula="of:=[.F8]/[.C8]" office:value-type="float" office:value="0.889928136001059" calcext:value-type="float">
            <text:p>0.889928136</text:p>
          </table:table-cell>
          <table:table-cell table:formula="of:=[.G8]/[.C8]" office:value-type="float" office:value="0.914648649147337" calcext:value-type="float">
            <text:p>0.9146486491</text:p>
          </table:table-cell>
          <table:table-cell table:formula="of:=[.H8]/[.C8]" office:value-type="float" office:value="0.990695683480506" calcext:value-type="float">
            <text:p>0.9906956835</text:p>
          </table:table-cell>
        </table:table-row>
        <table:table-row table:style-name="ro1">
          <table:table-cell office:value-type="string" calcext:value-type="string">
            <text:p>factor1.txt</text:p>
          </table:table-cell>
          <table:table-cell office:value-type="float" office:value="2709331" calcext:value-type="float">
            <text:p>2709331</text:p>
          </table:table-cell>
          <table:table-cell office:value-type="float" office:value="2523325" calcext:value-type="float">
            <text:p>2523325</text:p>
          </table:table-cell>
          <table:table-cell table:number-columns-repeated="3" office:value-type="float" office:value="2444895" calcext:value-type="float">
            <text:p>2444895</text:p>
          </table:table-cell>
          <table:table-cell office:value-type="float" office:value="2477725" calcext:value-type="float">
            <text:p>2477725</text:p>
          </table:table-cell>
          <table:table-cell office:value-type="float" office:value="2563963" calcext:value-type="float">
            <text:p>2563963</text:p>
          </table:table-cell>
          <table:table-cell table:formula="of:=8*1363959" office:value-type="float" office:value="10911672" calcext:value-type="float">
            <text:p>10911672</text:p>
          </table:table-cell>
          <table:table-cell table:formula="of:=[.I9]/[.B9]" office:value-type="float" office:value="4.02744146064102" calcext:value-type="float">
            <text:p>4.0274414606</text:p>
          </table:table-cell>
          <table:table-cell table:formula="of:=[.I9]/[.C9]" office:value-type="float" office:value="4.32432286764487" calcext:value-type="float">
            <text:p>4.3243228676</text:p>
          </table:table-cell>
          <table:table-cell table:formula="of:=[.I9]/[.D9]" office:value-type="float" office:value="4.46304319817415" calcext:value-type="float">
            <text:p>4.4630431982</text:p>
          </table:table-cell>
          <table:table-cell table:formula="of:=[.I9]/[.E9]" office:value-type="float" office:value="4.46304319817415" calcext:value-type="float">
            <text:p>4.4630431982</text:p>
          </table:table-cell>
          <table:table-cell table:formula="of:=[.I9]/[.F9]" office:value-type="float" office:value="4.46304319817415" calcext:value-type="float">
            <text:p>4.4630431982</text:p>
          </table:table-cell>
          <table:table-cell table:formula="of:=[.I9]/[.G9]" office:value-type="float" office:value="4.40390761686628" calcext:value-type="float">
            <text:p>4.4039076169</text:p>
          </table:table-cell>
          <table:table-cell table:formula="of:=[.I9]/[.H9]" office:value-type="float" office:value="4.25578372230801" calcext:value-type="float">
            <text:p>4.2557837223</text:p>
          </table:table-cell>
          <table:table-cell table:formula="of:=[.D9]/[.C9]" office:value-type="float" office:value="0.968917995105664" calcext:value-type="float">
            <text:p>0.9689179951</text:p>
          </table:table-cell>
          <table:table-cell table:formula="of:=[.E9]/[.C9]" office:value-type="float" office:value="0.968917995105664" calcext:value-type="float">
            <text:p>0.9689179951</text:p>
          </table:table-cell>
          <table:table-cell table:formula="of:=[.F9]/[.C9]" office:value-type="float" office:value="0.968917995105664" calcext:value-type="float">
            <text:p>0.9689179951</text:p>
          </table:table-cell>
          <table:table-cell table:formula="of:=[.G9]/[.C9]" office:value-type="float" office:value="0.98192860610504" calcext:value-type="float">
            <text:p>0.9819286061</text:p>
          </table:table-cell>
          <table:table-cell table:formula="of:=[.H9]/[.C9]" office:value-type="float" office:value="1.01610494090139" calcext:value-type="float">
            <text:p>1.0161049409</text:p>
          </table:table-cell>
        </table:table-row>
        <table:table-row table:style-name="ro1">
          <table:table-cell office:value-type="string" calcext:value-type="string">
            <text:p>factor2.txt</text:p>
          </table:table-cell>
          <table:table-cell office:value-type="float" office:value="4638563" calcext:value-type="float">
            <text:p>4638563</text:p>
          </table:table-cell>
          <table:table-cell office:value-type="float" office:value="3975239" calcext:value-type="float">
            <text:p>3975239</text:p>
          </table:table-cell>
          <table:table-cell table:number-columns-repeated="3" office:value-type="float" office:value="3818656" calcext:value-type="float">
            <text:p>3818656</text:p>
          </table:table-cell>
          <table:table-cell office:value-type="float" office:value="3890965" calcext:value-type="float">
            <text:p>3890965</text:p>
          </table:table-cell>
          <table:table-cell office:value-type="float" office:value="4088797" calcext:value-type="float">
            <text:p>4088797</text:p>
          </table:table-cell>
          <table:table-cell table:formula="of:=8*2731422" office:value-type="float" office:value="21851376" calcext:value-type="float">
            <text:p>21851376</text:p>
          </table:table-cell>
          <table:table-cell table:formula="of:=[.I10]/[.B10]" office:value-type="float" office:value="4.71080720473129" calcext:value-type="float">
            <text:p>4.7108072047</text:p>
          </table:table-cell>
          <table:table-cell table:formula="of:=[.I10]/[.C10]" office:value-type="float" office:value="5.4968710057433" calcext:value-type="float">
            <text:p>5.4968710057</text:p>
          </table:table-cell>
          <table:table-cell table:formula="of:=[.I10]/[.D10]" office:value-type="float" office:value="5.72226877728709" calcext:value-type="float">
            <text:p>5.7222687773</text:p>
          </table:table-cell>
          <table:table-cell table:formula="of:=[.I10]/[.E10]" office:value-type="float" office:value="5.72226877728709" calcext:value-type="float">
            <text:p>5.7222687773</text:p>
          </table:table-cell>
          <table:table-cell table:formula="of:=[.I10]/[.F10]" office:value-type="float" office:value="5.72226877728709" calcext:value-type="float">
            <text:p>5.7222687773</text:p>
          </table:table-cell>
          <table:table-cell table:formula="of:=[.I10]/[.G10]" office:value-type="float" office:value="5.61592715431776" calcext:value-type="float">
            <text:p>5.6159271543</text:p>
          </table:table-cell>
          <table:table-cell table:formula="of:=[.I10]/[.H10]" office:value-type="float" office:value="5.3442066211651" calcext:value-type="float">
            <text:p>5.3442066212</text:p>
          </table:table-cell>
          <table:table-cell table:formula="of:=[.D10]/[.C10]" office:value-type="float" office:value="0.960610418644011" calcext:value-type="float">
            <text:p>0.9606104186</text:p>
          </table:table-cell>
          <table:table-cell table:formula="of:=[.E10]/[.C10]" office:value-type="float" office:value="0.960610418644011" calcext:value-type="float">
            <text:p>0.9606104186</text:p>
          </table:table-cell>
          <table:table-cell table:formula="of:=[.F10]/[.C10]" office:value-type="float" office:value="0.960610418644011" calcext:value-type="float">
            <text:p>0.9606104186</text:p>
          </table:table-cell>
          <table:table-cell table:formula="of:=[.G10]/[.C10]" office:value-type="float" office:value="0.978800268361223" calcext:value-type="float">
            <text:p>0.9788002684</text:p>
          </table:table-cell>
          <table:table-cell table:formula="of:=[.H10]/[.C10]" office:value-type="float" office:value="1.02856633274125" calcext:value-type="float">
            <text:p>1.0285663327</text:p>
          </table:table-cell>
        </table:table-row>
        <table:table-row table:style-name="ro1">
          <table:table-cell office:value-type="string" calcext:value-type="string">
            <text:p>factor4.8.txt</text:p>
          </table:table-cell>
          <table:table-cell office:value-type="float" office:value="8912331" calcext:value-type="float">
            <text:p>8912331</text:p>
          </table:table-cell>
          <table:table-cell office:value-type="float" office:value="6941639" calcext:value-type="float">
            <text:p>6941639</text:p>
          </table:table-cell>
          <table:table-cell table:number-columns-repeated="2" office:value-type="float" office:value="6491288" calcext:value-type="float">
            <text:p>6491288</text:p>
          </table:table-cell>
          <table:table-cell office:value-type="float" office:value="6457015" calcext:value-type="float">
            <text:p>6457015</text:p>
          </table:table-cell>
          <table:table-cell office:value-type="float" office:value="6589491" calcext:value-type="float">
            <text:p>6589491</text:p>
          </table:table-cell>
          <table:table-cell office:value-type="float" office:value="6973886" calcext:value-type="float">
            <text:p>6973886</text:p>
          </table:table-cell>
          <table:table-cell table:formula="of:=8*6565499" office:value-type="float" office:value="52523992" calcext:value-type="float">
            <text:p>52523992</text:p>
          </table:table-cell>
          <table:table-cell table:formula="of:=[.I11]/[.B11]" office:value-type="float" office:value="5.89340678661957" calcext:value-type="float">
            <text:p>5.8934067866</text:p>
          </table:table-cell>
          <table:table-cell table:formula="of:=[.I11]/[.C11]" office:value-type="float" office:value="7.56651159762125" calcext:value-type="float">
            <text:p>7.5665115976</text:p>
          </table:table-cell>
          <table:table-cell table:formula="of:=[.I11]/[.D11]" office:value-type="float" office:value="8.09145919885237" calcext:value-type="float">
            <text:p>8.0914591989</text:p>
          </table:table-cell>
          <table:table-cell table:formula="of:=[.I11]/[.E11]" office:value-type="float" office:value="8.09145919885237" calcext:value-type="float">
            <text:p>8.0914591989</text:p>
          </table:table-cell>
          <table:table-cell table:formula="of:=[.I11]/[.F11]" office:value-type="float" office:value="8.13440761714198" calcext:value-type="float">
            <text:p>8.1344076171</text:p>
          </table:table-cell>
          <table:table-cell table:formula="of:=[.I11]/[.G11]" office:value-type="float" office:value="7.97087240880973" calcext:value-type="float">
            <text:p>7.9708724088</text:p>
          </table:table-cell>
          <table:table-cell table:formula="of:=[.I11]/[.H11]" office:value-type="float" office:value="7.53152431800577" calcext:value-type="float">
            <text:p>7.531524318</text:p>
          </table:table-cell>
          <table:table-cell table:formula="of:=[.D11]/[.C11]" office:value-type="float" office:value="0.935123246829747" calcext:value-type="float">
            <text:p>0.9351232468</text:p>
          </table:table-cell>
          <table:table-cell table:formula="of:=[.E11]/[.C11]" office:value-type="float" office:value="0.935123246829747" calcext:value-type="float">
            <text:p>0.9351232468</text:p>
          </table:table-cell>
          <table:table-cell table:formula="of:=[.F11]/[.C11]" office:value-type="float" office:value="0.930185940236881" calcext:value-type="float">
            <text:p>0.9301859402</text:p>
          </table:table-cell>
          <table:table-cell table:formula="of:=[.G11]/[.C11]" office:value-type="float" office:value="0.949270193970041" calcext:value-type="float">
            <text:p>0.949270194</text:p>
          </table:table-cell>
          <table:table-cell table:formula="of:=[.H11]/[.C11]" office:value-type="float" office:value="1.00464544468533" calcext:value-type="float">
            <text:p>1.0046454447</text:p>
          </table:table-cell>
        </table:table-row>
        <table:table-row table:style-name="ro1">
          <table:table-cell office:value-type="string" calcext:value-type="string">
            <text:p>factor4.txt</text:p>
          </table:table-cell>
          <table:table-cell office:value-type="float" office:value="7816920" calcext:value-type="float">
            <text:p>7816920</text:p>
          </table:table-cell>
          <table:table-cell office:value-type="float" office:value="6294227" calcext:value-type="float">
            <text:p>6294227</text:p>
          </table:table-cell>
          <table:table-cell table:number-columns-repeated="2" office:value-type="float" office:value="5837824" calcext:value-type="float">
            <text:p>5837824</text:p>
          </table:table-cell>
          <table:table-cell office:value-type="float" office:value="5857087" calcext:value-type="float">
            <text:p>5857087</text:p>
          </table:table-cell>
          <table:table-cell office:value-type="float" office:value="6038358" calcext:value-type="float">
            <text:p>6038358</text:p>
          </table:table-cell>
          <table:table-cell office:value-type="float" office:value="6324107" calcext:value-type="float">
            <text:p>6324107</text:p>
          </table:table-cell>
          <table:table-cell table:formula="of:=8*5473158" office:value-type="float" office:value="43785264" calcext:value-type="float">
            <text:p>43785264</text:p>
          </table:table-cell>
          <table:table-cell table:formula="of:=[.I12]/[.B12]" office:value-type="float" office:value="5.60134477517999" calcext:value-type="float">
            <text:p>5.6013447752</text:p>
          </table:table-cell>
          <table:table-cell table:formula="of:=[.I12]/[.C12]" office:value-type="float" office:value="6.95641641141954" calcext:value-type="float">
            <text:p>6.9564164114</text:p>
          </table:table-cell>
          <table:table-cell table:formula="of:=[.I12]/[.D12]" office:value-type="float" office:value="7.5002713339765" calcext:value-type="float">
            <text:p>7.500271334</text:p>
          </table:table-cell>
          <table:table-cell table:formula="of:=[.I12]/[.E12]" office:value-type="float" office:value="7.5002713339765" calcext:value-type="float">
            <text:p>7.500271334</text:p>
          </table:table-cell>
          <table:table-cell table:formula="of:=[.I12]/[.F12]" office:value-type="float" office:value="7.47560416978611" calcext:value-type="float">
            <text:p>7.4756041698</text:p>
          </table:table-cell>
          <table:table-cell table:formula="of:=[.I12]/[.G12]" office:value-type="float" office:value="7.25118716048303" calcext:value-type="float">
            <text:p>7.2511871605</text:p>
          </table:table-cell>
          <table:table-cell table:formula="of:=[.I12]/[.H12]" office:value-type="float" office:value="6.92354888998557" calcext:value-type="float">
            <text:p>6.92354889</text:p>
          </table:table-cell>
          <table:table-cell table:formula="of:=[.D12]/[.C12]" office:value-type="float" office:value="0.927488633632057" calcext:value-type="float">
            <text:p>0.9274886336</text:p>
          </table:table-cell>
          <table:table-cell table:formula="of:=[.E12]/[.C12]" office:value-type="float" office:value="0.927488633632057" calcext:value-type="float">
            <text:p>0.9274886336</text:p>
          </table:table-cell>
          <table:table-cell table:formula="of:=[.F12]/[.C12]" office:value-type="float" office:value="0.930549057096288" calcext:value-type="float">
            <text:p>0.9305490571</text:p>
          </table:table-cell>
          <table:table-cell table:formula="of:=[.G12]/[.C12]" office:value-type="float" office:value="0.95934862215805" calcext:value-type="float">
            <text:p>0.9593486222</text:p>
          </table:table-cell>
          <table:table-cell table:formula="of:=[.H12]/[.C12]" office:value-type="float" office:value="1.00474720724245" calcext:value-type="float">
            <text:p>1.0047472072</text:p>
          </table:table-cell>
        </table:table-row>
        <table:table-row table:style-name="ro1">
          <table:table-cell office:value-type="string" calcext:value-type="string">
            <text:p>factor7.txt</text:p>
          </table:table-cell>
          <table:table-cell office:value-type="float" office:value="11807263" calcext:value-type="float">
            <text:p>11807263</text:p>
          </table:table-cell>
          <table:table-cell office:value-type="float" office:value="7713776" calcext:value-type="float">
            <text:p>7713776</text:p>
          </table:table-cell>
          <table:table-cell table:number-columns-repeated="2" office:value-type="float" office:value="7183318" calcext:value-type="float">
            <text:p>7183318</text:p>
          </table:table-cell>
          <table:table-cell office:value-type="float" office:value="7106986" calcext:value-type="float">
            <text:p>7106986</text:p>
          </table:table-cell>
          <table:table-cell office:value-type="float" office:value="7296715" calcext:value-type="float">
            <text:p>7296715</text:p>
          </table:table-cell>
          <table:table-cell office:value-type="float" office:value="7850528" calcext:value-type="float">
            <text:p>7850528</text:p>
          </table:table-cell>
          <table:table-cell table:formula="of:=8*9571503" office:value-type="float" office:value="76572024" calcext:value-type="float">
            <text:p>76572024</text:p>
          </table:table-cell>
          <table:table-cell table:formula="of:=[.I13]/[.B13]" office:value-type="float" office:value="6.48516290354505" calcext:value-type="float">
            <text:p>6.4851629035</text:p>
          </table:table-cell>
          <table:table-cell table:formula="of:=[.I13]/[.C13]" office:value-type="float" office:value="9.92665900591358" calcext:value-type="float">
            <text:p>9.9266590059</text:p>
          </table:table-cell>
          <table:table-cell table:formula="of:=[.I13]/[.D13]" office:value-type="float" office:value="10.6597012689679" calcext:value-type="float">
            <text:p>10.659701269</text:p>
          </table:table-cell>
          <table:table-cell table:formula="of:=[.I13]/[.E13]" office:value-type="float" office:value="10.6597012689679" calcext:value-type="float">
            <text:p>10.659701269</text:p>
          </table:table-cell>
          <table:table-cell table:formula="of:=[.I13]/[.F13]" office:value-type="float" office:value="10.7741909158116" calcext:value-type="float">
            <text:p>10.7741909158</text:p>
          </table:table-cell>
          <table:table-cell table:formula="of:=[.I13]/[.G13]" office:value-type="float" office:value="10.4940406744679" calcext:value-type="float">
            <text:p>10.4940406745</text:p>
          </table:table-cell>
          <table:table-cell table:formula="of:=[.I13]/[.H13]" office:value-type="float" office:value="9.75374191391968" calcext:value-type="float">
            <text:p>9.7537419139</text:p>
          </table:table-cell>
          <table:table-cell table:formula="of:=[.D13]/[.C13]" office:value-type="float" office:value="0.931232382169251" calcext:value-type="float">
            <text:p>0.9312323822</text:p>
          </table:table-cell>
          <table:table-cell table:formula="of:=[.E13]/[.C13]" office:value-type="float" office:value="0.931232382169251" calcext:value-type="float">
            <text:p>0.9312323822</text:p>
          </table:table-cell>
          <table:table-cell table:formula="of:=[.F13]/[.C13]" office:value-type="float" office:value="0.921336839441539" calcext:value-type="float">
            <text:p>0.9213368394</text:p>
          </table:table-cell>
          <table:table-cell table:formula="of:=[.G13]/[.C13]" office:value-type="float" office:value="0.945932964607736" calcext:value-type="float">
            <text:p>0.9459329646</text:p>
          </table:table-cell>
          <table:table-cell table:formula="of:=[.H13]/[.C13]" office:value-type="float" office:value="1.01772828249096" calcext:value-type="float">
            <text:p>1.0177282825</text:p>
          </table:table-cell>
        </table:table-row>
        <table:table-row table:style-name="ro1">
          <table:table-cell office:value-type="string" calcext:value-type="string">
            <text:p>JST_gene.chr1.txt</text:p>
          </table:table-cell>
          <table:table-cell office:value-type="float" office:value="45331" calcext:value-type="float">
            <text:p>45331</text:p>
          </table:table-cell>
          <table:table-cell office:value-type="float" office:value="48164" calcext:value-type="float">
            <text:p>48164</text:p>
          </table:table-cell>
          <table:table-cell office:value-type="float" office:value="46705" calcext:value-type="float">
            <text:p>46705</text:p>
          </table:table-cell>
          <table:table-cell office:value-type="float" office:value="47065" calcext:value-type="float">
            <text:p>47065</text:p>
          </table:table-cell>
          <table:table-cell office:value-type="float" office:value="46687" calcext:value-type="float">
            <text:p>46687</text:p>
          </table:table-cell>
          <table:table-cell office:value-type="float" office:value="47965" calcext:value-type="float">
            <text:p>47965</text:p>
          </table:table-cell>
          <table:table-cell office:value-type="float" office:value="47978" calcext:value-type="float">
            <text:p>47978</text:p>
          </table:table-cell>
          <table:table-cell table:formula="of:=8*96159" office:value-type="float" office:value="769272" calcext:value-type="float">
            <text:p>769272</text:p>
          </table:table-cell>
          <table:table-cell table:formula="of:=[.I14]/[.B14]" office:value-type="float" office:value="16.9701087555977" calcext:value-type="float">
            <text:p>16.9701087556</text:p>
          </table:table-cell>
          <table:table-cell table:formula="of:=[.I14]/[.C14]" office:value-type="float" office:value="15.9719292417573" calcext:value-type="float">
            <text:p>15.9719292418</text:p>
          </table:table-cell>
          <table:table-cell table:formula="of:=[.I14]/[.D14]" office:value-type="float" office:value="16.4708703564929" calcext:value-type="float">
            <text:p>16.4708703565</text:p>
          </table:table-cell>
          <table:table-cell table:formula="of:=[.I14]/[.E14]" office:value-type="float" office:value="16.3448847338787" calcext:value-type="float">
            <text:p>16.3448847339</text:p>
          </table:table-cell>
          <table:table-cell table:formula="of:=[.I14]/[.F14]" office:value-type="float" office:value="16.4772206395785" calcext:value-type="float">
            <text:p>16.4772206396</text:p>
          </table:table-cell>
          <table:table-cell table:formula="of:=[.I14]/[.G14]" office:value-type="float" office:value="16.0381945168352" calcext:value-type="float">
            <text:p>16.0381945168</text:p>
          </table:table-cell>
          <table:table-cell table:formula="of:=[.I14]/[.H14]" office:value-type="float" office:value="16.0338488473884" calcext:value-type="float">
            <text:p>16.0338488474</text:p>
          </table:table-cell>
          <table:table-cell table:formula="of:=[.D14]/[.C14]" office:value-type="float" office:value="0.969707665476289" calcext:value-type="float">
            <text:p>0.9697076655</text:p>
          </table:table-cell>
          <table:table-cell table:formula="of:=[.E14]/[.C14]" office:value-type="float" office:value="0.977182127730255" calcext:value-type="float">
            <text:p>0.9771821277</text:p>
          </table:table-cell>
          <table:table-cell table:formula="of:=[.F14]/[.C14]" office:value-type="float" office:value="0.969333942363591" calcext:value-type="float">
            <text:p>0.9693339424</text:p>
          </table:table-cell>
          <table:table-cell table:formula="of:=[.G14]/[.C14]" office:value-type="float" office:value="0.995868283365169" calcext:value-type="float">
            <text:p>0.9958682834</text:p>
          </table:table-cell>
          <table:table-cell table:formula="of:=[.H14]/[.C14]" office:value-type="float" office:value="0.996138194502118" calcext:value-type="float">
            <text:p>0.9961381945</text:p>
          </table:table-cell>
        </table:table-row>
        <table:table-row table:style-name="ro1">
          <table:table-cell office:value-type="string" calcext:value-type="string">
            <text:p>JST_snp.chr1.txt</text:p>
          </table:table-cell>
          <table:table-cell office:value-type="float" office:value="244027" calcext:value-type="float">
            <text:p>244027</text:p>
          </table:table-cell>
          <table:table-cell office:value-type="float" office:value="222859" calcext:value-type="float">
            <text:p>222859</text:p>
          </table:table-cell>
          <table:table-cell table:number-columns-repeated="2" office:value-type="float" office:value="235621" calcext:value-type="float">
            <text:p>235621</text:p>
          </table:table-cell>
          <table:table-cell office:value-type="float" office:value="230431" calcext:value-type="float">
            <text:p>230431</text:p>
          </table:table-cell>
          <table:table-cell office:value-type="float" office:value="269106" calcext:value-type="float">
            <text:p>269106</text:p>
          </table:table-cell>
          <table:table-cell office:value-type="float" office:value="267141" calcext:value-type="float">
            <text:p>267141</text:p>
          </table:table-cell>
          <table:table-cell table:formula="of:=8*547594" office:value-type="float" office:value="4380752" calcext:value-type="float">
            <text:p>4380752</text:p>
          </table:table-cell>
          <table:table-cell table:formula="of:=[.I15]/[.B15]" office:value-type="float" office:value="17.9519151569294" calcext:value-type="float">
            <text:p>17.9519151569</text:p>
          </table:table-cell>
          <table:table-cell table:formula="of:=[.I15]/[.C15]" office:value-type="float" office:value="19.6570567040146" calcext:value-type="float">
            <text:p>19.657056704</text:p>
          </table:table-cell>
          <table:table-cell table:formula="of:=[.I15]/[.D15]" office:value-type="float" office:value="18.5923665547638" calcext:value-type="float">
            <text:p>18.5923665548</text:p>
          </table:table-cell>
          <table:table-cell table:formula="of:=[.I15]/[.E15]" office:value-type="float" office:value="18.5923665547638" calcext:value-type="float">
            <text:p>18.5923665548</text:p>
          </table:table-cell>
          <table:table-cell table:formula="of:=[.I15]/[.F15]" office:value-type="float" office:value="19.0111226354093" calcext:value-type="float">
            <text:p>19.0111226354</text:p>
          </table:table-cell>
          <table:table-cell table:formula="of:=[.I15]/[.G15]" office:value-type="float" office:value="16.2789086828239" calcext:value-type="float">
            <text:p>16.2789086828</text:p>
          </table:table-cell>
          <table:table-cell table:formula="of:=[.I15]/[.H15]" office:value-type="float" office:value="16.3986508997121" calcext:value-type="float">
            <text:p>16.3986508997</text:p>
          </table:table-cell>
          <table:table-cell table:formula="of:=[.D15]/[.C15]" office:value-type="float" office:value="1.05726490740782" calcext:value-type="float">
            <text:p>1.0572649074</text:p>
          </table:table-cell>
          <table:table-cell table:formula="of:=[.E15]/[.C15]" office:value-type="float" office:value="1.05726490740782" calcext:value-type="float">
            <text:p>1.0572649074</text:p>
          </table:table-cell>
          <table:table-cell table:formula="of:=[.F15]/[.C15]" office:value-type="float" office:value="1.03397663993826" calcext:value-type="float">
            <text:p>1.0339766399</text:p>
          </table:table-cell>
          <table:table-cell table:formula="of:=[.G15]/[.C15]" office:value-type="float" office:value="1.20751686043642" calcext:value-type="float">
            <text:p>1.2075168604</text:p>
          </table:table-cell>
          <table:table-cell table:formula="of:=[.H15]/[.C15]" office:value-type="float" office:value="1.19869962622106" calcext:value-type="float">
            <text:p>1.1986996262</text:p>
          </table:table-cell>
        </table:table-row>
        <table:table-row table:style-name="ro1">
          <table:table-cell office:value-type="string" calcext:value-type="string">
            <text:p>nasa.txt</text:p>
          </table:table-cell>
          <table:table-cell office:value-type="float" office:value="357537" calcext:value-type="float">
            <text:p>357537</text:p>
          </table:table-cell>
          <table:table-cell office:value-type="float" office:value="352048" calcext:value-type="float">
            <text:p>352048</text:p>
          </table:table-cell>
          <table:table-cell office:value-type="float" office:value="338510" calcext:value-type="float">
            <text:p>338510</text:p>
          </table:table-cell>
          <table:table-cell office:value-type="float" office:value="341589" calcext:value-type="float">
            <text:p>341589</text:p>
          </table:table-cell>
          <table:table-cell office:value-type="float" office:value="343249" calcext:value-type="float">
            <text:p>343249</text:p>
          </table:table-cell>
          <table:table-cell office:value-type="float" office:value="352677" calcext:value-type="float">
            <text:p>352677</text:p>
          </table:table-cell>
          <table:table-cell office:value-type="float" office:value="345843" calcext:value-type="float">
            <text:p>345843</text:p>
          </table:table-cell>
          <table:table-cell table:formula="of:=8*341161" office:value-type="float" office:value="2729288" calcext:value-type="float">
            <text:p>2729288</text:p>
          </table:table-cell>
          <table:table-cell table:formula="of:=[.I16]/[.B16]" office:value-type="float" office:value="7.63358197892805" calcext:value-type="float">
            <text:p>7.6335819789</text:p>
          </table:table-cell>
          <table:table-cell table:formula="of:=[.I16]/[.C16]" office:value-type="float" office:value="7.75260191792028" calcext:value-type="float">
            <text:p>7.7526019179</text:p>
          </table:table-cell>
          <table:table-cell table:formula="of:=[.I16]/[.D16]" office:value-type="float" office:value="8.06265102951168" calcext:value-type="float">
            <text:p>8.0626510295</text:p>
          </table:table-cell>
          <table:table-cell table:formula="of:=[.I16]/[.E16]" office:value-type="float" office:value="7.98997625801768" calcext:value-type="float">
            <text:p>7.989976258</text:p>
          </table:table-cell>
          <table:table-cell table:formula="of:=[.I16]/[.F16]" office:value-type="float" office:value="7.95133561933174" calcext:value-type="float">
            <text:p>7.9513356193</text:p>
          </table:table-cell>
          <table:table-cell table:formula="of:=[.I16]/[.G16]" office:value-type="float" office:value="7.73877513985885" calcext:value-type="float">
            <text:p>7.7387751399</text:p>
          </table:table-cell>
          <table:table-cell table:formula="of:=[.I16]/[.H16]" office:value-type="float" office:value="7.89169652125386" calcext:value-type="float">
            <text:p>7.8916965213</text:p>
          </table:table-cell>
          <table:table-cell table:formula="of:=[.D16]/[.C16]" office:value-type="float" office:value="0.961545016588647" calcext:value-type="float">
            <text:p>0.9615450166</text:p>
          </table:table-cell>
          <table:table-cell table:formula="of:=[.E16]/[.C16]" office:value-type="float" office:value="0.970290983047766" calcext:value-type="float">
            <text:p>0.970290983</text:p>
          </table:table-cell>
          <table:table-cell table:formula="of:=[.F16]/[.C16]" office:value-type="float" office:value="0.975006249147843" calcext:value-type="float">
            <text:p>0.9750062491</text:p>
          </table:table-cell>
          <table:table-cell table:formula="of:=[.G16]/[.C16]" office:value-type="float" office:value="1.00178668817888" calcext:value-type="float">
            <text:p>1.0017866882</text:p>
          </table:table-cell>
          <table:table-cell table:formula="of:=[.H16]/[.C16]" office:value-type="float" office:value="0.982374562559651" calcext:value-type="float">
            <text:p>0.9823745626</text:p>
          </table:table-cell>
        </table:table-row>
        <table:table-row table:style-name="ro1">
          <table:table-cell office:value-type="string" calcext:value-type="string">
            <text:p>NCBI_gene.chr1.txt</text:p>
          </table:table-cell>
          <table:table-cell office:value-type="float" office:value="151687" calcext:value-type="float">
            <text:p>151687</text:p>
          </table:table-cell>
          <table:table-cell office:value-type="float" office:value="166199" calcext:value-type="float">
            <text:p>166199</text:p>
          </table:table-cell>
          <table:table-cell office:value-type="float" office:value="149091" calcext:value-type="float">
            <text:p>149091</text:p>
          </table:table-cell>
          <table:table-cell office:value-type="float" office:value="149398" calcext:value-type="float">
            <text:p>149398</text:p>
          </table:table-cell>
          <table:table-cell office:value-type="float" office:value="149823" calcext:value-type="float">
            <text:p>149823</text:p>
          </table:table-cell>
          <table:table-cell office:value-type="float" office:value="154893" calcext:value-type="float">
            <text:p>154893</text:p>
          </table:table-cell>
          <table:table-cell office:value-type="float" office:value="155339" calcext:value-type="float">
            <text:p>155339</text:p>
          </table:table-cell>
          <table:table-cell table:formula="of:=8*721803" office:value-type="float" office:value="5774424" calcext:value-type="float">
            <text:p>5774424</text:p>
          </table:table-cell>
          <table:table-cell table:formula="of:=[.I17]/[.B17]" office:value-type="float" office:value="38.0680216498447" calcext:value-type="float">
            <text:p>38.0680216498</text:p>
          </table:table-cell>
          <table:table-cell table:formula="of:=[.I17]/[.C17]" office:value-type="float" office:value="34.7440357643548" calcext:value-type="float">
            <text:p>34.7440357644</text:p>
          </table:table-cell>
          <table:table-cell table:formula="of:=[.I17]/[.D17]" office:value-type="float" office:value="38.7308690665432" calcext:value-type="float">
            <text:p>38.7308690665</text:p>
          </table:table-cell>
          <table:table-cell table:formula="of:=[.I17]/[.E17]" office:value-type="float" office:value="38.6512804722955" calcext:value-type="float">
            <text:p>38.6512804723</text:p>
          </table:table-cell>
          <table:table-cell table:formula="of:=[.I17]/[.F17]" office:value-type="float" office:value="38.5416391341783" calcext:value-type="float">
            <text:p>38.5416391342</text:p>
          </table:table-cell>
          <table:table-cell table:formula="of:=[.I17]/[.G17]" office:value-type="float" office:value="37.280083670663" calcext:value-type="float">
            <text:p>37.2800836707</text:p>
          </table:table-cell>
          <table:table-cell table:formula="of:=[.I17]/[.H17]" office:value-type="float" office:value="37.1730473351831" calcext:value-type="float">
            <text:p>37.1730473352</text:p>
          </table:table-cell>
          <table:table-cell table:formula="of:=[.D17]/[.C17]" office:value-type="float" office:value="0.897063159224785" calcext:value-type="float">
            <text:p>0.8970631592</text:p>
          </table:table-cell>
          <table:table-cell table:formula="of:=[.E17]/[.C17]" office:value-type="float" office:value="0.898910342420833" calcext:value-type="float">
            <text:p>0.8989103424</text:p>
          </table:table-cell>
          <table:table-cell table:formula="of:=[.F17]/[.C17]" office:value-type="float" office:value="0.901467517855101" calcext:value-type="float">
            <text:p>0.9014675179</text:p>
          </table:table-cell>
          <table:table-cell table:formula="of:=[.G17]/[.C17]" office:value-type="float" office:value="0.931973116565082" calcext:value-type="float">
            <text:p>0.9319731166</text:p>
          </table:table-cell>
          <table:table-cell table:formula="of:=[.H17]/[.C17]" office:value-type="float" office:value="0.93465664655022" calcext:value-type="float">
            <text:p>0.9346566466</text:p>
          </table:table-cell>
        </table:table-row>
        <table:table-row table:style-name="ro1">
          <table:table-cell office:value-type="string" calcext:value-type="string">
            <text:p>NCBI_snp.chr1.txt</text:p>
          </table:table-cell>
          <table:table-cell table:number-columns-repeated="2" office:value-type="float" office:value="1934" calcext:value-type="float">
            <text:p>1934</text:p>
          </table:table-cell>
          <table:table-cell office:value-type="float" office:value="1669" calcext:value-type="float">
            <text:p>1669</text:p>
          </table:table-cell>
          <table:table-cell table:number-columns-repeated="4"/>
          <table:table-cell table:formula="of:=8*17795226" office:value-type="float" office:value="142361808" calcext:value-type="float">
            <text:p>14236180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D18]/[.C18]" office:value-type="float" office:value="0.862978283350569" calcext:value-type="float">
            <text:p>0.8629782834</text:p>
          </table:table-cell>
          <table:table-cell table:formula="of:=[.E18]/[.C18]" office:value-type="float" office:value="0" calcext:value-type="float">
            <text:p>0</text:p>
          </table:table-cell>
          <table:table-cell table:formula="of:=[.F18]/[.C18]" office:value-type="float" office:value="0" calcext:value-type="float">
            <text:p>0</text:p>
          </table:table-cell>
          <table:table-cell table:formula="of:=[.G18]/[.C18]" office:value-type="float" office:value="0" calcext:value-type="float">
            <text:p>0</text:p>
          </table:table-cell>
          <table:table-cell table:formula="of:=[.H18]/[.C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eins.txt</text:p>
          </table:table-cell>
          <table:table-cell office:value-type="float" office:value="7590452" calcext:value-type="float">
            <text:p>7590452</text:p>
          </table:table-cell>
          <table:table-cell office:value-type="float" office:value="7340084" calcext:value-type="float">
            <text:p>7340084</text:p>
          </table:table-cell>
          <table:table-cell table:number-columns-repeated="2" office:value-type="float" office:value="7286528" calcext:value-type="float">
            <text:p>7286528</text:p>
          </table:table-cell>
          <table:table-cell office:value-type="float" office:value="7212479" calcext:value-type="float">
            <text:p>7212479</text:p>
          </table:table-cell>
          <table:table-cell office:value-type="float" office:value="7412979" calcext:value-type="float">
            <text:p>7412979</text:p>
          </table:table-cell>
          <table:table-cell office:value-type="float" office:value="7975652" calcext:value-type="float">
            <text:p>7975652</text:p>
          </table:table-cell>
          <table:table-cell table:formula="of:=8*17315832" office:value-type="float" office:value="138526656" calcext:value-type="float">
            <text:p>138526656</text:p>
          </table:table-cell>
          <table:table-cell table:formula="of:=[.I19]/[.B19]" office:value-type="float" office:value="18.2501194922252" calcext:value-type="float">
            <text:p>18.2501194922</text:p>
          </table:table-cell>
          <table:table-cell table:formula="of:=[.I19]/[.C19]" office:value-type="float" office:value="18.8726254358942" calcext:value-type="float">
            <text:p>18.8726254359</text:p>
          </table:table-cell>
          <table:table-cell table:formula="of:=[.I19]/[.D19]" office:value-type="float" office:value="19.0113392825774" calcext:value-type="float">
            <text:p>19.0113392826</text:p>
          </table:table-cell>
          <table:table-cell table:formula="of:=[.I19]/[.E19]" office:value-type="float" office:value="19.0113392825774" calcext:value-type="float">
            <text:p>19.0113392826</text:p>
          </table:table-cell>
          <table:table-cell table:formula="of:=[.I19]/[.F19]" office:value-type="float" office:value="19.206524691441" calcext:value-type="float">
            <text:p>19.2065246914</text:p>
          </table:table-cell>
          <table:table-cell table:formula="of:=[.I19]/[.G19]" office:value-type="float" office:value="18.687042820437" calcext:value-type="float">
            <text:p>18.6870428204</text:p>
          </table:table-cell>
          <table:table-cell table:formula="of:=[.I19]/[.H19]" office:value-type="float" office:value="17.3686936190295" calcext:value-type="float">
            <text:p>17.368693619</text:p>
          </table:table-cell>
          <table:table-cell table:formula="of:=[.D19]/[.C19]" office:value-type="float" office:value="0.992703625735073" calcext:value-type="float">
            <text:p>0.9927036257</text:p>
          </table:table-cell>
          <table:table-cell table:formula="of:=[.E19]/[.C19]" office:value-type="float" office:value="0.992703625735073" calcext:value-type="float">
            <text:p>0.9927036257</text:p>
          </table:table-cell>
          <table:table-cell table:formula="of:=[.F19]/[.C19]" office:value-type="float" office:value="0.982615321568527" calcext:value-type="float">
            <text:p>0.9826153216</text:p>
          </table:table-cell>
          <table:table-cell table:formula="of:=[.G19]/[.C19]" office:value-type="float" office:value="1.00993108525733" calcext:value-type="float">
            <text:p>1.0099310853</text:p>
          </table:table-cell>
          <table:table-cell table:formula="of:=[.H19]/[.C19]" office:value-type="float" office:value="1.08658865484373" calcext:value-type="float">
            <text:p>1.0865886548</text:p>
          </table:table-cell>
        </table:table-row>
        <table:table-row table:style-name="ro1">
          <table:table-cell office:value-type="string" calcext:value-type="string">
            <text:p>SwissProt.txt</text:p>
          </table:table-cell>
          <table:table-cell office:value-type="float" office:value="5040349" calcext:value-type="float">
            <text:p>5040349</text:p>
          </table:table-cell>
          <table:table-cell office:value-type="float" office:value="5212157" calcext:value-type="float">
            <text:p>5212157</text:p>
          </table:table-cell>
          <table:table-cell office:value-type="float" office:value="4828648" calcext:value-type="float">
            <text:p>4828648</text:p>
          </table:table-cell>
          <table:table-cell office:value-type="float" office:value="4780682" calcext:value-type="float">
            <text:p>4780682</text:p>
          </table:table-cell>
          <table:table-cell office:value-type="float" office:value="4862575" calcext:value-type="float">
            <text:p>4862575</text:p>
          </table:table-cell>
          <table:table-cell office:value-type="float" office:value="5008291" calcext:value-type="float">
            <text:p>5008291</text:p>
          </table:table-cell>
          <table:table-cell office:value-type="float" office:value="4996943" calcext:value-type="float">
            <text:p>4996943</text:p>
          </table:table-cell>
          <table:table-cell table:formula="of:=8*2343730" office:value-type="float" office:value="18749840" calcext:value-type="float">
            <text:p>18749840</text:p>
          </table:table-cell>
          <table:table-cell table:formula="of:=[.I20]/[.B20]" office:value-type="float" office:value="3.71994875751659" calcext:value-type="float">
            <text:p>3.7199487575</text:p>
          </table:table-cell>
          <table:table-cell table:formula="of:=[.I20]/[.C20]" office:value-type="float" office:value="3.59732832299564" calcext:value-type="float">
            <text:p>3.597328323</text:p>
          </table:table-cell>
          <table:table-cell table:formula="of:=[.I20]/[.D20]" office:value-type="float" office:value="3.88304138135561" calcext:value-type="float">
            <text:p>3.8830413814</text:p>
          </table:table-cell>
          <table:table-cell table:formula="of:=[.I20]/[.E20]" office:value-type="float" office:value="3.92200108687422" calcext:value-type="float">
            <text:p>3.9220010869</text:p>
          </table:table-cell>
          <table:table-cell table:formula="of:=[.I20]/[.F20]" office:value-type="float" office:value="3.85594875143314" calcext:value-type="float">
            <text:p>3.8559487514</text:p>
          </table:table-cell>
          <table:table-cell table:formula="of:=[.I20]/[.G20]" office:value-type="float" office:value="3.74376009700714" calcext:value-type="float">
            <text:p>3.743760097</text:p>
          </table:table-cell>
          <table:table-cell table:formula="of:=[.I20]/[.H20]" office:value-type="float" office:value="3.75226213306816" calcext:value-type="float">
            <text:p>3.7522621331</text:p>
          </table:table-cell>
          <table:table-cell table:formula="of:=[.D20]/[.C20]" office:value-type="float" office:value="0.926420290102543" calcext:value-type="float">
            <text:p>0.9264202901</text:p>
          </table:table-cell>
          <table:table-cell table:formula="of:=[.E20]/[.C20]" office:value-type="float" office:value="0.917217574221191" calcext:value-type="float">
            <text:p>0.9172175742</text:p>
          </table:table-cell>
          <table:table-cell table:formula="of:=[.F20]/[.C20]" office:value-type="float" office:value="0.932929495408523" calcext:value-type="float">
            <text:p>0.9329294954</text:p>
          </table:table-cell>
          <table:table-cell table:formula="of:=[.G20]/[.C20]" office:value-type="float" office:value="0.960886442983203" calcext:value-type="float">
            <text:p>0.960886443</text:p>
          </table:table-cell>
          <table:table-cell table:formula="of:=[.H20]/[.C20]" office:value-type="float" office:value="0.958709225374447" calcext:value-type="float">
            <text:p>0.9587092254</text:p>
          </table:table-cell>
        </table:table-row>
        <table:table-row table:style-name="ro1">
          <table:table-cell office:value-type="string" calcext:value-type="string">
            <text:p>treebank_e.txt</text:p>
          </table:table-cell>
          <table:table-cell office:value-type="float" office:value="9755380" calcext:value-type="float">
            <text:p>9755380</text:p>
          </table:table-cell>
          <table:table-cell office:value-type="float" office:value="9757954" calcext:value-type="float">
            <text:p>9757954</text:p>
          </table:table-cell>
          <table:table-cell office:value-type="float" office:value="9682751" calcext:value-type="float">
            <text:p>9682751</text:p>
          </table:table-cell>
          <table:table-cell table:number-columns-repeated="2" office:value-type="float" office:value="9695489" calcext:value-type="float">
            <text:p>9695489</text:p>
          </table:table-cell>
          <table:table-cell table:number-columns-repeated="2" office:value-type="float" office:value="9661756" calcext:value-type="float">
            <text:p>9661756</text:p>
          </table:table-cell>
          <table:table-cell table:formula="of:=8*2396061" office:value-type="float" office:value="19168488" calcext:value-type="float">
            <text:p>19168488</text:p>
          </table:table-cell>
          <table:table-cell table:formula="of:=[.I21]/[.B21]" office:value-type="float" office:value="1.96491453946438" calcext:value-type="float">
            <text:p>1.9649145395</text:p>
          </table:table-cell>
          <table:table-cell table:formula="of:=[.I21]/[.C21]" office:value-type="float" office:value="1.96439622486435" calcext:value-type="float">
            <text:p>1.9643962249</text:p>
          </table:table-cell>
          <table:table-cell table:formula="of:=[.I21]/[.D21]" office:value-type="float" office:value="1.97965309652185" calcext:value-type="float">
            <text:p>1.9796530965</text:p>
          </table:table-cell>
          <table:table-cell table:formula="of:=[.I21]/[.E21]" office:value-type="float" office:value="1.9770522146949" calcext:value-type="float">
            <text:p>1.9770522147</text:p>
          </table:table-cell>
          <table:table-cell table:formula="of:=[.I21]/[.F21]" office:value-type="float" office:value="1.9770522146949" calcext:value-type="float">
            <text:p>1.9770522147</text:p>
          </table:table-cell>
          <table:table-cell table:formula="of:=[.I21]/[.G21]" office:value-type="float" office:value="1.98395488356361" calcext:value-type="float">
            <text:p>1.9839548836</text:p>
          </table:table-cell>
          <table:table-cell table:formula="of:=[.I21]/[.H21]" office:value-type="float" office:value="1.98395488356361" calcext:value-type="float">
            <text:p>1.9839548836</text:p>
          </table:table-cell>
          <table:table-cell table:formula="of:=[.D21]/[.C21]" office:value-type="float" office:value="0.99229315899624" calcext:value-type="float">
            <text:p>0.992293159</text:p>
          </table:table-cell>
          <table:table-cell table:formula="of:=[.E21]/[.C21]" office:value-type="float" office:value="0.993598555598848" calcext:value-type="float">
            <text:p>0.9935985556</text:p>
          </table:table-cell>
          <table:table-cell table:formula="of:=[.F21]/[.C21]" office:value-type="float" office:value="0.993598555598848" calcext:value-type="float">
            <text:p>0.9935985556</text:p>
          </table:table-cell>
          <table:table-cell table:formula="of:=[.G21]/[.C21]" office:value-type="float" office:value="0.990141580909277" calcext:value-type="float">
            <text:p>0.9901415809</text:p>
          </table:table-cell>
          <table:table-cell table:formula="of:=[.H21]/[.C21]" office:value-type="float" office:value="0.990141580909277" calcext:value-type="float">
            <text:p>0.9901415809</text:p>
          </table:table-cell>
        </table:table-row>
        <table:table-row table:style-name="ro1">
          <table:table-cell office:value-type="string" calcext:value-type="string">
            <text:p>uwm.txt</text:p>
          </table:table-cell>
          <table:table-cell office:value-type="float" office:value="18698" calcext:value-type="float">
            <text:p>18698</text:p>
          </table:table-cell>
          <table:table-cell office:value-type="float" office:value="17679" calcext:value-type="float">
            <text:p>17679</text:p>
          </table:table-cell>
          <table:table-cell office:value-type="float" office:value="17778" calcext:value-type="float">
            <text:p>17778</text:p>
          </table:table-cell>
          <table:table-cell office:value-type="float" office:value="17826" calcext:value-type="float">
            <text:p>17826</text:p>
          </table:table-cell>
          <table:table-cell office:value-type="float" office:value="18449" calcext:value-type="float">
            <text:p>18449</text:p>
          </table:table-cell>
          <table:table-cell office:value-type="float" office:value="18389" calcext:value-type="float">
            <text:p>18389</text:p>
          </table:table-cell>
          <table:table-cell office:value-type="float" office:value="17348" calcext:value-type="float">
            <text:p>17348</text:p>
          </table:table-cell>
          <table:table-cell table:formula="of:=8*37491" office:value-type="float" office:value="299928" calcext:value-type="float">
            <text:p>299928</text:p>
          </table:table-cell>
          <table:table-cell table:formula="of:=[.I22]/[.B22]" office:value-type="float" office:value="16.040646058402" calcext:value-type="float">
            <text:p>16.0406460584</text:p>
          </table:table-cell>
          <table:table-cell table:formula="of:=[.I22]/[.C22]" office:value-type="float" office:value="16.9652129645342" calcext:value-type="float">
            <text:p>16.9652129645</text:p>
          </table:table-cell>
          <table:table-cell table:formula="of:=[.I22]/[.D22]" office:value-type="float" office:value="16.8707391157611" calcext:value-type="float">
            <text:p>16.8707391158</text:p>
          </table:table-cell>
          <table:table-cell table:formula="of:=[.I22]/[.E22]" office:value-type="float" office:value="16.8253113429822" calcext:value-type="float">
            <text:p>16.825311343</text:p>
          </table:table-cell>
          <table:table-cell table:formula="of:=[.I22]/[.F22]" office:value-type="float" office:value="16.257141308472" calcext:value-type="float">
            <text:p>16.2571413085</text:p>
          </table:table-cell>
          <table:table-cell table:formula="of:=[.I22]/[.G22]" office:value-type="float" office:value="16.310185436946" calcext:value-type="float">
            <text:p>16.3101854369</text:p>
          </table:table-cell>
          <table:table-cell table:formula="of:=[.I22]/[.H22]" office:value-type="float" office:value="17.2889093843671" calcext:value-type="float">
            <text:p>17.2889093844</text:p>
          </table:table-cell>
          <table:table-cell table:formula="of:=[.D22]/[.C22]" office:value-type="float" office:value="1.00559986424572" calcext:value-type="float">
            <text:p>1.0055998642</text:p>
          </table:table-cell>
          <table:table-cell table:formula="of:=[.E22]/[.C22]" office:value-type="float" office:value="1.00831494994061" calcext:value-type="float">
            <text:p>1.0083149499</text:p>
          </table:table-cell>
          <table:table-cell table:formula="of:=[.F22]/[.C22]" office:value-type="float" office:value="1.0435544996889" calcext:value-type="float">
            <text:p>1.0435544997</text:p>
          </table:table-cell>
          <table:table-cell table:formula="of:=[.G22]/[.C22]" office:value-type="float" office:value="1.04016064257028" calcext:value-type="float">
            <text:p>1.0401606426</text:p>
          </table:table-cell>
          <table:table-cell table:formula="of:=[.H22]/[.C22]" office:value-type="float" office:value="0.981277221562305" calcext:value-type="float">
            <text:p>0.9812772216</text:p>
          </table:table-cell>
        </table:table-row>
        <table:table-row table:style-name="ro1">
          <table:table-cell office:value-type="string" calcext:value-type="string">
            <text:p>wiki.txt</text:p>
          </table:table-cell>
          <table:table-cell office:value-type="float" office:value="929726" calcext:value-type="float">
            <text:p>929726</text:p>
          </table:table-cell>
          <table:table-cell office:value-type="float" office:value="775885" calcext:value-type="float">
            <text:p>775885</text:p>
          </table:table-cell>
          <table:table-cell office:value-type="float" office:value="889147" calcext:value-type="float">
            <text:p>889147</text:p>
          </table:table-cell>
          <table:table-cell office:value-type="float" office:value="894147" calcext:value-type="float">
            <text:p>894147</text:p>
          </table:table-cell>
          <table:table-cell table:number-columns-repeated="3" office:value-type="float" office:value="868587" calcext:value-type="float">
            <text:p>868587</text:p>
          </table:table-cell>
          <table:table-cell table:formula="of:=8*1242418" office:value-type="float" office:value="9939344" calcext:value-type="float">
            <text:p>9939344</text:p>
          </table:table-cell>
          <table:table-cell table:formula="of:=[.I23]/[.B23]" office:value-type="float" office:value="10.6906163751471" calcext:value-type="float">
            <text:p>10.6906163751</text:p>
          </table:table-cell>
          <table:table-cell table:formula="of:=[.I23]/[.C23]" office:value-type="float" office:value="12.8103314279822" calcext:value-type="float">
            <text:p>12.810331428</text:p>
          </table:table-cell>
          <table:table-cell table:formula="of:=[.I23]/[.D23]" office:value-type="float" office:value="11.1785160384053" calcext:value-type="float">
            <text:p>11.1785160384</text:p>
          </table:table-cell>
          <table:table-cell table:formula="of:=[.I23]/[.E23]" office:value-type="float" office:value="11.11600665215" calcext:value-type="float">
            <text:p>11.1160066522</text:p>
          </table:table-cell>
          <table:table-cell table:formula="of:=[.I23]/[.F23]" office:value-type="float" office:value="11.4431185361973" calcext:value-type="float">
            <text:p>11.4431185362</text:p>
          </table:table-cell>
          <table:table-cell table:formula="of:=[.I23]/[.G23]" office:value-type="float" office:value="11.4431185361973" calcext:value-type="float">
            <text:p>11.4431185362</text:p>
          </table:table-cell>
          <table:table-cell table:formula="of:=[.I23]/[.H23]" office:value-type="float" office:value="11.4431185361973" calcext:value-type="float">
            <text:p>11.4431185362</text:p>
          </table:table-cell>
          <table:table-cell table:formula="of:=[.D23]/[.C23]" office:value-type="float" office:value="1.1459778188778" calcext:value-type="float">
            <text:p>1.1459778189</text:p>
          </table:table-cell>
          <table:table-cell table:formula="of:=[.E23]/[.C23]" office:value-type="float" office:value="1.15242207285874" calcext:value-type="float">
            <text:p>1.1524220729</text:p>
          </table:table-cell>
          <table:table-cell table:formula="of:=[.F23]/[.C23]" office:value-type="float" office:value="1.11947904650818" calcext:value-type="float">
            <text:p>1.1194790465</text:p>
          </table:table-cell>
          <table:table-cell table:formula="of:=[.G23]/[.C23]" office:value-type="float" office:value="1.11947904650818" calcext:value-type="float">
            <text:p>1.1194790465</text:p>
          </table:table-cell>
          <table:table-cell table:formula="of:=[.H23]/[.C23]" office:value-type="float" office:value="1.11947904650818" calcext:value-type="float">
            <text:p>1.119479046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formula="of:=INT(AVERAGE([.B2:.B17];[.B19:.B23]))" office:value-type="float" office:value="4700060" calcext:value-type="float">
            <text:p>4700060</text:p>
          </table:table-cell>
          <table:table-cell table:formula="of:=INT(AVERAGE([.C2:.C17];[.C19:.C23]))" office:value-type="float" office:value="3797048" calcext:value-type="float">
            <text:p>3797048</text:p>
          </table:table-cell>
          <table:table-cell table:formula="of:=INT(AVERAGE([.D2:.D17];[.D19:.D23]))" office:value-type="float" office:value="3720912" calcext:value-type="float">
            <text:p>3720912</text:p>
          </table:table-cell>
          <table:table-cell table:formula="of:=INT(AVERAGE([.E2:.E17];[.E19:.E23]))" office:value-type="float" office:value="3711666" calcext:value-type="float">
            <text:p>3711666</text:p>
          </table:table-cell>
          <table:table-cell table:formula="of:=INT(AVERAGE([.F2:.F17];[.F19:.F23]))" office:value-type="float" office:value="3695504" calcext:value-type="float">
            <text:p>3695504</text:p>
          </table:table-cell>
          <table:table-cell table:formula="of:=INT(AVERAGE([.G2:.G17];[.G19:.G23]))" office:value-type="float" office:value="3781804" calcext:value-type="float">
            <text:p>3781804</text:p>
          </table:table-cell>
          <table:table-cell table:formula="of:=INT(AVERAGE([.H2:.H17];[.H19:.H23]))" office:value-type="float" office:value="3951367" calcext:value-type="float">
            <text:p>3951367</text:p>
          </table:table-cell>
          <table:table-cell table:formula="of:=INT(AVERAGE([.I2:.I17];[.I19:.I23]))" office:value-type="float" office:value="35752366" calcext:value-type="float">
            <text:p>35752366</text:p>
          </table:table-cell>
          <table:table-cell table:formula="of:=AVERAGE([.J2:.J17];[.J19:.J23])" office:value-type="float" office:value="11.1750159956663" calcext:value-type="float">
            <text:p>11.1750159957</text:p>
          </table:table-cell>
          <table:table-cell table:formula="of:=AVERAGE([.K2:.K17];[.K19:.K23])" office:value-type="float" office:value="12.2330319383009" calcext:value-type="float">
            <text:p>12.2330319383</text:p>
          </table:table-cell>
          <table:table-cell table:formula="of:=AVERAGE([.L2:.L17];[.L19:.L23])" office:value-type="float" office:value="12.3497676067065" calcext:value-type="float">
            <text:p>12.3497676067</text:p>
          </table:table-cell>
          <table:table-cell table:formula="of:=AVERAGE([.M2:.M17];[.M19:.M23])" office:value-type="float" office:value="12.3762987645518" calcext:value-type="float">
            <text:p>12.3762987646</text:p>
          </table:table-cell>
          <table:table-cell table:formula="of:=AVERAGE([.N2:.N17];[.N19:.N23])" office:value-type="float" office:value="12.448299729226" calcext:value-type="float">
            <text:p>12.4482997292</text:p>
          </table:table-cell>
          <table:table-cell table:formula="of:=AVERAGE([.O2:.O17];[.O19:.O23])" office:value-type="float" office:value="11.8443990149296" calcext:value-type="float">
            <text:p>11.8443990149</text:p>
          </table:table-cell>
          <table:table-cell table:formula="of:=AVERAGE([.P2:.P17];[.P19:.P23])" office:value-type="float" office:value="11.5239443811258" calcext:value-type="float">
            <text:p>11.5239443811</text:p>
          </table:table-cell>
          <table:table-cell table:formula="of:=AVERAGE([.Q2:.Q17];[.Q19:.Q23])" office:value-type="float" office:value="0.994194282701619" calcext:value-type="float">
            <text:p>0.9941942827</text:p>
          </table:table-cell>
          <table:table-cell table:formula="of:=AVERAGE([.R2:.R17];[.R19:.R23])" office:value-type="float" office:value="0.991627841702156" calcext:value-type="float">
            <text:p>0.9916278417</text:p>
          </table:table-cell>
          <table:table-cell table:formula="of:=AVERAGE([.S2:.S17];[.S19:.S23])" office:value-type="float" office:value="0.987304127687475" calcext:value-type="float">
            <text:p>0.9873041277</text:p>
          </table:table-cell>
          <table:table-cell table:formula="of:=AVERAGE([.T2:.T17];[.T19:.T23])" office:value-type="float" office:value="1.02976348894449" calcext:value-type="float">
            <text:p>1.0297634889</text:p>
          </table:table-cell>
          <table:table-cell table:formula="of:=AVERAGE([.U2:.U17];[.U19:.U23])" office:value-type="float" office:value="1.05549742468986" calcext:value-type="float">
            <text:p>1.0554974247</text:p>
          </table:table-cell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formula="of:=MEDIAN([.B2:.B17];[.B19:.B23])" office:value-type="float" office:value="2709331" calcext:value-type="float">
            <text:p>2709331</text:p>
          </table:table-cell>
          <table:table-cell table:formula="of:=MEDIAN([.C2:.C17];[.C19:.C23])" office:value-type="float" office:value="2523325" calcext:value-type="float">
            <text:p>2523325</text:p>
          </table:table-cell>
          <table:table-cell table:formula="of:=MEDIAN([.D2:.D17];[.D19:.D23])" office:value-type="float" office:value="2618290" calcext:value-type="float">
            <text:p>2618290</text:p>
          </table:table-cell>
          <table:table-cell table:formula="of:=MEDIAN([.E2:.E17];[.E19:.E23])" office:value-type="float" office:value="2582568" calcext:value-type="float">
            <text:p>2582568</text:p>
          </table:table-cell>
          <table:table-cell table:formula="of:=MEDIAN([.F2:.F17];[.F19:.F23])" office:value-type="float" office:value="2582568" calcext:value-type="float">
            <text:p>2582568</text:p>
          </table:table-cell>
          <table:table-cell table:formula="of:=MEDIAN([.G2:.G17];[.G19:.G23])" office:value-type="float" office:value="2740853" calcext:value-type="float">
            <text:p>2740853</text:p>
          </table:table-cell>
          <table:table-cell table:formula="of:=MEDIAN([.H2:.H17];[.H19:.H23])" office:value-type="float" office:value="2696579" calcext:value-type="float">
            <text:p>2696579</text:p>
          </table:table-cell>
          <table:table-cell table:formula="of:=MEDIAN([.I2:.I17];[.I19:.I23])" office:value-type="float" office:value="18749840" calcext:value-type="float">
            <text:p>18749840</text:p>
          </table:table-cell>
          <table:table-cell table:formula="of:=MEDIAN([.J2:.J17];[.J19:.J23])" office:value-type="float" office:value="7.65814548404789" calcext:value-type="float">
            <text:p>7.658145484</text:p>
          </table:table-cell>
          <table:table-cell table:formula="of:=MEDIAN([.K2:.K17];[.K19:.K23])" office:value-type="float" office:value="9.92665900591358" calcext:value-type="float">
            <text:p>9.9266590059</text:p>
          </table:table-cell>
          <table:table-cell table:formula="of:=MEDIAN([.L2:.L17];[.L19:.L23])" office:value-type="float" office:value="10.6597012689679" calcext:value-type="float">
            <text:p>10.659701269</text:p>
          </table:table-cell>
          <table:table-cell table:formula="of:=MEDIAN([.M2:.M17];[.M19:.M23])" office:value-type="float" office:value="10.6597012689679" calcext:value-type="float">
            <text:p>10.659701269</text:p>
          </table:table-cell>
          <table:table-cell table:formula="of:=MEDIAN([.N2:.N17];[.N19:.N23])" office:value-type="float" office:value="10.7741909158116" calcext:value-type="float">
            <text:p>10.7741909158</text:p>
          </table:table-cell>
          <table:table-cell table:formula="of:=MEDIAN([.O2:.O17];[.O19:.O23])" office:value-type="float" office:value="10.4940406744679" calcext:value-type="float">
            <text:p>10.4940406745</text:p>
          </table:table-cell>
          <table:table-cell table:formula="of:=MEDIAN([.P2:.P17];[.P19:.P23])" office:value-type="float" office:value="9.75374191391968" calcext:value-type="float">
            <text:p>9.7537419139</text:p>
          </table:table-cell>
          <table:table-cell table:formula="of:=MEDIAN([.Q2:.Q17];[.Q19:.Q23])" office:value-type="float" office:value="0.969707665476289" calcext:value-type="float">
            <text:p>0.9697076655</text:p>
          </table:table-cell>
          <table:table-cell table:formula="of:=MEDIAN([.R2:.R17];[.R19:.R23])" office:value-type="float" office:value="0.977182127730255" calcext:value-type="float">
            <text:p>0.9771821277</text:p>
          </table:table-cell>
          <table:table-cell table:formula="of:=MEDIAN([.S2:.S17];[.S19:.S23])" office:value-type="float" office:value="0.982615321568527" calcext:value-type="float">
            <text:p>0.9826153216</text:p>
          </table:table-cell>
          <table:table-cell table:formula="of:=MEDIAN([.T2:.T17];[.T19:.T23])" office:value-type="float" office:value="1.00178668817888" calcext:value-type="float">
            <text:p>1.0017866882</text:p>
          </table:table-cell>
          <table:table-cell table:formula="of:=MEDIAN([.U2:.U17];[.U19:.U23])" office:value-type="float" office:value="1.01610494090139" calcext:value-type="float">
            <text:p>1.0161049409</text:p>
          </table:table-cell>
        </table:table-row>
      </table:table>
      <table:table table:name="Compression Ratio" table:style-name="ta1">
        <table:shapes>
          <draw:frame draw:z-index="0" draw:style-name="gr1" draw:text-style-name="P1" svg:width="49.274cm" svg:height="23.028cm" svg:x="0.001cm" svg:y="0.001cm">
            <draw:object draw:notify-on-update-of-ranges="Raw.A2:Raw.A23 Raw.J1:Raw.J1 Raw.J2:Raw.J23 Raw.K1:Raw.K1 Raw.K2:Raw.K23 Raw.L1:Raw.L1 Raw.L2:Raw.L23 Raw.M1:Raw.M1 Raw.M2:Raw.M23 Raw.N1:Raw.N1 Raw.N2:Raw.N23 Raw.O1:Raw.O1 Raw.O2:Raw.O23 Raw.P1:Raw.P1 Raw.P2:Raw.P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9.274cm" svg:height="23.028cm" svg:x="24.89cm" svg:y="23.108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File Sizes" table:style-name="ta1">
        <table:shapes>
          <draw:frame draw:z-index="0" draw:style-name="gr1" draw:text-style-name="P1" svg:width="48.266cm" svg:height="23.134cm" svg:x="0cm" svg:y="0.001cm">
            <draw:object draw:notify-on-update-of-ranges="Raw.A2:Raw.A23 Raw.B1:Raw.B1 Raw.B2:Raw.B23 Raw.C1:Raw.C1 Raw.C2:Raw.C23 Raw.D1:Raw.D1 Raw.D2:Raw.D23 Raw.E1:Raw.E1 Raw.E2:Raw.E23 Raw.F1:Raw.F1 Raw.F2:Raw.F23 Raw.G1:Raw.G1 Raw.G2:Raw.G23 Raw.H1:Raw.H1 Raw.H2:Raw.H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vs RePair old" table:style-name="ta1">
        <table:shapes>
          <draw:frame draw:z-index="0" draw:style-name="gr1" draw:text-style-name="P1" svg:width="48.183cm" svg:height="23.134cm" svg:x="0.001cm" svg:y="0.001cm">
            <draw:object draw:notify-on-update-of-ranges="Raw.A2:Raw.A23 Raw.Q1:Raw.Q1 Raw.Q2:Raw.Q23 Raw.R1:Raw.R1 Raw.R2:Raw.R23 Raw.S1:Raw.S1 Raw.S2:Raw.S23 Raw.T1:Raw.T1 Raw.T2:Raw.T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5.793cm" svg:height="20.584cm" svg:x="32.684cm" svg:y="24.303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/00/0000</text:date>, <text:time style:data-style-name="N2" text:time-value="13:46:23.736977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7T14:40:05.845929332</dc:date>
    <meta:editing-duration>PT1H8M33S</meta:editing-duration>
    <meta:editing-cycles>49</meta:editing-cycles>
    <meta:generator>LibreOffice/4.3.3.2$Linux_X86_64 LibreOffice_project/430m0$Build-2</meta:generator>
    <meta:document-statistic meta:table-count="4" meta:cell-count="52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tru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8.267cm" svg:height="23.135cm" xlink:href=".." xlink:type="simple" chart:class="chart:bar" chart:style-name="ch1">
        <chart:title svg:x="22.661cm" svg:y="0.598cm" chart:style-name="ch2">
          <text:p>Raw file sizes</text:p>
        </chart:title>
        <chart:legend chart:legend-position="top" svg:x="16.061cm" svg:y="1.587cm" style:legend-expansion="wide" chart:style-name="ch3"/>
        <chart:plot-area chart:style-name="ch4" table:cell-range-address="Raw.A1:Raw.H23" chart:data-source-has-labels="both" svg:x="0.965cm" svg:y="2.648cm" svg:width="46.337cm" svg:height="20.025cm">
          <chartooo:coordinate-region svg:x="2.698cm" svg:y="2.847cm" svg:width="44.604cm" svg:height="17.032cm"/>
          <chart:axis chart:dimension="x" chart:name="primary-x" chart:style-name="ch5" chartooo:axis-type="auto">
            <chartooo:date-scale/>
            <chart:categories table:cell-range-address="Raw.A2:Raw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aw.B2:Raw.B23" chart:label-cell-address="Raw.B1:Raw.B1" chart:class="chart:bar">
            <chart:data-point chart:repeated="22"/>
          </chart:series>
          <chart:series chart:style-name="ch9" chart:values-cell-range-address="Raw.C2:Raw.C23" chart:label-cell-address="Raw.C1:Raw.C1" chart:class="chart:bar">
            <chart:data-point chart:repeated="22"/>
          </chart:series>
          <chart:series chart:style-name="ch10" chart:values-cell-range-address="Raw.D2:Raw.D23" chart:label-cell-address="Raw.D1:Raw.D1" chart:class="chart:bar">
            <chart:data-point chart:repeated="22"/>
          </chart:series>
          <chart:series chart:style-name="ch11" chart:values-cell-range-address="Raw.E2:Raw.E23" chart:label-cell-address="Raw.E1:Raw.E1" chart:class="chart:bar">
            <chart:data-point chart:repeated="22"/>
          </chart:series>
          <chart:series chart:style-name="ch12" chart:values-cell-range-address="Raw.F2:Raw.F23" chart:label-cell-address="Raw.F1:Raw.F1" chart:class="chart:bar">
            <chart:data-point chart:repeated="22"/>
          </chart:series>
          <chart:series chart:style-name="ch13" chart:values-cell-range-address="Raw.G2:Raw.G23" chart:label-cell-address="Raw.G1:Raw.G1" chart:class="chart:bar">
            <chart:data-point chart:repeated="22"/>
          </chart:series>
          <chart:series chart:style-name="ch14" chart:values-cell-range-address="Raw.H2:Raw.H23" chart:label-cell-address="Raw.H1:Raw.H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c</text:p>
                <draw:g>
                  <svg:desc>Raw.B1:Raw.B1</svg:desc>
                </draw:g>
              </table:table-cell>
              <table:table-cell office:value-type="string">
                <text:p>repair old</text:p>
                <draw:g>
                  <svg:desc>Raw.C1:Raw.C1</svg:desc>
                </draw:g>
              </table:table-cell>
              <table:table-cell office:value-type="string">
                <text:p>repair new</text:p>
                <draw:g>
                  <svg:desc>Raw.D1:Raw.D1</svg:desc>
                </draw:g>
              </table:table-cell>
              <table:table-cell office:value-type="string">
                <text:p>repair m=1.333</text:p>
                <draw:g>
                  <svg:desc>Raw.E1:Raw.E1</svg:desc>
                </draw:g>
              </table:table-cell>
              <table:table-cell office:value-type="string">
                <text:p>repair m=1.2</text:p>
                <draw:g>
                  <svg:desc>Raw.F1:Raw.F1</svg:desc>
                </draw:g>
              </table:table-cell>
              <table:table-cell office:value-type="string">
                <text:p>repair m=1.1</text:p>
                <draw:g>
                  <svg:desc>Raw.G1:Raw.G1</svg:desc>
                </draw:g>
              </table:table-cell>
              <table:table-cell office:value-type="string">
                <text:p>repair m=1.05</text:p>
                <draw:g>
                  <svg:desc>Raw.H1:Raw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8statistics.txt</text:p>
                <draw:g>
                  <svg:desc>Raw.A2:Raw.A23</svg:desc>
                </draw:g>
              </table:table-cell>
              <table:table-cell office:value-type="float" office:value="6444">
                <text:p>6444</text:p>
                <draw:g>
                  <svg:desc>Raw.B2:Raw.B23</svg:desc>
                </draw:g>
              </table:table-cell>
              <table:table-cell office:value-type="float" office:value="6511">
                <text:p>6511</text:p>
                <draw:g>
                  <svg:desc>Raw.C2:Raw.C23</svg:desc>
                </draw:g>
              </table:table-cell>
              <table:table-cell office:value-type="float" office:value="6614">
                <text:p>6614</text:p>
                <draw:g>
                  <svg:desc>Raw.D2:Raw.D23</svg:desc>
                </draw:g>
              </table:table-cell>
              <table:table-cell office:value-type="float" office:value="6648">
                <text:p>6648</text:p>
                <draw:g>
                  <svg:desc>Raw.E2:Raw.E23</svg:desc>
                </draw:g>
              </table:table-cell>
              <table:table-cell office:value-type="float" office:value="6648">
                <text:p>6648</text:p>
                <draw:g>
                  <svg:desc>Raw.F2:Raw.F23</svg:desc>
                </draw:g>
              </table:table-cell>
              <table:table-cell office:value-type="float" office:value="8124">
                <text:p>8124</text:p>
                <draw:g>
                  <svg:desc>Raw.G2:Raw.G23</svg:desc>
                </draw:g>
              </table:table-cell>
              <table:table-cell office:value-type="float" office:value="8564">
                <text:p>8564</text:p>
                <draw:g>
                  <svg:desc>Raw.H2:Raw.H23</svg:desc>
                </draw:g>
              </table:table-cell>
            </table:table-row>
            <table:table-row>
              <table:table-cell office:value-type="string">
                <text:p>dblp_small.txt</text:p>
              </table:table-cell>
              <table:table-cell office:value-type="float" office:value="2653053">
                <text:p>2653053</text:p>
              </table:table-cell>
              <table:table-cell office:value-type="float" office:value="2424135">
                <text:p>2424135</text:p>
              </table:table-cell>
              <table:table-cell office:value-type="float" office:value="2618290">
                <text:p>2618290</text:p>
              </table:table-cell>
              <table:table-cell office:value-type="float" office:value="2582568">
                <text:p>2582568</text:p>
              </table:table-cell>
              <table:table-cell office:value-type="float" office:value="2582568">
                <text:p>2582568</text:p>
              </table:table-cell>
              <table:table-cell office:value-type="float" office:value="2740853">
                <text:p>2740853</text:p>
              </table:table-cell>
              <table:table-cell office:value-type="float" office:value="2696579">
                <text:p>2696579</text:p>
              </table:table-cell>
            </table:table-row>
            <table:table-row>
              <table:table-cell office:value-type="string">
                <text:p>dblp.txt</text:p>
              </table:table-cell>
              <table:table-cell office:value-type="float" office:value="12282418">
                <text:p>12282418</text:p>
              </table:table-cell>
              <table:table-cell office:value-type="float" office:value="11359767">
                <text:p>11359767</text:p>
              </table:table-cell>
              <table:table-cell office:value-type="float" office:value="12271671">
                <text:p>12271671</text:p>
              </table:table-cell>
              <table:table-cell office:value-type="float" office:value="12340889">
                <text:p>12340889</text:p>
              </table:table-cell>
              <table:table-cell office:value-type="float" office:value="12238165">
                <text:p>12238165</text:p>
              </table:table-cell>
              <table:table-cell office:value-type="float" office:value="12520250">
                <text:p>12520250</text:p>
              </table:table-cell>
              <table:table-cell office:value-type="float" office:value="12799800">
                <text:p>12799800</text:p>
              </table:table-cell>
            </table:table-row>
            <table:table-row>
              <table:table-cell office:value-type="string">
                <text:p>enwiki-latest-...12.txt</text:p>
              </table:table-cell>
              <table:table-cell office:value-type="float" office:value="4256094">
                <text:p>4256094</text:p>
              </table:table-cell>
              <table:table-cell office:value-type="float" office:value="3513277">
                <text:p>3513277</text:p>
              </table:table-cell>
              <table:table-cell office:value-type="float" office:value="3587045">
                <text:p>3587045</text:p>
              </table:table-cell>
              <table:table-cell office:value-type="float" office:value="3548525">
                <text:p>3548525</text:p>
              </table:table-cell>
              <table:table-cell office:value-type="float" office:value="3550183">
                <text:p>3550183</text:p>
              </table:table-cell>
              <table:table-cell office:value-type="float" office:value="3549280">
                <text:p>3549280</text:p>
              </table:table-cell>
              <table:table-cell office:value-type="float" office:value="4179467">
                <text:p>4179467</text:p>
              </table:table-cell>
            </table:table-row>
            <table:table-row>
              <table:table-cell office:value-type="string">
                <text:p>enwiki-new.txt</text:p>
              </table:table-cell>
              <table:table-cell office:value-type="float" office:value="1632316">
                <text:p>1632316</text:p>
              </table:table-cell>
              <table:table-cell office:value-type="float" office:value="1364074">
                <text:p>1364074</text:p>
              </table:table-cell>
              <table:table-cell office:value-type="float" office:value="1547212">
                <text:p>1547212</text:p>
              </table:table-cell>
              <table:table-cell office:value-type="float" office:value="1481691">
                <text:p>1481691</text:p>
              </table:table-cell>
              <table:table-cell office:value-type="float" office:value="1382728">
                <text:p>1382728</text:p>
              </table:table-cell>
              <table:table-cell office:value-type="float" office:value="1534514">
                <text:p>1534514</text:p>
              </table:table-cell>
              <table:table-cell office:value-type="float" office:value="1506377">
                <text:p>1506377</text:p>
              </table:table-cell>
            </table:table-row>
            <table:table-row>
              <table:table-cell office:value-type="string">
                <text:p>factor0.2.txt</text:p>
              </table:table-cell>
              <table:table-cell office:value-type="float" office:value="718256">
                <text:p>718256</text:p>
              </table:table-cell>
              <table:table-cell office:value-type="float" office:value="732443">
                <text:p>732443</text:p>
              </table:table-cell>
              <table:table-cell office:value-type="float" office:value="709761">
                <text:p>709761</text:p>
              </table:table-cell>
              <table:table-cell office:value-type="float" office:value="709761">
                <text:p>709761</text:p>
              </table:table-cell>
              <table:table-cell office:value-type="float" office:value="726579">
                <text:p>726579</text:p>
              </table:table-cell>
              <table:table-cell office:value-type="float" office:value="748278">
                <text:p>748278</text:p>
              </table:table-cell>
              <table:table-cell office:value-type="float" office:value="737192">
                <text:p>737192</text:p>
              </table:table-cell>
            </table:table-row>
            <table:table-row>
              <table:table-cell office:value-type="string">
                <text:p>factor12.txt</text:p>
              </table:table-cell>
              <table:table-cell office:value-type="float" office:value="17135102">
                <text:p>17135102</text:p>
              </table:table-cell>
              <table:table-cell office:value-type="float" office:value="8996577">
                <text:p>8996577</text:p>
              </table:table-cell>
              <table:table-cell office:value-type="float" office:value="8147818">
                <text:p>8147818</text:p>
              </table:table-cell>
              <table:table-cell office:value-type="float" office:value="8050595">
                <text:p>8050595</text:p>
              </table:table-cell>
              <table:table-cell office:value-type="float" office:value="8006307">
                <text:p>8006307</text:p>
              </table:table-cell>
              <table:table-cell office:value-type="float" office:value="8228707">
                <text:p>8228707</text:p>
              </table:table-cell>
              <table:table-cell office:value-type="float" office:value="8912870">
                <text:p>8912870</text:p>
              </table:table-cell>
            </table:table-row>
            <table:table-row>
              <table:table-cell office:value-type="string">
                <text:p>factor1.txt</text:p>
              </table:table-cell>
              <table:table-cell office:value-type="float" office:value="2709331">
                <text:p>2709331</text:p>
              </table:table-cell>
              <table:table-cell office:value-type="float" office:value="2523325">
                <text:p>2523325</text:p>
              </table:table-cell>
              <table:table-cell office:value-type="float" office:value="2444895">
                <text:p>2444895</text:p>
              </table:table-cell>
              <table:table-cell office:value-type="float" office:value="2444895">
                <text:p>2444895</text:p>
              </table:table-cell>
              <table:table-cell office:value-type="float" office:value="2444895">
                <text:p>2444895</text:p>
              </table:table-cell>
              <table:table-cell office:value-type="float" office:value="2477725">
                <text:p>2477725</text:p>
              </table:table-cell>
              <table:table-cell office:value-type="float" office:value="2563963">
                <text:p>2563963</text:p>
              </table:table-cell>
            </table:table-row>
            <table:table-row>
              <table:table-cell office:value-type="string">
                <text:p>factor2.txt</text:p>
              </table:table-cell>
              <table:table-cell office:value-type="float" office:value="4638563">
                <text:p>4638563</text:p>
              </table:table-cell>
              <table:table-cell office:value-type="float" office:value="3975239">
                <text:p>3975239</text:p>
              </table:table-cell>
              <table:table-cell office:value-type="float" office:value="3818656">
                <text:p>3818656</text:p>
              </table:table-cell>
              <table:table-cell office:value-type="float" office:value="3818656">
                <text:p>3818656</text:p>
              </table:table-cell>
              <table:table-cell office:value-type="float" office:value="3818656">
                <text:p>3818656</text:p>
              </table:table-cell>
              <table:table-cell office:value-type="float" office:value="3890965">
                <text:p>3890965</text:p>
              </table:table-cell>
              <table:table-cell office:value-type="float" office:value="4088797">
                <text:p>4088797</text:p>
              </table:table-cell>
            </table:table-row>
            <table:table-row>
              <table:table-cell office:value-type="string">
                <text:p>factor4.8.txt</text:p>
              </table:table-cell>
              <table:table-cell office:value-type="float" office:value="8912331">
                <text:p>8912331</text:p>
              </table:table-cell>
              <table:table-cell office:value-type="float" office:value="6941639">
                <text:p>6941639</text:p>
              </table:table-cell>
              <table:table-cell office:value-type="float" office:value="6491288">
                <text:p>6491288</text:p>
              </table:table-cell>
              <table:table-cell office:value-type="float" office:value="6491288">
                <text:p>6491288</text:p>
              </table:table-cell>
              <table:table-cell office:value-type="float" office:value="6457015">
                <text:p>6457015</text:p>
              </table:table-cell>
              <table:table-cell office:value-type="float" office:value="6589491">
                <text:p>6589491</text:p>
              </table:table-cell>
              <table:table-cell office:value-type="float" office:value="6973886">
                <text:p>6973886</text:p>
              </table:table-cell>
            </table:table-row>
            <table:table-row>
              <table:table-cell office:value-type="string">
                <text:p>factor4.txt</text:p>
              </table:table-cell>
              <table:table-cell office:value-type="float" office:value="7816920">
                <text:p>7816920</text:p>
              </table:table-cell>
              <table:table-cell office:value-type="float" office:value="6294227">
                <text:p>6294227</text:p>
              </table:table-cell>
              <table:table-cell office:value-type="float" office:value="5837824">
                <text:p>5837824</text:p>
              </table:table-cell>
              <table:table-cell office:value-type="float" office:value="5837824">
                <text:p>5837824</text:p>
              </table:table-cell>
              <table:table-cell office:value-type="float" office:value="5857087">
                <text:p>5857087</text:p>
              </table:table-cell>
              <table:table-cell office:value-type="float" office:value="6038358">
                <text:p>6038358</text:p>
              </table:table-cell>
              <table:table-cell office:value-type="float" office:value="6324107">
                <text:p>6324107</text:p>
              </table:table-cell>
            </table:table-row>
            <table:table-row>
              <table:table-cell office:value-type="string">
                <text:p>factor7.txt</text:p>
              </table:table-cell>
              <table:table-cell office:value-type="float" office:value="11807263">
                <text:p>11807263</text:p>
              </table:table-cell>
              <table:table-cell office:value-type="float" office:value="7713776">
                <text:p>7713776</text:p>
              </table:table-cell>
              <table:table-cell office:value-type="float" office:value="7183318">
                <text:p>7183318</text:p>
              </table:table-cell>
              <table:table-cell office:value-type="float" office:value="7183318">
                <text:p>7183318</text:p>
              </table:table-cell>
              <table:table-cell office:value-type="float" office:value="7106986">
                <text:p>7106986</text:p>
              </table:table-cell>
              <table:table-cell office:value-type="float" office:value="7296715">
                <text:p>7296715</text:p>
              </table:table-cell>
              <table:table-cell office:value-type="float" office:value="7850528">
                <text:p>7850528</text:p>
              </table:table-cell>
            </table:table-row>
            <table:table-row>
              <table:table-cell office:value-type="string">
                <text:p>JST_gene.chr1.txt</text:p>
              </table:table-cell>
              <table:table-cell office:value-type="float" office:value="45331">
                <text:p>45331</text:p>
              </table:table-cell>
              <table:table-cell office:value-type="float" office:value="48164">
                <text:p>48164</text:p>
              </table:table-cell>
              <table:table-cell office:value-type="float" office:value="46705">
                <text:p>46705</text:p>
              </table:table-cell>
              <table:table-cell office:value-type="float" office:value="47065">
                <text:p>47065</text:p>
              </table:table-cell>
              <table:table-cell office:value-type="float" office:value="46687">
                <text:p>46687</text:p>
              </table:table-cell>
              <table:table-cell office:value-type="float" office:value="47965">
                <text:p>47965</text:p>
              </table:table-cell>
              <table:table-cell office:value-type="float" office:value="47978">
                <text:p>47978</text:p>
              </table:table-cell>
            </table:table-row>
            <table:table-row>
              <table:table-cell office:value-type="string">
                <text:p>JST_snp.chr1.txt</text:p>
              </table:table-cell>
              <table:table-cell office:value-type="float" office:value="244027">
                <text:p>244027</text:p>
              </table:table-cell>
              <table:table-cell office:value-type="float" office:value="222859">
                <text:p>222859</text:p>
              </table:table-cell>
              <table:table-cell office:value-type="float" office:value="235621">
                <text:p>235621</text:p>
              </table:table-cell>
              <table:table-cell office:value-type="float" office:value="235621">
                <text:p>235621</text:p>
              </table:table-cell>
              <table:table-cell office:value-type="float" office:value="230431">
                <text:p>230431</text:p>
              </table:table-cell>
              <table:table-cell office:value-type="float" office:value="269106">
                <text:p>269106</text:p>
              </table:table-cell>
              <table:table-cell office:value-type="float" office:value="267141">
                <text:p>267141</text:p>
              </table:table-cell>
            </table:table-row>
            <table:table-row>
              <table:table-cell office:value-type="string">
                <text:p>nasa.txt</text:p>
              </table:table-cell>
              <table:table-cell office:value-type="float" office:value="357537">
                <text:p>357537</text:p>
              </table:table-cell>
              <table:table-cell office:value-type="float" office:value="352048">
                <text:p>352048</text:p>
              </table:table-cell>
              <table:table-cell office:value-type="float" office:value="338510">
                <text:p>338510</text:p>
              </table:table-cell>
              <table:table-cell office:value-type="float" office:value="341589">
                <text:p>341589</text:p>
              </table:table-cell>
              <table:table-cell office:value-type="float" office:value="343249">
                <text:p>343249</text:p>
              </table:table-cell>
              <table:table-cell office:value-type="float" office:value="352677">
                <text:p>352677</text:p>
              </table:table-cell>
              <table:table-cell office:value-type="float" office:value="345843">
                <text:p>345843</text:p>
              </table:table-cell>
            </table:table-row>
            <table:table-row>
              <table:table-cell office:value-type="string">
                <text:p>NCBI_gene.chr1.txt</text:p>
              </table:table-cell>
              <table:table-cell office:value-type="float" office:value="151687">
                <text:p>151687</text:p>
              </table:table-cell>
              <table:table-cell office:value-type="float" office:value="166199">
                <text:p>166199</text:p>
              </table:table-cell>
              <table:table-cell office:value-type="float" office:value="149091">
                <text:p>149091</text:p>
              </table:table-cell>
              <table:table-cell office:value-type="float" office:value="149398">
                <text:p>149398</text:p>
              </table:table-cell>
              <table:table-cell office:value-type="float" office:value="149823">
                <text:p>149823</text:p>
              </table:table-cell>
              <table:table-cell office:value-type="float" office:value="154893">
                <text:p>154893</text:p>
              </table:table-cell>
              <table:table-cell office:value-type="float" office:value="155339">
                <text:p>155339</text:p>
              </table:table-cell>
            </table:table-row>
            <table:table-row>
              <table:table-cell office:value-type="string">
                <text:p>NCBI_snp.chr1.txt</text:p>
              </table:table-cell>
              <table:table-cell office:value-type="float" office:value="1934">
                <text:p>1934</text:p>
              </table:table-cell>
              <table:table-cell office:value-type="float" office:value="1934">
                <text:p>1934</text:p>
              </table:table-cell>
              <table:table-cell office:value-type="float" office:value="1669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teins.txt</text:p>
              </table:table-cell>
              <table:table-cell office:value-type="float" office:value="7590452">
                <text:p>7590452</text:p>
              </table:table-cell>
              <table:table-cell office:value-type="float" office:value="7340084">
                <text:p>7340084</text:p>
              </table:table-cell>
              <table:table-cell office:value-type="float" office:value="7286528">
                <text:p>7286528</text:p>
              </table:table-cell>
              <table:table-cell office:value-type="float" office:value="7286528">
                <text:p>7286528</text:p>
              </table:table-cell>
              <table:table-cell office:value-type="float" office:value="7212479">
                <text:p>7212479</text:p>
              </table:table-cell>
              <table:table-cell office:value-type="float" office:value="7412979">
                <text:p>7412979</text:p>
              </table:table-cell>
              <table:table-cell office:value-type="float" office:value="7975652">
                <text:p>7975652</text:p>
              </table:table-cell>
            </table:table-row>
            <table:table-row>
              <table:table-cell office:value-type="string">
                <text:p>SwissProt.txt</text:p>
              </table:table-cell>
              <table:table-cell office:value-type="float" office:value="5040349">
                <text:p>5040349</text:p>
              </table:table-cell>
              <table:table-cell office:value-type="float" office:value="5212157">
                <text:p>5212157</text:p>
              </table:table-cell>
              <table:table-cell office:value-type="float" office:value="4828648">
                <text:p>4828648</text:p>
              </table:table-cell>
              <table:table-cell office:value-type="float" office:value="4780682">
                <text:p>4780682</text:p>
              </table:table-cell>
              <table:table-cell office:value-type="float" office:value="4862575">
                <text:p>4862575</text:p>
              </table:table-cell>
              <table:table-cell office:value-type="float" office:value="5008291">
                <text:p>5008291</text:p>
              </table:table-cell>
              <table:table-cell office:value-type="float" office:value="4996943">
                <text:p>4996943</text:p>
              </table:table-cell>
            </table:table-row>
            <table:table-row>
              <table:table-cell office:value-type="string">
                <text:p>treebank_e.txt</text:p>
              </table:table-cell>
              <table:table-cell office:value-type="float" office:value="9755380">
                <text:p>9755380</text:p>
              </table:table-cell>
              <table:table-cell office:value-type="float" office:value="9757954">
                <text:p>9757954</text:p>
              </table:table-cell>
              <table:table-cell office:value-type="float" office:value="9682751">
                <text:p>9682751</text:p>
              </table:table-cell>
              <table:table-cell office:value-type="float" office:value="9695489">
                <text:p>9695489</text:p>
              </table:table-cell>
              <table:table-cell office:value-type="float" office:value="9695489">
                <text:p>9695489</text:p>
              </table:table-cell>
              <table:table-cell office:value-type="float" office:value="9661756">
                <text:p>9661756</text:p>
              </table:table-cell>
              <table:table-cell office:value-type="float" office:value="9661756">
                <text:p>9661756</text:p>
              </table:table-cell>
            </table:table-row>
            <table:table-row>
              <table:table-cell office:value-type="string">
                <text:p>uwm.txt</text:p>
              </table:table-cell>
              <table:table-cell office:value-type="float" office:value="18698">
                <text:p>18698</text:p>
              </table:table-cell>
              <table:table-cell office:value-type="float" office:value="17679">
                <text:p>17679</text:p>
              </table:table-cell>
              <table:table-cell office:value-type="float" office:value="17778">
                <text:p>17778</text:p>
              </table:table-cell>
              <table:table-cell office:value-type="float" office:value="17826">
                <text:p>17826</text:p>
              </table:table-cell>
              <table:table-cell office:value-type="float" office:value="18449">
                <text:p>18449</text:p>
              </table:table-cell>
              <table:table-cell office:value-type="float" office:value="18389">
                <text:p>18389</text:p>
              </table:table-cell>
              <table:table-cell office:value-type="float" office:value="17348">
                <text:p>17348</text:p>
              </table:table-cell>
            </table:table-row>
            <table:table-row>
              <table:table-cell office:value-type="string">
                <text:p>wiki.txt</text:p>
              </table:table-cell>
              <table:table-cell office:value-type="float" office:value="929726">
                <text:p>929726</text:p>
              </table:table-cell>
              <table:table-cell office:value-type="float" office:value="775885">
                <text:p>775885</text:p>
              </table:table-cell>
              <table:table-cell office:value-type="float" office:value="889147">
                <text:p>889147</text:p>
              </table:table-cell>
              <table:table-cell office:value-type="float" office:value="894147">
                <text:p>894147</text:p>
              </table:table-cell>
              <table:table-cell office:value-type="float" office:value="868587">
                <text:p>868587</text:p>
              </table:table-cell>
              <table:table-cell office:value-type="float" office:value="868587">
                <text:p>868587</text:p>
              </table:table-cell>
              <table:table-cell office:value-type="float" office:value="868587">
                <text:p>8685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x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tru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9.275cm" svg:height="23.029cm" xlink:href=".." xlink:type="simple" chart:class="chart:bar" chart:style-name="ch1">
        <chart:title svg:x="21.432cm" svg:y="0.596cm" chart:style-name="ch2">
          <text:p>Compression Ratio vs Succinct</text:p>
        </chart:title>
        <chart:legend chart:legend-position="top" svg:x="15.321cm" svg:y="1.586cm" style:legend-expansion="wide" chart:style-name="ch3"/>
        <chart:plot-area chart:style-name="ch4" table:cell-range-address="Raw.A2:Raw.A23 Raw.J1:Raw.P23" chart:data-source-has-labels="both" svg:x="0.985cm" svg:y="2.644cm" svg:width="47.305cm" svg:height="19.925cm">
          <chartooo:coordinate-region svg:x="1.961cm" svg:y="2.844cm" svg:width="46.329cm" svg:height="16.931cm"/>
          <chart:axis chart:dimension="x" chart:name="primary-x" chart:style-name="ch5" chartooo:axis-type="auto">
            <chartooo:date-scale/>
            <chart:categories table:cell-range-address="Raw.A2:Raw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aw.J2:Raw.J23" chart:label-cell-address="Raw.J1:Raw.J1" chart:class="chart:bar">
            <chart:data-point chart:repeated="22"/>
          </chart:series>
          <chart:series chart:style-name="ch9" chart:values-cell-range-address="Raw.K2:Raw.K23" chart:label-cell-address="Raw.K1:Raw.K1" chart:class="chart:bar">
            <chart:data-point chart:repeated="22"/>
          </chart:series>
          <chart:series chart:style-name="ch10" chart:values-cell-range-address="Raw.L2:Raw.L23" chart:label-cell-address="Raw.L1:Raw.L1" chart:class="chart:bar">
            <chart:data-point chart:repeated="22"/>
          </chart:series>
          <chart:series chart:style-name="ch11" chart:values-cell-range-address="Raw.M2:Raw.M23" chart:label-cell-address="Raw.M1:Raw.M1" chart:class="chart:bar">
            <chart:data-point chart:repeated="22"/>
          </chart:series>
          <chart:series chart:style-name="ch12" chart:values-cell-range-address="Raw.N2:Raw.N23" chart:label-cell-address="Raw.N1:Raw.N1" chart:class="chart:bar">
            <chart:data-point chart:repeated="22"/>
          </chart:series>
          <chart:series chart:style-name="ch13" chart:values-cell-range-address="Raw.O2:Raw.O23" chart:label-cell-address="Raw.O1:Raw.O1" chart:class="chart:bar">
            <chart:data-point chart:repeated="22"/>
          </chart:series>
          <chart:series chart:style-name="ch14" chart:values-cell-range-address="Raw.P2:Raw.P23" chart:label-cell-address="Raw.P1:Raw.P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 classic</text:p>
                <draw:g>
                  <svg:desc>Raw.J1:Raw.J1</svg:desc>
                </draw:g>
              </table:table-cell>
              <table:table-cell office:value-type="string">
                <text:p>CR repair old</text:p>
                <draw:g>
                  <svg:desc>Raw.K1:Raw.K1</svg:desc>
                </draw:g>
              </table:table-cell>
              <table:table-cell office:value-type="string">
                <text:p>CR repair new</text:p>
                <draw:g>
                  <svg:desc>Raw.L1:Raw.L1</svg:desc>
                </draw:g>
              </table:table-cell>
              <table:table-cell office:value-type="string">
                <text:p>CR RP m=1.333</text:p>
                <draw:g>
                  <svg:desc>Raw.M1:Raw.M1</svg:desc>
                </draw:g>
              </table:table-cell>
              <table:table-cell office:value-type="string">
                <text:p>CR RP m=1.2</text:p>
                <draw:g>
                  <svg:desc>Raw.N1:Raw.N1</svg:desc>
                </draw:g>
              </table:table-cell>
              <table:table-cell office:value-type="string">
                <text:p>CR RP m=1.1</text:p>
                <draw:g>
                  <svg:desc>Raw.O1:Raw.O1</svg:desc>
                </draw:g>
              </table:table-cell>
              <table:table-cell office:value-type="string">
                <text:p>CR RP m=1.05</text:p>
                <draw:g>
                  <svg:desc>Raw.P1:Raw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8statistics.txt</text:p>
                <draw:g>
                  <svg:desc>Raw.A2:Raw.A23</svg:desc>
                </draw:g>
              </table:table-cell>
              <table:table-cell office:value-type="float" office:value="22.8752327746741">
                <text:p>22.8752327746741</text:p>
                <draw:g>
                  <svg:desc>Raw.J2:Raw.J23</svg:desc>
                </draw:g>
              </table:table-cell>
              <table:table-cell office:value-type="float" office:value="22.6398402703118">
                <text:p>22.6398402703118</text:p>
                <draw:g>
                  <svg:desc>Raw.K2:Raw.K23</svg:desc>
                </draw:g>
              </table:table-cell>
              <table:table-cell office:value-type="float" office:value="22.287269428485">
                <text:p>22.287269428485</text:p>
                <draw:g>
                  <svg:desc>Raw.L2:Raw.L23</svg:desc>
                </draw:g>
              </table:table-cell>
              <table:table-cell office:value-type="float" office:value="22.173285198556">
                <text:p>22.173285198556</text:p>
                <draw:g>
                  <svg:desc>Raw.M2:Raw.M23</svg:desc>
                </draw:g>
              </table:table-cell>
              <table:table-cell office:value-type="float" office:value="22.173285198556">
                <text:p>22.173285198556</text:p>
                <draw:g>
                  <svg:desc>Raw.N2:Raw.N23</svg:desc>
                </draw:g>
              </table:table-cell>
              <table:table-cell office:value-type="float" office:value="18.1447562776957">
                <text:p>18.1447562776957</text:p>
                <draw:g>
                  <svg:desc>Raw.O2:Raw.O23</svg:desc>
                </draw:g>
              </table:table-cell>
              <table:table-cell office:value-type="float" office:value="17.2125175151798">
                <text:p>17.2125175151798</text:p>
                <draw:g>
                  <svg:desc>Raw.P2:Raw.P23</svg:desc>
                </draw:g>
              </table:table-cell>
            </table:table-row>
            <table:table-row>
              <table:table-cell office:value-type="string">
                <text:p>dblp_small.txt</text:p>
              </table:table-cell>
              <table:table-cell office:value-type="float" office:value="6.53028190541237">
                <text:p>6.53028190541237</text:p>
              </table:table-cell>
              <table:table-cell office:value-type="float" office:value="7.14695509944784">
                <text:p>7.14695509944784</text:p>
              </table:table-cell>
              <table:table-cell office:value-type="float" office:value="6.61698436765981">
                <text:p>6.61698436765981</text:p>
              </table:table-cell>
              <table:table-cell office:value-type="float" office:value="6.70851028898368">
                <text:p>6.70851028898368</text:p>
              </table:table-cell>
              <table:table-cell office:value-type="float" office:value="6.70851028898368">
                <text:p>6.70851028898368</text:p>
              </table:table-cell>
              <table:table-cell office:value-type="float" office:value="6.32109201040698">
                <text:p>6.32109201040698</text:p>
              </table:table-cell>
              <table:table-cell office:value-type="float" office:value="6.42487536986678">
                <text:p>6.42487536986678</text:p>
              </table:table-cell>
            </table:table-row>
            <table:table-row>
              <table:table-cell office:value-type="string">
                <text:p>dblp.txt</text:p>
              </table:table-cell>
              <table:table-cell office:value-type="float" office:value="8.94948209709196">
                <text:p>8.94948209709196</text:p>
              </table:table-cell>
              <table:table-cell office:value-type="float" office:value="9.67636748183304">
                <text:p>9.67636748183304</text:p>
              </table:table-cell>
              <table:table-cell office:value-type="float" office:value="8.95731966738678">
                <text:p>8.95731966738678</text:p>
              </table:table-cell>
              <table:table-cell office:value-type="float" office:value="8.9070795467004">
                <text:p>8.9070795467004</text:p>
              </table:table-cell>
              <table:table-cell office:value-type="float" office:value="8.98184327470663">
                <text:p>8.98184327470663</text:p>
              </table:table-cell>
              <table:table-cell office:value-type="float" office:value="8.77947964297838">
                <text:p>8.77947964297838</text:p>
              </table:table-cell>
              <table:table-cell office:value-type="float" office:value="8.58773418334662">
                <text:p>8.58773418334662</text:p>
              </table:table-cell>
            </table:table-row>
            <table:table-row>
              <table:table-cell office:value-type="string">
                <text:p>enwiki-latest-...12.txt</text:p>
              </table:table-cell>
              <table:table-cell office:value-type="float" office:value="14.8528749599985">
                <text:p>14.8528749599985</text:p>
              </table:table-cell>
              <table:table-cell office:value-type="float" office:value="17.9932387910205">
                <text:p>17.9932387910205</text:p>
              </table:table-cell>
              <table:table-cell office:value-type="float" office:value="17.6232057306223">
                <text:p>17.6232057306223</text:p>
              </table:table-cell>
              <table:table-cell office:value-type="float" office:value="17.8145094088389">
                <text:p>17.8145094088389</text:p>
              </table:table-cell>
              <table:table-cell office:value-type="float" office:value="17.8061897090939">
                <text:p>17.8061897090939</text:p>
              </table:table-cell>
              <table:table-cell office:value-type="float" office:value="17.81071992066">
                <text:p>17.81071992066</text:p>
              </table:table-cell>
              <table:table-cell office:value-type="float" office:value="15.125189886653">
                <text:p>15.125189886653</text:p>
              </table:table-cell>
            </table:table-row>
            <table:table-row>
              <table:table-cell office:value-type="string">
                <text:p>enwiki-new.txt</text:p>
              </table:table-cell>
              <table:table-cell office:value-type="float" office:value="12.7298096692062">
                <text:p>12.7298096692062</text:p>
              </table:table-cell>
              <table:table-cell office:value-type="float" office:value="15.2330973246319">
                <text:p>15.2330973246319</text:p>
              </table:table-cell>
              <table:table-cell office:value-type="float" office:value="13.4300095914458">
                <text:p>13.4300095914458</text:p>
              </table:table-cell>
              <table:table-cell office:value-type="float" office:value="14.0238902713184">
                <text:p>14.0238902713184</text:p>
              </table:table-cell>
              <table:table-cell office:value-type="float" office:value="15.0275918329563">
                <text:p>15.0275918329563</text:p>
              </table:table-cell>
              <table:table-cell office:value-type="float" office:value="13.5411420162996">
                <text:p>13.5411420162996</text:p>
              </table:table-cell>
              <table:table-cell office:value-type="float" office:value="13.7940714708204">
                <text:p>13.7940714708204</text:p>
              </table:table-cell>
            </table:table-row>
            <table:table-row>
              <table:table-cell office:value-type="string">
                <text:p>factor0.2.txt</text:p>
              </table:table-cell>
              <table:table-cell office:value-type="float" office:value="3.07147312378873">
                <text:p>3.07147312378873</text:p>
              </table:table-cell>
              <table:table-cell office:value-type="float" office:value="3.01198045445175">
                <text:p>3.01198045445175</text:p>
              </table:table-cell>
              <table:table-cell office:value-type="float" office:value="3.10823502559312">
                <text:p>3.10823502559312</text:p>
              </table:table-cell>
              <table:table-cell office:value-type="float" office:value="3.10823502559312">
                <text:p>3.10823502559312</text:p>
              </table:table-cell>
              <table:table-cell office:value-type="float" office:value="3.03628924039919">
                <text:p>3.03628924039919</text:p>
              </table:table-cell>
              <table:table-cell office:value-type="float" office:value="2.94824116170728">
                <text:p>2.94824116170728</text:p>
              </table:table-cell>
              <table:table-cell office:value-type="float" office:value="2.99257723903678">
                <text:p>2.99257723903678</text:p>
              </table:table-cell>
            </table:table-row>
            <table:table-row>
              <table:table-cell office:value-type="string">
                <text:p>factor12.txt</text:p>
              </table:table-cell>
              <table:table-cell office:value-type="float" office:value="7.65814548404789">
                <text:p>7.65814548404789</text:p>
              </table:table-cell>
              <table:table-cell office:value-type="float" office:value="14.5858923899612">
                <text:p>14.5858923899612</text:p>
              </table:table-cell>
              <table:table-cell office:value-type="float" office:value="16.1053062304534">
                <text:p>16.1053062304534</text:p>
              </table:table-cell>
              <table:table-cell office:value-type="float" office:value="16.299801940105">
                <text:p>16.299801940105</text:p>
              </table:table-cell>
              <table:table-cell office:value-type="float" office:value="16.3899665601132">
                <text:p>16.3899665601132</text:p>
              </table:table-cell>
              <table:table-cell office:value-type="float" office:value="15.9469894844962">
                <text:p>15.9469894844962</text:p>
              </table:table-cell>
              <table:table-cell office:value-type="float" office:value="14.7228787135906">
                <text:p>14.7228787135906</text:p>
              </table:table-cell>
            </table:table-row>
            <table:table-row>
              <table:table-cell office:value-type="string">
                <text:p>factor1.txt</text:p>
              </table:table-cell>
              <table:table-cell office:value-type="float" office:value="4.02744146064102">
                <text:p>4.02744146064102</text:p>
              </table:table-cell>
              <table:table-cell office:value-type="float" office:value="4.32432286764487">
                <text:p>4.32432286764487</text:p>
              </table:table-cell>
              <table:table-cell office:value-type="float" office:value="4.46304319817415">
                <text:p>4.46304319817415</text:p>
              </table:table-cell>
              <table:table-cell office:value-type="float" office:value="4.46304319817415">
                <text:p>4.46304319817415</text:p>
              </table:table-cell>
              <table:table-cell office:value-type="float" office:value="4.46304319817415">
                <text:p>4.46304319817415</text:p>
              </table:table-cell>
              <table:table-cell office:value-type="float" office:value="4.40390761686628">
                <text:p>4.40390761686628</text:p>
              </table:table-cell>
              <table:table-cell office:value-type="float" office:value="4.25578372230801">
                <text:p>4.25578372230801</text:p>
              </table:table-cell>
            </table:table-row>
            <table:table-row>
              <table:table-cell office:value-type="string">
                <text:p>factor2.txt</text:p>
              </table:table-cell>
              <table:table-cell office:value-type="float" office:value="4.71080720473129">
                <text:p>4.71080720473129</text:p>
              </table:table-cell>
              <table:table-cell office:value-type="float" office:value="5.4968710057433">
                <text:p>5.4968710057433</text:p>
              </table:table-cell>
              <table:table-cell office:value-type="float" office:value="5.72226877728709">
                <text:p>5.72226877728709</text:p>
              </table:table-cell>
              <table:table-cell office:value-type="float" office:value="5.72226877728709">
                <text:p>5.72226877728709</text:p>
              </table:table-cell>
              <table:table-cell office:value-type="float" office:value="5.72226877728709">
                <text:p>5.72226877728709</text:p>
              </table:table-cell>
              <table:table-cell office:value-type="float" office:value="5.61592715431776">
                <text:p>5.61592715431776</text:p>
              </table:table-cell>
              <table:table-cell office:value-type="float" office:value="5.3442066211651">
                <text:p>5.3442066211651</text:p>
              </table:table-cell>
            </table:table-row>
            <table:table-row>
              <table:table-cell office:value-type="string">
                <text:p>factor4.8.txt</text:p>
              </table:table-cell>
              <table:table-cell office:value-type="float" office:value="5.89340678661957">
                <text:p>5.89340678661957</text:p>
              </table:table-cell>
              <table:table-cell office:value-type="float" office:value="7.56651159762125">
                <text:p>7.56651159762125</text:p>
              </table:table-cell>
              <table:table-cell office:value-type="float" office:value="8.09145919885237">
                <text:p>8.09145919885237</text:p>
              </table:table-cell>
              <table:table-cell office:value-type="float" office:value="8.09145919885237">
                <text:p>8.09145919885237</text:p>
              </table:table-cell>
              <table:table-cell office:value-type="float" office:value="8.13440761714198">
                <text:p>8.13440761714198</text:p>
              </table:table-cell>
              <table:table-cell office:value-type="float" office:value="7.97087240880973">
                <text:p>7.97087240880973</text:p>
              </table:table-cell>
              <table:table-cell office:value-type="float" office:value="7.53152431800577">
                <text:p>7.53152431800577</text:p>
              </table:table-cell>
            </table:table-row>
            <table:table-row>
              <table:table-cell office:value-type="string">
                <text:p>factor4.txt</text:p>
              </table:table-cell>
              <table:table-cell office:value-type="float" office:value="5.60134477517999">
                <text:p>5.60134477517999</text:p>
              </table:table-cell>
              <table:table-cell office:value-type="float" office:value="6.95641641141954">
                <text:p>6.95641641141954</text:p>
              </table:table-cell>
              <table:table-cell office:value-type="float" office:value="7.5002713339765">
                <text:p>7.5002713339765</text:p>
              </table:table-cell>
              <table:table-cell office:value-type="float" office:value="7.5002713339765">
                <text:p>7.5002713339765</text:p>
              </table:table-cell>
              <table:table-cell office:value-type="float" office:value="7.47560416978611">
                <text:p>7.47560416978611</text:p>
              </table:table-cell>
              <table:table-cell office:value-type="float" office:value="7.25118716048303">
                <text:p>7.25118716048303</text:p>
              </table:table-cell>
              <table:table-cell office:value-type="float" office:value="6.92354888998557">
                <text:p>6.92354888998557</text:p>
              </table:table-cell>
            </table:table-row>
            <table:table-row>
              <table:table-cell office:value-type="string">
                <text:p>factor7.txt</text:p>
              </table:table-cell>
              <table:table-cell office:value-type="float" office:value="6.48516290354505">
                <text:p>6.48516290354505</text:p>
              </table:table-cell>
              <table:table-cell office:value-type="float" office:value="9.92665900591358">
                <text:p>9.92665900591358</text:p>
              </table:table-cell>
              <table:table-cell office:value-type="float" office:value="10.6597012689679">
                <text:p>10.6597012689679</text:p>
              </table:table-cell>
              <table:table-cell office:value-type="float" office:value="10.6597012689679">
                <text:p>10.6597012689679</text:p>
              </table:table-cell>
              <table:table-cell office:value-type="float" office:value="10.7741909158116">
                <text:p>10.7741909158116</text:p>
              </table:table-cell>
              <table:table-cell office:value-type="float" office:value="10.4940406744679">
                <text:p>10.4940406744679</text:p>
              </table:table-cell>
              <table:table-cell office:value-type="float" office:value="9.75374191391968">
                <text:p>9.75374191391968</text:p>
              </table:table-cell>
            </table:table-row>
            <table:table-row>
              <table:table-cell office:value-type="string">
                <text:p>JST_gene.chr1.txt</text:p>
              </table:table-cell>
              <table:table-cell office:value-type="float" office:value="16.9701087555977">
                <text:p>16.9701087555977</text:p>
              </table:table-cell>
              <table:table-cell office:value-type="float" office:value="15.9719292417573">
                <text:p>15.9719292417573</text:p>
              </table:table-cell>
              <table:table-cell office:value-type="float" office:value="16.4708703564929">
                <text:p>16.4708703564929</text:p>
              </table:table-cell>
              <table:table-cell office:value-type="float" office:value="16.3448847338787">
                <text:p>16.3448847338787</text:p>
              </table:table-cell>
              <table:table-cell office:value-type="float" office:value="16.4772206395785">
                <text:p>16.4772206395785</text:p>
              </table:table-cell>
              <table:table-cell office:value-type="float" office:value="16.0381945168352">
                <text:p>16.0381945168352</text:p>
              </table:table-cell>
              <table:table-cell office:value-type="float" office:value="16.0338488473884">
                <text:p>16.0338488473884</text:p>
              </table:table-cell>
            </table:table-row>
            <table:table-row>
              <table:table-cell office:value-type="string">
                <text:p>JST_snp.chr1.txt</text:p>
              </table:table-cell>
              <table:table-cell office:value-type="float" office:value="17.9519151569294">
                <text:p>17.9519151569294</text:p>
              </table:table-cell>
              <table:table-cell office:value-type="float" office:value="19.6570567040146">
                <text:p>19.6570567040146</text:p>
              </table:table-cell>
              <table:table-cell office:value-type="float" office:value="18.5923665547638">
                <text:p>18.5923665547638</text:p>
              </table:table-cell>
              <table:table-cell office:value-type="float" office:value="18.5923665547638">
                <text:p>18.5923665547638</text:p>
              </table:table-cell>
              <table:table-cell office:value-type="float" office:value="19.0111226354093">
                <text:p>19.0111226354093</text:p>
              </table:table-cell>
              <table:table-cell office:value-type="float" office:value="16.2789086828239">
                <text:p>16.2789086828239</text:p>
              </table:table-cell>
              <table:table-cell office:value-type="float" office:value="16.3986508997121">
                <text:p>16.3986508997121</text:p>
              </table:table-cell>
            </table:table-row>
            <table:table-row>
              <table:table-cell office:value-type="string">
                <text:p>nasa.txt</text:p>
              </table:table-cell>
              <table:table-cell office:value-type="float" office:value="7.63358197892805">
                <text:p>7.63358197892805</text:p>
              </table:table-cell>
              <table:table-cell office:value-type="float" office:value="7.75260191792028">
                <text:p>7.75260191792028</text:p>
              </table:table-cell>
              <table:table-cell office:value-type="float" office:value="8.06265102951168">
                <text:p>8.06265102951168</text:p>
              </table:table-cell>
              <table:table-cell office:value-type="float" office:value="7.98997625801768">
                <text:p>7.98997625801768</text:p>
              </table:table-cell>
              <table:table-cell office:value-type="float" office:value="7.95133561933174">
                <text:p>7.95133561933174</text:p>
              </table:table-cell>
              <table:table-cell office:value-type="float" office:value="7.73877513985885">
                <text:p>7.73877513985885</text:p>
              </table:table-cell>
              <table:table-cell office:value-type="float" office:value="7.89169652125386">
                <text:p>7.89169652125386</text:p>
              </table:table-cell>
            </table:table-row>
            <table:table-row>
              <table:table-cell office:value-type="string">
                <text:p>NCBI_gene.chr1.txt</text:p>
              </table:table-cell>
              <table:table-cell office:value-type="float" office:value="38.0680216498447">
                <text:p>38.0680216498447</text:p>
              </table:table-cell>
              <table:table-cell office:value-type="float" office:value="34.7440357643548">
                <text:p>34.7440357643548</text:p>
              </table:table-cell>
              <table:table-cell office:value-type="float" office:value="38.7308690665432">
                <text:p>38.7308690665432</text:p>
              </table:table-cell>
              <table:table-cell office:value-type="float" office:value="38.6512804722955">
                <text:p>38.6512804722955</text:p>
              </table:table-cell>
              <table:table-cell office:value-type="float" office:value="38.5416391341783">
                <text:p>38.5416391341783</text:p>
              </table:table-cell>
              <table:table-cell office:value-type="float" office:value="37.280083670663">
                <text:p>37.280083670663</text:p>
              </table:table-cell>
              <table:table-cell office:value-type="float" office:value="37.1730473351831">
                <text:p>37.1730473351831</text:p>
              </table:table-cell>
            </table:table-row>
            <table:table-row>
              <table:table-cell office:value-type="string">
                <text:p>NCBI_snp.chr1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teins.txt</text:p>
              </table:table-cell>
              <table:table-cell office:value-type="float" office:value="18.2501194922252">
                <text:p>18.2501194922252</text:p>
              </table:table-cell>
              <table:table-cell office:value-type="float" office:value="18.8726254358942">
                <text:p>18.8726254358942</text:p>
              </table:table-cell>
              <table:table-cell office:value-type="float" office:value="19.0113392825774">
                <text:p>19.0113392825774</text:p>
              </table:table-cell>
              <table:table-cell office:value-type="float" office:value="19.0113392825774">
                <text:p>19.0113392825774</text:p>
              </table:table-cell>
              <table:table-cell office:value-type="float" office:value="19.206524691441">
                <text:p>19.206524691441</text:p>
              </table:table-cell>
              <table:table-cell office:value-type="float" office:value="18.687042820437">
                <text:p>18.687042820437</text:p>
              </table:table-cell>
              <table:table-cell office:value-type="float" office:value="17.3686936190295">
                <text:p>17.3686936190295</text:p>
              </table:table-cell>
            </table:table-row>
            <table:table-row>
              <table:table-cell office:value-type="string">
                <text:p>SwissProt.txt</text:p>
              </table:table-cell>
              <table:table-cell office:value-type="float" office:value="3.71994875751659">
                <text:p>3.71994875751659</text:p>
              </table:table-cell>
              <table:table-cell office:value-type="float" office:value="3.59732832299564">
                <text:p>3.59732832299564</text:p>
              </table:table-cell>
              <table:table-cell office:value-type="float" office:value="3.88304138135561">
                <text:p>3.88304138135561</text:p>
              </table:table-cell>
              <table:table-cell office:value-type="float" office:value="3.92200108687422">
                <text:p>3.92200108687422</text:p>
              </table:table-cell>
              <table:table-cell office:value-type="float" office:value="3.85594875143314">
                <text:p>3.85594875143314</text:p>
              </table:table-cell>
              <table:table-cell office:value-type="float" office:value="3.74376009700714">
                <text:p>3.74376009700714</text:p>
              </table:table-cell>
              <table:table-cell office:value-type="float" office:value="3.75226213306816">
                <text:p>3.75226213306816</text:p>
              </table:table-cell>
            </table:table-row>
            <table:table-row>
              <table:table-cell office:value-type="string">
                <text:p>treebank_e.txt</text:p>
              </table:table-cell>
              <table:table-cell office:value-type="float" office:value="1.96491453946438">
                <text:p>1.96491453946438</text:p>
              </table:table-cell>
              <table:table-cell office:value-type="float" office:value="1.96439622486435">
                <text:p>1.96439622486435</text:p>
              </table:table-cell>
              <table:table-cell office:value-type="float" office:value="1.97965309652185">
                <text:p>1.97965309652185</text:p>
              </table:table-cell>
              <table:table-cell office:value-type="float" office:value="1.9770522146949">
                <text:p>1.9770522146949</text:p>
              </table:table-cell>
              <table:table-cell office:value-type="float" office:value="1.9770522146949">
                <text:p>1.9770522146949</text:p>
              </table:table-cell>
              <table:table-cell office:value-type="float" office:value="1.98395488356361">
                <text:p>1.98395488356361</text:p>
              </table:table-cell>
              <table:table-cell office:value-type="float" office:value="1.98395488356361">
                <text:p>1.98395488356361</text:p>
              </table:table-cell>
            </table:table-row>
            <table:table-row>
              <table:table-cell office:value-type="string">
                <text:p>uwm.txt</text:p>
              </table:table-cell>
              <table:table-cell office:value-type="float" office:value="16.040646058402">
                <text:p>16.040646058402</text:p>
              </table:table-cell>
              <table:table-cell office:value-type="float" office:value="16.9652129645342">
                <text:p>16.9652129645342</text:p>
              </table:table-cell>
              <table:table-cell office:value-type="float" office:value="16.8707391157611">
                <text:p>16.8707391157611</text:p>
              </table:table-cell>
              <table:table-cell office:value-type="float" office:value="16.8253113429822">
                <text:p>16.8253113429822</text:p>
              </table:table-cell>
              <table:table-cell office:value-type="float" office:value="16.257141308472">
                <text:p>16.257141308472</text:p>
              </table:table-cell>
              <table:table-cell office:value-type="float" office:value="16.310185436946">
                <text:p>16.310185436946</text:p>
              </table:table-cell>
              <table:table-cell office:value-type="float" office:value="17.2889093843671">
                <text:p>17.2889093843671</text:p>
              </table:table-cell>
            </table:table-row>
            <table:table-row>
              <table:table-cell office:value-type="string">
                <text:p>wiki.txt</text:p>
              </table:table-cell>
              <table:table-cell office:value-type="float" office:value="10.6906163751471">
                <text:p>10.6906163751471</text:p>
              </table:table-cell>
              <table:table-cell office:value-type="float" office:value="12.8103314279822">
                <text:p>12.8103314279822</text:p>
              </table:table-cell>
              <table:table-cell office:value-type="float" office:value="11.1785160384053">
                <text:p>11.1785160384053</text:p>
              </table:table-cell>
              <table:table-cell office:value-type="float" office:value="11.11600665215">
                <text:p>11.11600665215</text:p>
              </table:table-cell>
              <table:table-cell office:value-type="float" office:value="11.4431185361973">
                <text:p>11.4431185361973</text:p>
              </table:table-cell>
              <table:table-cell office:value-type="float" office:value="11.4431185361973">
                <text:p>11.4431185361973</text:p>
              </table:table-cell>
              <table:table-cell office:value-type="float" office:value="11.4431185361973">
                <text:p>11.44311853619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tru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" chart:maximum="1.2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8.184cm" svg:height="23.135cm" xlink:href=".." xlink:type="simple" chart:class="chart:bar" chart:style-name="ch1">
        <chart:title svg:x="22.289cm" svg:y="0.598cm" chart:style-name="ch2">
          <text:p>CR vs RePair old</text:p>
        </chart:title>
        <chart:legend chart:legend-position="top" svg:x="19.046cm" svg:y="1.587cm" style:legend-expansion="wide" chart:style-name="ch3"/>
        <chart:plot-area chart:style-name="ch4" table:cell-range-address="Raw.A2:Raw.A23 Raw.Q1:Raw.T23" chart:data-source-has-labels="both" svg:x="0.963cm" svg:y="2.648cm" svg:width="46.258cm" svg:height="20.025cm">
          <chartooo:coordinate-region svg:x="1.963cm" svg:y="2.848cm" svg:width="45.258cm" svg:height="17.031cm"/>
          <chart:axis chart:dimension="x" chart:name="primary-x" chart:style-name="ch5" chartooo:axis-type="auto">
            <chartooo:date-scale/>
            <chart:categories table:cell-range-address="Raw.A2:Raw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aw.Q2:Raw.Q23" chart:label-cell-address="Raw.Q1:Raw.Q1" chart:class="chart:bar">
            <chart:data-point chart:repeated="22"/>
          </chart:series>
          <chart:series chart:style-name="ch9" chart:values-cell-range-address="Raw.R2:Raw.R23" chart:label-cell-address="Raw.R1:Raw.R1" chart:class="chart:bar">
            <chart:data-point chart:repeated="22"/>
          </chart:series>
          <chart:series chart:style-name="ch10" chart:values-cell-range-address="Raw.S2:Raw.S23" chart:label-cell-address="Raw.S1:Raw.S1" chart:class="chart:bar">
            <chart:data-point chart:repeated="22"/>
          </chart:series>
          <chart:series chart:style-name="ch11" chart:values-cell-range-address="Raw.T2:Raw.T23" chart:label-cell-address="Raw.T1:Raw.T1" chart:class="chart:ba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 new vs old</text:p>
                <draw:g>
                  <svg:desc>Raw.Q1:Raw.Q1</svg:desc>
                </draw:g>
              </table:table-cell>
              <table:table-cell office:value-type="string">
                <text:p>R 1.333 vs old</text:p>
                <draw:g>
                  <svg:desc>Raw.R1:Raw.R1</svg:desc>
                </draw:g>
              </table:table-cell>
              <table:table-cell office:value-type="string">
                <text:p>R 1.2 vs old</text:p>
                <draw:g>
                  <svg:desc>Raw.S1:Raw.S1</svg:desc>
                </draw:g>
              </table:table-cell>
              <table:table-cell office:value-type="string">
                <text:p>R 1.1 vs old</text:p>
                <draw:g>
                  <svg:desc>Raw.T1:Raw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8statistics.txt</text:p>
                <draw:g>
                  <svg:desc>Raw.A2:Raw.A23</svg:desc>
                </draw:g>
              </table:table-cell>
              <table:table-cell office:value-type="float" office:value="1.01581938258332">
                <text:p>1.01581938258332</text:p>
                <draw:g>
                  <svg:desc>Raw.Q2:Raw.Q23</svg:desc>
                </draw:g>
              </table:table-cell>
              <table:table-cell office:value-type="float" office:value="1.0210413146982">
                <text:p>1.0210413146982</text:p>
                <draw:g>
                  <svg:desc>Raw.R2:Raw.R23</svg:desc>
                </draw:g>
              </table:table-cell>
              <table:table-cell office:value-type="float" office:value="1.0210413146982">
                <text:p>1.0210413146982</text:p>
                <draw:g>
                  <svg:desc>Raw.S2:Raw.S23</svg:desc>
                </draw:g>
              </table:table-cell>
              <table:table-cell office:value-type="float" office:value="1.24773460297957">
                <text:p>1.24773460297957</text:p>
                <draw:g>
                  <svg:desc>Raw.T2:Raw.T23</svg:desc>
                </draw:g>
              </table:table-cell>
            </table:table-row>
            <table:table-row>
              <table:table-cell office:value-type="string">
                <text:p>dblp_small.txt</text:p>
              </table:table-cell>
              <table:table-cell office:value-type="float" office:value="1.08009248659831">
                <text:p>1.08009248659831</text:p>
              </table:table-cell>
              <table:table-cell office:value-type="float" office:value="1.06535650861029">
                <text:p>1.06535650861029</text:p>
              </table:table-cell>
              <table:table-cell office:value-type="float" office:value="1.06535650861029">
                <text:p>1.06535650861029</text:p>
              </table:table-cell>
              <table:table-cell office:value-type="float" office:value="1.13065196451518">
                <text:p>1.13065196451518</text:p>
              </table:table-cell>
            </table:table-row>
            <table:table-row>
              <table:table-cell office:value-type="string">
                <text:p>dblp.txt</text:p>
              </table:table-cell>
              <table:table-cell office:value-type="float" office:value="1.08027488591976">
                <text:p>1.08027488591976</text:p>
              </table:table-cell>
              <table:table-cell office:value-type="float" office:value="1.08636814469874">
                <text:p>1.08636814469874</text:p>
              </table:table-cell>
              <table:table-cell office:value-type="float" office:value="1.0773253535922">
                <text:p>1.0773253535922</text:p>
              </table:table-cell>
              <table:table-cell office:value-type="float" office:value="1.10215728896552">
                <text:p>1.10215728896552</text:p>
              </table:table-cell>
            </table:table-row>
            <table:table-row>
              <table:table-cell office:value-type="string">
                <text:p>enwiki-latest-...12.txt</text:p>
              </table:table-cell>
              <table:table-cell office:value-type="float" office:value="1.02099692110813">
                <text:p>1.02099692110813</text:p>
              </table:table-cell>
              <table:table-cell office:value-type="float" office:value="1.01003279843861">
                <text:p>1.01003279843861</text:p>
              </table:table-cell>
              <table:table-cell office:value-type="float" office:value="1.01050472251405">
                <text:p>1.01050472251405</text:p>
              </table:table-cell>
              <table:table-cell office:value-type="float" office:value="1.01024769752001">
                <text:p>1.01024769752001</text:p>
              </table:table-cell>
            </table:table-row>
            <table:table-row>
              <table:table-cell office:value-type="string">
                <text:p>enwiki-new.txt</text:p>
              </table:table-cell>
              <table:table-cell office:value-type="float" office:value="1.13425811209656">
                <text:p>1.13425811209656</text:p>
              </table:table-cell>
              <table:table-cell office:value-type="float" office:value="1.08622479425603">
                <text:p>1.08622479425603</text:p>
              </table:table-cell>
              <table:table-cell office:value-type="float" office:value="1.0136752111689">
                <text:p>1.0136752111689</text:p>
              </table:table-cell>
              <table:table-cell office:value-type="float" office:value="1.1249492329595">
                <text:p>1.1249492329595</text:p>
              </table:table-cell>
            </table:table-row>
            <table:table-row>
              <table:table-cell office:value-type="string">
                <text:p>factor0.2.txt</text:p>
              </table:table-cell>
              <table:table-cell office:value-type="float" office:value="0.969032402521425">
                <text:p>0.969032402521425</text:p>
              </table:table-cell>
              <table:table-cell office:value-type="float" office:value="0.969032402521425">
                <text:p>0.969032402521425</text:p>
              </table:table-cell>
              <table:table-cell office:value-type="float" office:value="0.991993916250138">
                <text:p>0.991993916250138</text:p>
              </table:table-cell>
              <table:table-cell office:value-type="float" office:value="1.02161942977133">
                <text:p>1.02161942977133</text:p>
              </table:table-cell>
            </table:table-row>
            <table:table-row>
              <table:table-cell office:value-type="string">
                <text:p>factor12.txt</text:p>
              </table:table-cell>
              <table:table-cell office:value-type="float" office:value="0.905657562870856">
                <text:p>0.905657562870856</text:p>
              </table:table-cell>
              <table:table-cell office:value-type="float" office:value="0.894850897180116">
                <text:p>0.894850897180116</text:p>
              </table:table-cell>
              <table:table-cell office:value-type="float" office:value="0.889928136001059">
                <text:p>0.889928136001059</text:p>
              </table:table-cell>
              <table:table-cell office:value-type="float" office:value="0.914648649147337">
                <text:p>0.914648649147337</text:p>
              </table:table-cell>
            </table:table-row>
            <table:table-row>
              <table:table-cell office:value-type="string">
                <text:p>factor1.txt</text:p>
              </table:table-cell>
              <table:table-cell office:value-type="float" office:value="0.968917995105664">
                <text:p>0.968917995105664</text:p>
              </table:table-cell>
              <table:table-cell office:value-type="float" office:value="0.968917995105664">
                <text:p>0.968917995105664</text:p>
              </table:table-cell>
              <table:table-cell office:value-type="float" office:value="0.968917995105664">
                <text:p>0.968917995105664</text:p>
              </table:table-cell>
              <table:table-cell office:value-type="float" office:value="0.98192860610504">
                <text:p>0.98192860610504</text:p>
              </table:table-cell>
            </table:table-row>
            <table:table-row>
              <table:table-cell office:value-type="string">
                <text:p>factor2.txt</text:p>
              </table:table-cell>
              <table:table-cell office:value-type="float" office:value="0.960610418644011">
                <text:p>0.960610418644011</text:p>
              </table:table-cell>
              <table:table-cell office:value-type="float" office:value="0.960610418644011">
                <text:p>0.960610418644011</text:p>
              </table:table-cell>
              <table:table-cell office:value-type="float" office:value="0.960610418644011">
                <text:p>0.960610418644011</text:p>
              </table:table-cell>
              <table:table-cell office:value-type="float" office:value="0.978800268361223">
                <text:p>0.978800268361223</text:p>
              </table:table-cell>
            </table:table-row>
            <table:table-row>
              <table:table-cell office:value-type="string">
                <text:p>factor4.8.txt</text:p>
              </table:table-cell>
              <table:table-cell office:value-type="float" office:value="0.935123246829747">
                <text:p>0.935123246829747</text:p>
              </table:table-cell>
              <table:table-cell office:value-type="float" office:value="0.935123246829747">
                <text:p>0.935123246829747</text:p>
              </table:table-cell>
              <table:table-cell office:value-type="float" office:value="0.930185940236881">
                <text:p>0.930185940236881</text:p>
              </table:table-cell>
              <table:table-cell office:value-type="float" office:value="0.949270193970041">
                <text:p>0.949270193970041</text:p>
              </table:table-cell>
            </table:table-row>
            <table:table-row>
              <table:table-cell office:value-type="string">
                <text:p>factor4.txt</text:p>
              </table:table-cell>
              <table:table-cell office:value-type="float" office:value="0.927488633632057">
                <text:p>0.927488633632057</text:p>
              </table:table-cell>
              <table:table-cell office:value-type="float" office:value="0.927488633632057">
                <text:p>0.927488633632057</text:p>
              </table:table-cell>
              <table:table-cell office:value-type="float" office:value="0.930549057096288">
                <text:p>0.930549057096288</text:p>
              </table:table-cell>
              <table:table-cell office:value-type="float" office:value="0.95934862215805">
                <text:p>0.95934862215805</text:p>
              </table:table-cell>
            </table:table-row>
            <table:table-row>
              <table:table-cell office:value-type="string">
                <text:p>factor7.txt</text:p>
              </table:table-cell>
              <table:table-cell office:value-type="float" office:value="0.931232382169251">
                <text:p>0.931232382169251</text:p>
              </table:table-cell>
              <table:table-cell office:value-type="float" office:value="0.931232382169251">
                <text:p>0.931232382169251</text:p>
              </table:table-cell>
              <table:table-cell office:value-type="float" office:value="0.921336839441539">
                <text:p>0.921336839441539</text:p>
              </table:table-cell>
              <table:table-cell office:value-type="float" office:value="0.945932964607736">
                <text:p>0.945932964607736</text:p>
              </table:table-cell>
            </table:table-row>
            <table:table-row>
              <table:table-cell office:value-type="string">
                <text:p>JST_gene.chr1.txt</text:p>
              </table:table-cell>
              <table:table-cell office:value-type="float" office:value="0.969707665476289">
                <text:p>0.969707665476289</text:p>
              </table:table-cell>
              <table:table-cell office:value-type="float" office:value="0.977182127730255">
                <text:p>0.977182127730255</text:p>
              </table:table-cell>
              <table:table-cell office:value-type="float" office:value="0.969333942363591">
                <text:p>0.969333942363591</text:p>
              </table:table-cell>
              <table:table-cell office:value-type="float" office:value="0.995868283365169">
                <text:p>0.995868283365169</text:p>
              </table:table-cell>
            </table:table-row>
            <table:table-row>
              <table:table-cell office:value-type="string">
                <text:p>JST_snp.chr1.txt</text:p>
              </table:table-cell>
              <table:table-cell office:value-type="float" office:value="1.05726490740782">
                <text:p>1.05726490740782</text:p>
              </table:table-cell>
              <table:table-cell office:value-type="float" office:value="1.05726490740782">
                <text:p>1.05726490740782</text:p>
              </table:table-cell>
              <table:table-cell office:value-type="float" office:value="1.03397663993826">
                <text:p>1.03397663993826</text:p>
              </table:table-cell>
              <table:table-cell office:value-type="float" office:value="1.20751686043642">
                <text:p>1.20751686043642</text:p>
              </table:table-cell>
            </table:table-row>
            <table:table-row>
              <table:table-cell office:value-type="string">
                <text:p>nasa.txt</text:p>
              </table:table-cell>
              <table:table-cell office:value-type="float" office:value="0.961545016588647">
                <text:p>0.961545016588647</text:p>
              </table:table-cell>
              <table:table-cell office:value-type="float" office:value="0.970290983047766">
                <text:p>0.970290983047766</text:p>
              </table:table-cell>
              <table:table-cell office:value-type="float" office:value="0.975006249147843">
                <text:p>0.975006249147843</text:p>
              </table:table-cell>
              <table:table-cell office:value-type="float" office:value="1.00178668817888">
                <text:p>1.00178668817888</text:p>
              </table:table-cell>
            </table:table-row>
            <table:table-row>
              <table:table-cell office:value-type="string">
                <text:p>NCBI_gene.chr1.txt</text:p>
              </table:table-cell>
              <table:table-cell office:value-type="float" office:value="0.897063159224785">
                <text:p>0.897063159224785</text:p>
              </table:table-cell>
              <table:table-cell office:value-type="float" office:value="0.898910342420833">
                <text:p>0.898910342420833</text:p>
              </table:table-cell>
              <table:table-cell office:value-type="float" office:value="0.901467517855101">
                <text:p>0.901467517855101</text:p>
              </table:table-cell>
              <table:table-cell office:value-type="float" office:value="0.931973116565082">
                <text:p>0.931973116565082</text:p>
              </table:table-cell>
            </table:table-row>
            <table:table-row>
              <table:table-cell office:value-type="string">
                <text:p>NCBI_snp.chr1.txt</text:p>
              </table:table-cell>
              <table:table-cell office:value-type="float" office:value="0.862978283350569">
                <text:p>0.862978283350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teins.txt</text:p>
              </table:table-cell>
              <table:table-cell office:value-type="float" office:value="0.992703625735073">
                <text:p>0.992703625735073</text:p>
              </table:table-cell>
              <table:table-cell office:value-type="float" office:value="0.992703625735073">
                <text:p>0.992703625735073</text:p>
              </table:table-cell>
              <table:table-cell office:value-type="float" office:value="0.982615321568527">
                <text:p>0.982615321568527</text:p>
              </table:table-cell>
              <table:table-cell office:value-type="float" office:value="1.00993108525733">
                <text:p>1.00993108525733</text:p>
              </table:table-cell>
            </table:table-row>
            <table:table-row>
              <table:table-cell office:value-type="string">
                <text:p>SwissProt.txt</text:p>
              </table:table-cell>
              <table:table-cell office:value-type="float" office:value="0.926420290102543">
                <text:p>0.926420290102543</text:p>
              </table:table-cell>
              <table:table-cell office:value-type="float" office:value="0.917217574221191">
                <text:p>0.917217574221191</text:p>
              </table:table-cell>
              <table:table-cell office:value-type="float" office:value="0.932929495408523">
                <text:p>0.932929495408523</text:p>
              </table:table-cell>
              <table:table-cell office:value-type="float" office:value="0.960886442983203">
                <text:p>0.960886442983203</text:p>
              </table:table-cell>
            </table:table-row>
            <table:table-row>
              <table:table-cell office:value-type="string">
                <text:p>treebank_e.txt</text:p>
              </table:table-cell>
              <table:table-cell office:value-type="float" office:value="0.99229315899624">
                <text:p>0.99229315899624</text:p>
              </table:table-cell>
              <table:table-cell office:value-type="float" office:value="0.993598555598848">
                <text:p>0.993598555598848</text:p>
              </table:table-cell>
              <table:table-cell office:value-type="float" office:value="0.993598555598848">
                <text:p>0.993598555598848</text:p>
              </table:table-cell>
              <table:table-cell office:value-type="float" office:value="0.990141580909277">
                <text:p>0.990141580909277</text:p>
              </table:table-cell>
            </table:table-row>
            <table:table-row>
              <table:table-cell office:value-type="string">
                <text:p>uwm.txt</text:p>
              </table:table-cell>
              <table:table-cell office:value-type="float" office:value="1.00559986424572">
                <text:p>1.00559986424572</text:p>
              </table:table-cell>
              <table:table-cell office:value-type="float" office:value="1.00831494994061">
                <text:p>1.00831494994061</text:p>
              </table:table-cell>
              <table:table-cell office:value-type="float" office:value="1.0435544996889">
                <text:p>1.0435544996889</text:p>
              </table:table-cell>
              <table:table-cell office:value-type="float" office:value="1.04016064257028">
                <text:p>1.04016064257028</text:p>
              </table:table-cell>
            </table:table-row>
            <table:table-row>
              <table:table-cell office:value-type="string">
                <text:p>wiki.txt</text:p>
              </table:table-cell>
              <table:table-cell office:value-type="float" office:value="1.1459778188778">
                <text:p>1.1459778188778</text:p>
              </table:table-cell>
              <table:table-cell office:value-type="float" office:value="1.15242207285874">
                <text:p>1.15242207285874</text:p>
              </table:table-cell>
              <table:table-cell office:value-type="float" office:value="1.11947904650818">
                <text:p>1.11947904650818</text:p>
              </table:table-cell>
              <table:table-cell office:value-type="float" office:value="1.11947904650818">
                <text:p>1.119479046508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794cm" svg:height="20.585cm" xlink:href="." xlink:type="simple" chart:class="chart:bar" chart:style-name="ch1">
        <chart:legend chart:legend-position="end" svg:x="32.816cm" svg:y="8.997cm" style:legend-expansion="high" chart:style-name="ch2"/>
        <chart:plot-area chart:style-name="ch3" chart:data-source-has-labels="both" svg:x="0.715cm" svg:y="0.411cm" svg:width="31.386cm" svg:height="19.763cm">
          <chartooo:coordinate-region svg:x="2.047cm" svg:y="0.61cm" svg:width="30.054cm" svg:height="17.031cm"/>
          <chart:axis chart:dimension="x" chart:name="primary-x" chart:style-name="ch4" chartooo:axis-type="auto">
            <chartooo:date-scale/>
            <chart:categories table:cell-range-address="local-table.$A$2:.$A$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3" chart:label-cell-address="local-table.$B$1" chart:class="chart:bar">
            <chart:data-point chart:repeated="22"/>
          </chart:series>
          <chart:series chart:style-name="ch8" chart:values-cell-range-address="local-table.$C$2:.$C$23" chart:label-cell-address="local-table.$C$1" chart:class="chart:bar">
            <chart:data-point chart:repeated="22"/>
          </chart:series>
          <chart:series chart:style-name="ch9" chart:values-cell-range-address="local-table.$D$2:.$D$23" chart:label-cell-address="local-table.$D$1" chart:class="chart:bar">
            <chart:data-point chart:repeated="22"/>
          </chart:series>
          <chart:series chart:style-name="ch10" chart:values-cell-range-address="local-table.$E$2:.$E$23" chart:label-cell-address="local-table.$E$1" chart:class="chart:bar">
            <chart:data-point chart:repeated="22"/>
          </chart:series>
          <chart:series chart:style-name="ch11" chart:values-cell-range-address="local-table.$F$2:.$F$23" chart:label-cell-address="local-table.$F$1" chart:class="chart:ba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 new vs old</text:p>
              </table:table-cell>
              <table:table-cell office:value-type="string">
                <text:p>R 1.333 vs old</text:p>
              </table:table-cell>
              <table:table-cell office:value-type="string">
                <text:p>R 1.2 vs old</text:p>
              </table:table-cell>
              <table:table-cell office:value-type="string">
                <text:p>R 1.1 vs old</text:p>
              </table:table-cell>
              <table:table-cell office:value-type="string">
                <text:p>R 1.05 vs old</text:p>
              </table:table-cell>
            </table:table-row>
          </table:table-header-rows>
          <table:table-rows>
            <table:table-row>
              <table:table-cell office:value-type="string">
                <text:p>1998statistics.txt</text:p>
              </table:table-cell>
              <table:table-cell office:value-type="float" office:value="1.01581938258332">
                <text:p>1.01581938258332</text:p>
              </table:table-cell>
              <table:table-cell office:value-type="float" office:value="1.0210413146982">
                <text:p>1.0210413146982</text:p>
              </table:table-cell>
              <table:table-cell office:value-type="float" office:value="1.0210413146982">
                <text:p>1.0210413146982</text:p>
              </table:table-cell>
              <table:table-cell office:value-type="float" office:value="1.24773460297957">
                <text:p>1.24773460297957</text:p>
              </table:table-cell>
              <table:table-cell office:value-type="float" office:value="1.3153125479957">
                <text:p>1.3153125479957</text:p>
              </table:table-cell>
            </table:table-row>
            <table:table-row>
              <table:table-cell office:value-type="string">
                <text:p>dblp_small.txt</text:p>
              </table:table-cell>
              <table:table-cell office:value-type="float" office:value="1.08009248659831">
                <text:p>1.08009248659831</text:p>
              </table:table-cell>
              <table:table-cell office:value-type="float" office:value="1.06535650861029">
                <text:p>1.06535650861029</text:p>
              </table:table-cell>
              <table:table-cell office:value-type="float" office:value="1.06535650861029">
                <text:p>1.06535650861029</text:p>
              </table:table-cell>
              <table:table-cell office:value-type="float" office:value="1.13065196451518">
                <text:p>1.13065196451518</text:p>
              </table:table-cell>
              <table:table-cell office:value-type="float" office:value="1.11238813019902">
                <text:p>1.11238813019902</text:p>
              </table:table-cell>
            </table:table-row>
            <table:table-row>
              <table:table-cell office:value-type="string">
                <text:p>dblp.txt</text:p>
              </table:table-cell>
              <table:table-cell office:value-type="float" office:value="1.08027488591976">
                <text:p>1.08027488591976</text:p>
              </table:table-cell>
              <table:table-cell office:value-type="float" office:value="1.08636814469874">
                <text:p>1.08636814469874</text:p>
              </table:table-cell>
              <table:table-cell office:value-type="float" office:value="1.0773253535922">
                <text:p>1.0773253535922</text:p>
              </table:table-cell>
              <table:table-cell office:value-type="float" office:value="1.10215728896552">
                <text:p>1.10215728896552</text:p>
              </table:table-cell>
              <table:table-cell office:value-type="float" office:value="1.12676606835334">
                <text:p>1.12676606835334</text:p>
              </table:table-cell>
            </table:table-row>
            <table:table-row>
              <table:table-cell office:value-type="string">
                <text:p>enwiki-latest-pages-articles12.txt</text:p>
              </table:table-cell>
              <table:table-cell office:value-type="float" office:value="1.02099692110813">
                <text:p>1.02099692110813</text:p>
              </table:table-cell>
              <table:table-cell office:value-type="float" office:value="1.01003279843861">
                <text:p>1.01003279843861</text:p>
              </table:table-cell>
              <table:table-cell office:value-type="float" office:value="1.01050472251405">
                <text:p>1.01050472251405</text:p>
              </table:table-cell>
              <table:table-cell office:value-type="float" office:value="1.01024769752001">
                <text:p>1.01024769752001</text:p>
              </table:table-cell>
              <table:table-cell office:value-type="float" office:value="1.18962068746643">
                <text:p>1.18962068746643</text:p>
              </table:table-cell>
            </table:table-row>
            <table:table-row>
              <table:table-cell office:value-type="string">
                <text:p>enwiki-new.txt</text:p>
              </table:table-cell>
              <table:table-cell office:value-type="float" office:value="1.13425811209656">
                <text:p>1.13425811209656</text:p>
              </table:table-cell>
              <table:table-cell office:value-type="float" office:value="1.08622479425603">
                <text:p>1.08622479425603</text:p>
              </table:table-cell>
              <table:table-cell office:value-type="float" office:value="1.0136752111689">
                <text:p>1.0136752111689</text:p>
              </table:table-cell>
              <table:table-cell office:value-type="float" office:value="1.1249492329595">
                <text:p>1.1249492329595</text:p>
              </table:table-cell>
              <table:table-cell office:value-type="float" office:value="1.10432205290915">
                <text:p>1.10432205290915</text:p>
              </table:table-cell>
            </table:table-row>
            <table:table-row>
              <table:table-cell office:value-type="string">
                <text:p>factor0.2.txt</text:p>
              </table:table-cell>
              <table:table-cell office:value-type="float" office:value="0.969032402521425">
                <text:p>0.969032402521425</text:p>
              </table:table-cell>
              <table:table-cell office:value-type="float" office:value="0.969032402521425">
                <text:p>0.969032402521425</text:p>
              </table:table-cell>
              <table:table-cell office:value-type="float" office:value="0.991993916250138">
                <text:p>0.991993916250138</text:p>
              </table:table-cell>
              <table:table-cell office:value-type="float" office:value="1.02161942977133">
                <text:p>1.02161942977133</text:p>
              </table:table-cell>
              <table:table-cell office:value-type="float" office:value="1.00648378099047">
                <text:p>1.00648378099047</text:p>
              </table:table-cell>
            </table:table-row>
            <table:table-row>
              <table:table-cell office:value-type="string">
                <text:p>factor12.txt</text:p>
              </table:table-cell>
              <table:table-cell office:value-type="float" office:value="0.905657562870856">
                <text:p>0.905657562870856</text:p>
              </table:table-cell>
              <table:table-cell office:value-type="float" office:value="0.894850897180116">
                <text:p>0.894850897180116</text:p>
              </table:table-cell>
              <table:table-cell office:value-type="float" office:value="0.889928136001059">
                <text:p>0.889928136001059</text:p>
              </table:table-cell>
              <table:table-cell office:value-type="float" office:value="0.914648649147337">
                <text:p>0.914648649147337</text:p>
              </table:table-cell>
              <table:table-cell office:value-type="float" office:value="0.990695683480506">
                <text:p>0.990695683480506</text:p>
              </table:table-cell>
            </table:table-row>
            <table:table-row>
              <table:table-cell office:value-type="string">
                <text:p>factor1.txt</text:p>
              </table:table-cell>
              <table:table-cell office:value-type="float" office:value="0.968917995105664">
                <text:p>0.968917995105664</text:p>
              </table:table-cell>
              <table:table-cell office:value-type="float" office:value="0.968917995105664">
                <text:p>0.968917995105664</text:p>
              </table:table-cell>
              <table:table-cell office:value-type="float" office:value="0.968917995105664">
                <text:p>0.968917995105664</text:p>
              </table:table-cell>
              <table:table-cell office:value-type="float" office:value="0.98192860610504">
                <text:p>0.98192860610504</text:p>
              </table:table-cell>
              <table:table-cell office:value-type="float" office:value="1.01610494090139">
                <text:p>1.01610494090139</text:p>
              </table:table-cell>
            </table:table-row>
            <table:table-row>
              <table:table-cell office:value-type="string">
                <text:p>factor2.txt</text:p>
              </table:table-cell>
              <table:table-cell office:value-type="float" office:value="0.960610418644011">
                <text:p>0.960610418644011</text:p>
              </table:table-cell>
              <table:table-cell office:value-type="float" office:value="0.960610418644011">
                <text:p>0.960610418644011</text:p>
              </table:table-cell>
              <table:table-cell office:value-type="float" office:value="0.960610418644011">
                <text:p>0.960610418644011</text:p>
              </table:table-cell>
              <table:table-cell office:value-type="float" office:value="0.978800268361223">
                <text:p>0.978800268361223</text:p>
              </table:table-cell>
              <table:table-cell office:value-type="float" office:value="1.02856633274125">
                <text:p>1.02856633274125</text:p>
              </table:table-cell>
            </table:table-row>
            <table:table-row>
              <table:table-cell office:value-type="string">
                <text:p>factor4.8.txt</text:p>
              </table:table-cell>
              <table:table-cell office:value-type="float" office:value="0.935123246829747">
                <text:p>0.935123246829747</text:p>
              </table:table-cell>
              <table:table-cell office:value-type="float" office:value="0.935123246829747">
                <text:p>0.935123246829747</text:p>
              </table:table-cell>
              <table:table-cell office:value-type="float" office:value="0.930185940236881">
                <text:p>0.930185940236881</text:p>
              </table:table-cell>
              <table:table-cell office:value-type="float" office:value="0.949270193970041">
                <text:p>0.949270193970041</text:p>
              </table:table-cell>
              <table:table-cell office:value-type="float" office:value="1.00464544468533">
                <text:p>1.00464544468533</text:p>
              </table:table-cell>
            </table:table-row>
            <table:table-row>
              <table:table-cell office:value-type="string">
                <text:p>factor4.txt</text:p>
              </table:table-cell>
              <table:table-cell office:value-type="float" office:value="0.927488633632057">
                <text:p>0.927488633632057</text:p>
              </table:table-cell>
              <table:table-cell office:value-type="float" office:value="0.927488633632057">
                <text:p>0.927488633632057</text:p>
              </table:table-cell>
              <table:table-cell office:value-type="float" office:value="0.930549057096288">
                <text:p>0.930549057096288</text:p>
              </table:table-cell>
              <table:table-cell office:value-type="float" office:value="0.95934862215805">
                <text:p>0.95934862215805</text:p>
              </table:table-cell>
              <table:table-cell office:value-type="float" office:value="1.00474720724245">
                <text:p>1.00474720724245</text:p>
              </table:table-cell>
            </table:table-row>
            <table:table-row>
              <table:table-cell office:value-type="string">
                <text:p>factor7.txt</text:p>
              </table:table-cell>
              <table:table-cell office:value-type="float" office:value="0.931232382169251">
                <text:p>0.931232382169251</text:p>
              </table:table-cell>
              <table:table-cell office:value-type="float" office:value="0.931232382169251">
                <text:p>0.931232382169251</text:p>
              </table:table-cell>
              <table:table-cell office:value-type="float" office:value="0.921336839441539">
                <text:p>0.921336839441539</text:p>
              </table:table-cell>
              <table:table-cell office:value-type="float" office:value="0.945932964607736">
                <text:p>0.945932964607736</text:p>
              </table:table-cell>
              <table:table-cell office:value-type="float" office:value="1.01772828249096">
                <text:p>1.01772828249096</text:p>
              </table:table-cell>
            </table:table-row>
            <table:table-row>
              <table:table-cell office:value-type="string">
                <text:p>JST_gene.chr1.txt</text:p>
              </table:table-cell>
              <table:table-cell office:value-type="float" office:value="0.969707665476289">
                <text:p>0.969707665476289</text:p>
              </table:table-cell>
              <table:table-cell office:value-type="float" office:value="0.977182127730255">
                <text:p>0.977182127730255</text:p>
              </table:table-cell>
              <table:table-cell office:value-type="float" office:value="0.969333942363591">
                <text:p>0.969333942363591</text:p>
              </table:table-cell>
              <table:table-cell office:value-type="float" office:value="0.995868283365169">
                <text:p>0.995868283365169</text:p>
              </table:table-cell>
              <table:table-cell office:value-type="float" office:value="0.996138194502118">
                <text:p>0.996138194502118</text:p>
              </table:table-cell>
            </table:table-row>
            <table:table-row>
              <table:table-cell office:value-type="string">
                <text:p>JST_snp.chr1.txt</text:p>
              </table:table-cell>
              <table:table-cell office:value-type="float" office:value="1.05726490740782">
                <text:p>1.05726490740782</text:p>
              </table:table-cell>
              <table:table-cell office:value-type="float" office:value="1.05726490740782">
                <text:p>1.05726490740782</text:p>
              </table:table-cell>
              <table:table-cell office:value-type="float" office:value="1.03397663993826">
                <text:p>1.03397663993826</text:p>
              </table:table-cell>
              <table:table-cell office:value-type="float" office:value="1.20751686043642">
                <text:p>1.20751686043642</text:p>
              </table:table-cell>
              <table:table-cell office:value-type="float" office:value="1.19869962622106">
                <text:p>1.19869962622106</text:p>
              </table:table-cell>
            </table:table-row>
            <table:table-row>
              <table:table-cell office:value-type="string">
                <text:p>nasa.txt</text:p>
              </table:table-cell>
              <table:table-cell office:value-type="float" office:value="0.961545016588647">
                <text:p>0.961545016588647</text:p>
              </table:table-cell>
              <table:table-cell office:value-type="float" office:value="0.970290983047766">
                <text:p>0.970290983047766</text:p>
              </table:table-cell>
              <table:table-cell office:value-type="float" office:value="0.975006249147843">
                <text:p>0.975006249147843</text:p>
              </table:table-cell>
              <table:table-cell office:value-type="float" office:value="1.00178668817888">
                <text:p>1.00178668817888</text:p>
              </table:table-cell>
              <table:table-cell office:value-type="float" office:value="0.982374562559651">
                <text:p>0.982374562559651</text:p>
              </table:table-cell>
            </table:table-row>
            <table:table-row>
              <table:table-cell office:value-type="string">
                <text:p>NCBI_gene.chr1.txt</text:p>
              </table:table-cell>
              <table:table-cell office:value-type="float" office:value="0.897063159224785">
                <text:p>0.897063159224785</text:p>
              </table:table-cell>
              <table:table-cell office:value-type="float" office:value="0.898910342420833">
                <text:p>0.898910342420833</text:p>
              </table:table-cell>
              <table:table-cell office:value-type="float" office:value="0.901467517855101">
                <text:p>0.901467517855101</text:p>
              </table:table-cell>
              <table:table-cell office:value-type="float" office:value="0.931973116565082">
                <text:p>0.931973116565082</text:p>
              </table:table-cell>
              <table:table-cell office:value-type="float" office:value="0.93465664655022">
                <text:p>0.93465664655022</text:p>
              </table:table-cell>
            </table:table-row>
            <table:table-row>
              <table:table-cell office:value-type="string">
                <text:p>NCBI_snp.chr1.txt</text:p>
              </table:table-cell>
              <table:table-cell office:value-type="float" office:value="0.862978283350569">
                <text:p>0.862978283350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teins.txt</text:p>
              </table:table-cell>
              <table:table-cell office:value-type="float" office:value="0.992703625735073">
                <text:p>0.992703625735073</text:p>
              </table:table-cell>
              <table:table-cell office:value-type="float" office:value="0.992703625735073">
                <text:p>0.992703625735073</text:p>
              </table:table-cell>
              <table:table-cell office:value-type="float" office:value="0.982615321568527">
                <text:p>0.982615321568527</text:p>
              </table:table-cell>
              <table:table-cell office:value-type="float" office:value="1.00993108525733">
                <text:p>1.00993108525733</text:p>
              </table:table-cell>
              <table:table-cell office:value-type="float" office:value="1.08658865484373">
                <text:p>1.08658865484373</text:p>
              </table:table-cell>
            </table:table-row>
            <table:table-row>
              <table:table-cell office:value-type="string">
                <text:p>SwissProt.txt</text:p>
              </table:table-cell>
              <table:table-cell office:value-type="float" office:value="0.926420290102543">
                <text:p>0.926420290102543</text:p>
              </table:table-cell>
              <table:table-cell office:value-type="float" office:value="0.917217574221191">
                <text:p>0.917217574221191</text:p>
              </table:table-cell>
              <table:table-cell office:value-type="float" office:value="0.932929495408523">
                <text:p>0.932929495408523</text:p>
              </table:table-cell>
              <table:table-cell office:value-type="float" office:value="0.960886442983203">
                <text:p>0.960886442983203</text:p>
              </table:table-cell>
              <table:table-cell office:value-type="float" office:value="0.958709225374447">
                <text:p>0.958709225374447</text:p>
              </table:table-cell>
            </table:table-row>
            <table:table-row>
              <table:table-cell office:value-type="string">
                <text:p>treebank_e.txt</text:p>
              </table:table-cell>
              <table:table-cell office:value-type="float" office:value="0.99229315899624">
                <text:p>0.99229315899624</text:p>
              </table:table-cell>
              <table:table-cell office:value-type="float" office:value="0.993598555598848">
                <text:p>0.993598555598848</text:p>
              </table:table-cell>
              <table:table-cell office:value-type="float" office:value="0.993598555598848">
                <text:p>0.993598555598848</text:p>
              </table:table-cell>
              <table:table-cell office:value-type="float" office:value="0.990141580909277">
                <text:p>0.990141580909277</text:p>
              </table:table-cell>
              <table:table-cell office:value-type="float" office:value="0.990141580909277">
                <text:p>0.990141580909277</text:p>
              </table:table-cell>
            </table:table-row>
            <table:table-row>
              <table:table-cell office:value-type="string">
                <text:p>uwm.txt</text:p>
              </table:table-cell>
              <table:table-cell office:value-type="float" office:value="1.00559986424572">
                <text:p>1.00559986424572</text:p>
              </table:table-cell>
              <table:table-cell office:value-type="float" office:value="1.00831494994061">
                <text:p>1.00831494994061</text:p>
              </table:table-cell>
              <table:table-cell office:value-type="float" office:value="1.0435544996889">
                <text:p>1.0435544996889</text:p>
              </table:table-cell>
              <table:table-cell office:value-type="float" office:value="1.04016064257028">
                <text:p>1.04016064257028</text:p>
              </table:table-cell>
              <table:table-cell office:value-type="float" office:value="0.981277221562305">
                <text:p>0.981277221562305</text:p>
              </table:table-cell>
            </table:table-row>
            <table:table-row>
              <table:table-cell office:value-type="string">
                <text:p>wiki.txt</text:p>
              </table:table-cell>
              <table:table-cell office:value-type="float" office:value="1.1459778188778">
                <text:p>1.1459778188778</text:p>
              </table:table-cell>
              <table:table-cell office:value-type="float" office:value="1.15242207285874">
                <text:p>1.15242207285874</text:p>
              </table:table-cell>
              <table:table-cell office:value-type="float" office:value="1.11947904650818">
                <text:p>1.11947904650818</text:p>
              </table:table-cell>
              <table:table-cell office:value-type="float" office:value="1.11947904650818">
                <text:p>1.11947904650818</text:p>
              </table:table-cell>
              <table:table-cell office:value-type="float" office:value="1.11947904650818">
                <text:p>1.119479046508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x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text-overlap="true" chart:reverse-direction="false" text:line-break="tru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9.275cm" svg:height="23.029cm" xlink:href="." xlink:type="simple" chart:class="chart:bar" chart:style-name="ch1">
        <chart:title svg:x="21.432cm" svg:y="0.596cm" chart:style-name="ch2">
          <text:p>Compression Ratio vs Succinct</text:p>
        </chart:title>
        <chart:legend chart:legend-position="top" svg:x="15.321cm" svg:y="1.586cm" style:legend-expansion="wide" chart:style-name="ch3"/>
        <chart:plot-area chart:style-name="ch4" chart:data-source-has-labels="both" svg:x="0.985cm" svg:y="2.644cm" svg:width="47.305cm" svg:height="19.925cm">
          <chartooo:coordinate-region svg:x="1.961cm" svg:y="2.843cm" svg:width="46.329cm" svg:height="16.895cm"/>
          <chart:axis chart:dimension="x" chart:name="primary-x" chart:style-name="ch5" chartooo:axis-type="auto">
            <chartooo:date-scale/>
            <chart:categories table:cell-range-address="local-table.$A$2:.$A$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3" chart:label-cell-address="local-table.$B$1" chart:class="chart:bar">
            <chart:data-point chart:repeated="22"/>
          </chart:series>
          <chart:series chart:style-name="ch9" chart:values-cell-range-address="local-table.$C$2:.$C$23" chart:label-cell-address="local-table.$C$1" chart:class="chart:bar">
            <chart:data-point chart:repeated="22"/>
          </chart:series>
          <chart:series chart:style-name="ch10" chart:values-cell-range-address="local-table.$D$2:.$D$23" chart:label-cell-address="local-table.$D$1" chart:class="chart:bar">
            <chart:data-point chart:repeated="22"/>
          </chart:series>
          <chart:series chart:style-name="ch11" chart:values-cell-range-address="local-table.$E$2:.$E$23" chart:label-cell-address="local-table.$E$1" chart:class="chart:bar">
            <chart:data-point chart:repeated="22"/>
          </chart:series>
          <chart:series chart:style-name="ch12" chart:values-cell-range-address="local-table.$F$2:.$F$23" chart:label-cell-address="local-table.$F$1" chart:class="chart:bar">
            <chart:data-point chart:repeated="22"/>
          </chart:series>
          <chart:series chart:style-name="ch13" chart:values-cell-range-address="local-table.$G$2:.$G$23" chart:label-cell-address="local-table.$G$1" chart:class="chart:bar">
            <chart:data-point chart:repeated="22"/>
          </chart:series>
          <chart:series chart:style-name="ch14" chart:values-cell-range-address="local-table.$H$2:.$H$23" chart:label-cell-address="local-table.$H$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 classic</text:p>
              </table:table-cell>
              <table:table-cell office:value-type="string">
                <text:p>CR repair old</text:p>
              </table:table-cell>
              <table:table-cell office:value-type="string">
                <text:p>CR repair new</text:p>
              </table:table-cell>
              <table:table-cell office:value-type="string">
                <text:p>CR RP m=1.333</text:p>
              </table:table-cell>
              <table:table-cell office:value-type="string">
                <text:p>CR RP m=1.2</text:p>
              </table:table-cell>
              <table:table-cell office:value-type="string">
                <text:p>CR RP m=1.1</text:p>
              </table:table-cell>
              <table:table-cell office:value-type="string">
                <text:p>CR RP m=1.05</text:p>
              </table:table-cell>
            </table:table-row>
          </table:table-header-rows>
          <table:table-rows>
            <table:table-row>
              <table:table-cell office:value-type="string">
                <text:p>1998statistics.txt</text:p>
              </table:table-cell>
              <table:table-cell office:value-type="float" office:value="22.8752327746741">
                <text:p>22.8752327746741</text:p>
              </table:table-cell>
              <table:table-cell office:value-type="float" office:value="22.6398402703118">
                <text:p>22.6398402703118</text:p>
              </table:table-cell>
              <table:table-cell office:value-type="float" office:value="22.287269428485">
                <text:p>22.287269428485</text:p>
              </table:table-cell>
              <table:table-cell office:value-type="float" office:value="22.173285198556">
                <text:p>22.173285198556</text:p>
              </table:table-cell>
              <table:table-cell office:value-type="float" office:value="22.173285198556">
                <text:p>22.173285198556</text:p>
              </table:table-cell>
              <table:table-cell office:value-type="float" office:value="18.1447562776957">
                <text:p>18.1447562776957</text:p>
              </table:table-cell>
              <table:table-cell office:value-type="float" office:value="17.2125175151798">
                <text:p>17.2125175151798</text:p>
              </table:table-cell>
            </table:table-row>
            <table:table-row>
              <table:table-cell office:value-type="string">
                <text:p>dblp_small.txt</text:p>
              </table:table-cell>
              <table:table-cell office:value-type="float" office:value="6.53028190541237">
                <text:p>6.53028190541237</text:p>
              </table:table-cell>
              <table:table-cell office:value-type="float" office:value="7.14695509944784">
                <text:p>7.14695509944784</text:p>
              </table:table-cell>
              <table:table-cell office:value-type="float" office:value="6.61698436765981">
                <text:p>6.61698436765981</text:p>
              </table:table-cell>
              <table:table-cell office:value-type="float" office:value="6.70851028898368">
                <text:p>6.70851028898368</text:p>
              </table:table-cell>
              <table:table-cell office:value-type="float" office:value="6.70851028898368">
                <text:p>6.70851028898368</text:p>
              </table:table-cell>
              <table:table-cell office:value-type="float" office:value="6.32109201040698">
                <text:p>6.32109201040698</text:p>
              </table:table-cell>
              <table:table-cell office:value-type="float" office:value="6.42487536986678">
                <text:p>6.42487536986678</text:p>
              </table:table-cell>
            </table:table-row>
            <table:table-row>
              <table:table-cell office:value-type="string">
                <text:p>dblp.txt</text:p>
              </table:table-cell>
              <table:table-cell office:value-type="float" office:value="8.94948209709196">
                <text:p>8.94948209709196</text:p>
              </table:table-cell>
              <table:table-cell office:value-type="float" office:value="9.67636748183304">
                <text:p>9.67636748183304</text:p>
              </table:table-cell>
              <table:table-cell office:value-type="float" office:value="8.95731966738678">
                <text:p>8.95731966738678</text:p>
              </table:table-cell>
              <table:table-cell office:value-type="float" office:value="8.9070795467004">
                <text:p>8.9070795467004</text:p>
              </table:table-cell>
              <table:table-cell office:value-type="float" office:value="8.98184327470663">
                <text:p>8.98184327470663</text:p>
              </table:table-cell>
              <table:table-cell office:value-type="float" office:value="8.77947964297838">
                <text:p>8.77947964297838</text:p>
              </table:table-cell>
              <table:table-cell office:value-type="float" office:value="8.58773418334662">
                <text:p>8.58773418334662</text:p>
              </table:table-cell>
            </table:table-row>
            <table:table-row>
              <table:table-cell office:value-type="string">
                <text:p>Enwiki-latest-...12.txt</text:p>
              </table:table-cell>
              <table:table-cell office:value-type="float" office:value="14.8528749599985">
                <text:p>14.8528749599985</text:p>
              </table:table-cell>
              <table:table-cell office:value-type="float" office:value="17.9932387910205">
                <text:p>17.9932387910205</text:p>
              </table:table-cell>
              <table:table-cell office:value-type="float" office:value="17.6232057306223">
                <text:p>17.6232057306223</text:p>
              </table:table-cell>
              <table:table-cell office:value-type="float" office:value="17.8145094088389">
                <text:p>17.8145094088389</text:p>
              </table:table-cell>
              <table:table-cell office:value-type="float" office:value="17.8061897090939">
                <text:p>17.8061897090939</text:p>
              </table:table-cell>
              <table:table-cell office:value-type="float" office:value="17.81071992066">
                <text:p>17.81071992066</text:p>
              </table:table-cell>
              <table:table-cell office:value-type="float" office:value="15.125189886653">
                <text:p>15.125189886653</text:p>
              </table:table-cell>
            </table:table-row>
            <table:table-row>
              <table:table-cell office:value-type="string">
                <text:p>enwiki-new.txt</text:p>
              </table:table-cell>
              <table:table-cell office:value-type="float" office:value="12.7298096692062">
                <text:p>12.7298096692062</text:p>
              </table:table-cell>
              <table:table-cell office:value-type="float" office:value="15.2330973246319">
                <text:p>15.2330973246319</text:p>
              </table:table-cell>
              <table:table-cell office:value-type="float" office:value="13.4300095914458">
                <text:p>13.4300095914458</text:p>
              </table:table-cell>
              <table:table-cell office:value-type="float" office:value="14.0238902713184">
                <text:p>14.0238902713184</text:p>
              </table:table-cell>
              <table:table-cell office:value-type="float" office:value="15.0275918329563">
                <text:p>15.0275918329563</text:p>
              </table:table-cell>
              <table:table-cell office:value-type="float" office:value="13.5411420162996">
                <text:p>13.5411420162996</text:p>
              </table:table-cell>
              <table:table-cell office:value-type="float" office:value="13.7940714708204">
                <text:p>13.7940714708204</text:p>
              </table:table-cell>
            </table:table-row>
            <table:table-row>
              <table:table-cell office:value-type="string">
                <text:p>factor0.2.txt</text:p>
              </table:table-cell>
              <table:table-cell office:value-type="float" office:value="3.07147312378873">
                <text:p>3.07147312378873</text:p>
              </table:table-cell>
              <table:table-cell office:value-type="float" office:value="3.01198045445175">
                <text:p>3.01198045445175</text:p>
              </table:table-cell>
              <table:table-cell office:value-type="float" office:value="3.10823502559312">
                <text:p>3.10823502559312</text:p>
              </table:table-cell>
              <table:table-cell office:value-type="float" office:value="3.10823502559312">
                <text:p>3.10823502559312</text:p>
              </table:table-cell>
              <table:table-cell office:value-type="float" office:value="3.03628924039919">
                <text:p>3.03628924039919</text:p>
              </table:table-cell>
              <table:table-cell office:value-type="float" office:value="2.94824116170728">
                <text:p>2.94824116170728</text:p>
              </table:table-cell>
              <table:table-cell office:value-type="float" office:value="2.99257723903678">
                <text:p>2.99257723903678</text:p>
              </table:table-cell>
            </table:table-row>
            <table:table-row>
              <table:table-cell office:value-type="string">
                <text:p>factor12.txt</text:p>
              </table:table-cell>
              <table:table-cell office:value-type="float" office:value="7.65814548404789">
                <text:p>7.65814548404789</text:p>
              </table:table-cell>
              <table:table-cell office:value-type="float" office:value="14.5858923899612">
                <text:p>14.5858923899612</text:p>
              </table:table-cell>
              <table:table-cell office:value-type="float" office:value="16.1053062304534">
                <text:p>16.1053062304534</text:p>
              </table:table-cell>
              <table:table-cell office:value-type="float" office:value="16.299801940105">
                <text:p>16.299801940105</text:p>
              </table:table-cell>
              <table:table-cell office:value-type="float" office:value="16.3899665601132">
                <text:p>16.3899665601132</text:p>
              </table:table-cell>
              <table:table-cell office:value-type="float" office:value="15.9469894844962">
                <text:p>15.9469894844962</text:p>
              </table:table-cell>
              <table:table-cell office:value-type="float" office:value="14.7228787135906">
                <text:p>14.7228787135906</text:p>
              </table:table-cell>
            </table:table-row>
            <table:table-row>
              <table:table-cell office:value-type="string">
                <text:p>factor1.txt</text:p>
              </table:table-cell>
              <table:table-cell office:value-type="float" office:value="4.02744146064102">
                <text:p>4.02744146064102</text:p>
              </table:table-cell>
              <table:table-cell office:value-type="float" office:value="4.32432286764487">
                <text:p>4.32432286764487</text:p>
              </table:table-cell>
              <table:table-cell office:value-type="float" office:value="4.46304319817415">
                <text:p>4.46304319817415</text:p>
              </table:table-cell>
              <table:table-cell office:value-type="float" office:value="4.46304319817415">
                <text:p>4.46304319817415</text:p>
              </table:table-cell>
              <table:table-cell office:value-type="float" office:value="4.46304319817415">
                <text:p>4.46304319817415</text:p>
              </table:table-cell>
              <table:table-cell office:value-type="float" office:value="4.40390761686628">
                <text:p>4.40390761686628</text:p>
              </table:table-cell>
              <table:table-cell office:value-type="float" office:value="4.25578372230801">
                <text:p>4.25578372230801</text:p>
              </table:table-cell>
            </table:table-row>
            <table:table-row>
              <table:table-cell office:value-type="string">
                <text:p>factor2.txt</text:p>
              </table:table-cell>
              <table:table-cell office:value-type="float" office:value="4.71080720473129">
                <text:p>4.71080720473129</text:p>
              </table:table-cell>
              <table:table-cell office:value-type="float" office:value="5.4968710057433">
                <text:p>5.4968710057433</text:p>
              </table:table-cell>
              <table:table-cell office:value-type="float" office:value="5.72226877728709">
                <text:p>5.72226877728709</text:p>
              </table:table-cell>
              <table:table-cell office:value-type="float" office:value="5.72226877728709">
                <text:p>5.72226877728709</text:p>
              </table:table-cell>
              <table:table-cell office:value-type="float" office:value="5.72226877728709">
                <text:p>5.72226877728709</text:p>
              </table:table-cell>
              <table:table-cell office:value-type="float" office:value="5.61592715431776">
                <text:p>5.61592715431776</text:p>
              </table:table-cell>
              <table:table-cell office:value-type="float" office:value="5.3442066211651">
                <text:p>5.3442066211651</text:p>
              </table:table-cell>
            </table:table-row>
            <table:table-row>
              <table:table-cell office:value-type="string">
                <text:p>factor4.8.txt</text:p>
              </table:table-cell>
              <table:table-cell office:value-type="float" office:value="5.89340678661957">
                <text:p>5.89340678661957</text:p>
              </table:table-cell>
              <table:table-cell office:value-type="float" office:value="7.56651159762125">
                <text:p>7.56651159762125</text:p>
              </table:table-cell>
              <table:table-cell office:value-type="float" office:value="8.09145919885237">
                <text:p>8.09145919885237</text:p>
              </table:table-cell>
              <table:table-cell office:value-type="float" office:value="8.09145919885237">
                <text:p>8.09145919885237</text:p>
              </table:table-cell>
              <table:table-cell office:value-type="float" office:value="8.13440761714198">
                <text:p>8.13440761714198</text:p>
              </table:table-cell>
              <table:table-cell office:value-type="float" office:value="7.97087240880973">
                <text:p>7.97087240880973</text:p>
              </table:table-cell>
              <table:table-cell office:value-type="float" office:value="7.53152431800577">
                <text:p>7.53152431800577</text:p>
              </table:table-cell>
            </table:table-row>
            <table:table-row>
              <table:table-cell office:value-type="string">
                <text:p>factor4.txt</text:p>
              </table:table-cell>
              <table:table-cell office:value-type="float" office:value="5.60134477517999">
                <text:p>5.60134477517999</text:p>
              </table:table-cell>
              <table:table-cell office:value-type="float" office:value="6.95641641141954">
                <text:p>6.95641641141954</text:p>
              </table:table-cell>
              <table:table-cell office:value-type="float" office:value="7.5002713339765">
                <text:p>7.5002713339765</text:p>
              </table:table-cell>
              <table:table-cell office:value-type="float" office:value="7.5002713339765">
                <text:p>7.5002713339765</text:p>
              </table:table-cell>
              <table:table-cell office:value-type="float" office:value="7.47560416978611">
                <text:p>7.47560416978611</text:p>
              </table:table-cell>
              <table:table-cell office:value-type="float" office:value="7.25118716048303">
                <text:p>7.25118716048303</text:p>
              </table:table-cell>
              <table:table-cell office:value-type="float" office:value="6.92354888998557">
                <text:p>6.92354888998557</text:p>
              </table:table-cell>
            </table:table-row>
            <table:table-row>
              <table:table-cell office:value-type="string">
                <text:p>factor7.txt</text:p>
              </table:table-cell>
              <table:table-cell office:value-type="float" office:value="6.48516290354505">
                <text:p>6.48516290354505</text:p>
              </table:table-cell>
              <table:table-cell office:value-type="float" office:value="9.92665900591358">
                <text:p>9.92665900591358</text:p>
              </table:table-cell>
              <table:table-cell office:value-type="float" office:value="10.6597012689679">
                <text:p>10.6597012689679</text:p>
              </table:table-cell>
              <table:table-cell office:value-type="float" office:value="10.6597012689679">
                <text:p>10.6597012689679</text:p>
              </table:table-cell>
              <table:table-cell office:value-type="float" office:value="10.7741909158116">
                <text:p>10.7741909158116</text:p>
              </table:table-cell>
              <table:table-cell office:value-type="float" office:value="10.4940406744679">
                <text:p>10.4940406744679</text:p>
              </table:table-cell>
              <table:table-cell office:value-type="float" office:value="9.75374191391968">
                <text:p>9.75374191391968</text:p>
              </table:table-cell>
            </table:table-row>
            <table:table-row>
              <table:table-cell office:value-type="string">
                <text:p>JST_gene.chr1.txt</text:p>
              </table:table-cell>
              <table:table-cell office:value-type="float" office:value="16.9701087555977">
                <text:p>16.9701087555977</text:p>
              </table:table-cell>
              <table:table-cell office:value-type="float" office:value="15.9719292417573">
                <text:p>15.9719292417573</text:p>
              </table:table-cell>
              <table:table-cell office:value-type="float" office:value="16.4708703564929">
                <text:p>16.4708703564929</text:p>
              </table:table-cell>
              <table:table-cell office:value-type="float" office:value="16.3448847338787">
                <text:p>16.3448847338787</text:p>
              </table:table-cell>
              <table:table-cell office:value-type="float" office:value="16.4772206395785">
                <text:p>16.4772206395785</text:p>
              </table:table-cell>
              <table:table-cell office:value-type="float" office:value="16.0381945168352">
                <text:p>16.0381945168352</text:p>
              </table:table-cell>
              <table:table-cell office:value-type="float" office:value="16.0338488473884">
                <text:p>16.0338488473884</text:p>
              </table:table-cell>
            </table:table-row>
            <table:table-row>
              <table:table-cell office:value-type="string">
                <text:p>JST_snp.chr1.txt</text:p>
              </table:table-cell>
              <table:table-cell office:value-type="float" office:value="17.9519151569294">
                <text:p>17.9519151569294</text:p>
              </table:table-cell>
              <table:table-cell office:value-type="float" office:value="19.6570567040146">
                <text:p>19.6570567040146</text:p>
              </table:table-cell>
              <table:table-cell office:value-type="float" office:value="18.5923665547638">
                <text:p>18.5923665547638</text:p>
              </table:table-cell>
              <table:table-cell office:value-type="float" office:value="18.5923665547638">
                <text:p>18.5923665547638</text:p>
              </table:table-cell>
              <table:table-cell office:value-type="float" office:value="19.0111226354093">
                <text:p>19.0111226354093</text:p>
              </table:table-cell>
              <table:table-cell office:value-type="float" office:value="16.2789086828239">
                <text:p>16.2789086828239</text:p>
              </table:table-cell>
              <table:table-cell office:value-type="float" office:value="16.3986508997121">
                <text:p>16.3986508997121</text:p>
              </table:table-cell>
            </table:table-row>
            <table:table-row>
              <table:table-cell office:value-type="string">
                <text:p>nasa.txt</text:p>
              </table:table-cell>
              <table:table-cell office:value-type="float" office:value="7.63358197892805">
                <text:p>7.63358197892805</text:p>
              </table:table-cell>
              <table:table-cell office:value-type="float" office:value="7.75260191792028">
                <text:p>7.75260191792028</text:p>
              </table:table-cell>
              <table:table-cell office:value-type="float" office:value="8.06265102951168">
                <text:p>8.06265102951168</text:p>
              </table:table-cell>
              <table:table-cell office:value-type="float" office:value="7.98997625801768">
                <text:p>7.98997625801768</text:p>
              </table:table-cell>
              <table:table-cell office:value-type="float" office:value="7.95133561933174">
                <text:p>7.95133561933174</text:p>
              </table:table-cell>
              <table:table-cell office:value-type="float" office:value="7.73877513985885">
                <text:p>7.73877513985885</text:p>
              </table:table-cell>
              <table:table-cell office:value-type="float" office:value="7.89169652125386">
                <text:p>7.89169652125386</text:p>
              </table:table-cell>
            </table:table-row>
            <table:table-row>
              <table:table-cell office:value-type="string">
                <text:p>NCBI_gene.chr1.txt</text:p>
              </table:table-cell>
              <table:table-cell office:value-type="float" office:value="38.0680216498447">
                <text:p>38.0680216498447</text:p>
              </table:table-cell>
              <table:table-cell office:value-type="float" office:value="34.7440357643548">
                <text:p>34.7440357643548</text:p>
              </table:table-cell>
              <table:table-cell office:value-type="float" office:value="38.7308690665432">
                <text:p>38.7308690665432</text:p>
              </table:table-cell>
              <table:table-cell office:value-type="float" office:value="38.6512804722955">
                <text:p>38.6512804722955</text:p>
              </table:table-cell>
              <table:table-cell office:value-type="float" office:value="38.5416391341783">
                <text:p>38.5416391341783</text:p>
              </table:table-cell>
              <table:table-cell office:value-type="float" office:value="37.280083670663">
                <text:p>37.280083670663</text:p>
              </table:table-cell>
              <table:table-cell office:value-type="float" office:value="37.1730473351831">
                <text:p>37.1730473351831</text:p>
              </table:table-cell>
            </table:table-row>
            <table:table-row>
              <table:table-cell office:value-type="string">
                <text:p>NCBI_snp.chr1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teins.txt</text:p>
              </table:table-cell>
              <table:table-cell office:value-type="float" office:value="18.2501194922252">
                <text:p>18.2501194922252</text:p>
              </table:table-cell>
              <table:table-cell office:value-type="float" office:value="18.8726254358942">
                <text:p>18.8726254358942</text:p>
              </table:table-cell>
              <table:table-cell office:value-type="float" office:value="19.0113392825774">
                <text:p>19.0113392825774</text:p>
              </table:table-cell>
              <table:table-cell office:value-type="float" office:value="19.0113392825774">
                <text:p>19.0113392825774</text:p>
              </table:table-cell>
              <table:table-cell office:value-type="float" office:value="19.206524691441">
                <text:p>19.206524691441</text:p>
              </table:table-cell>
              <table:table-cell office:value-type="float" office:value="18.687042820437">
                <text:p>18.687042820437</text:p>
              </table:table-cell>
              <table:table-cell office:value-type="float" office:value="17.3686936190295">
                <text:p>17.3686936190295</text:p>
              </table:table-cell>
            </table:table-row>
            <table:table-row>
              <table:table-cell office:value-type="string">
                <text:p>SwissProt.txt</text:p>
              </table:table-cell>
              <table:table-cell office:value-type="float" office:value="3.71994875751659">
                <text:p>3.71994875751659</text:p>
              </table:table-cell>
              <table:table-cell office:value-type="float" office:value="3.59732832299564">
                <text:p>3.59732832299564</text:p>
              </table:table-cell>
              <table:table-cell office:value-type="float" office:value="3.88304138135561">
                <text:p>3.88304138135561</text:p>
              </table:table-cell>
              <table:table-cell office:value-type="float" office:value="3.92200108687422">
                <text:p>3.92200108687422</text:p>
              </table:table-cell>
              <table:table-cell office:value-type="float" office:value="3.85594875143314">
                <text:p>3.85594875143314</text:p>
              </table:table-cell>
              <table:table-cell office:value-type="float" office:value="3.74376009700714">
                <text:p>3.74376009700714</text:p>
              </table:table-cell>
              <table:table-cell office:value-type="float" office:value="3.75226213306816">
                <text:p>3.75226213306816</text:p>
              </table:table-cell>
            </table:table-row>
            <table:table-row>
              <table:table-cell office:value-type="string">
                <text:p>treebank_e.txt</text:p>
              </table:table-cell>
              <table:table-cell office:value-type="float" office:value="1.96491453946438">
                <text:p>1.96491453946438</text:p>
              </table:table-cell>
              <table:table-cell office:value-type="float" office:value="1.96439622486435">
                <text:p>1.96439622486435</text:p>
              </table:table-cell>
              <table:table-cell office:value-type="float" office:value="1.97965309652185">
                <text:p>1.97965309652185</text:p>
              </table:table-cell>
              <table:table-cell office:value-type="float" office:value="1.9770522146949">
                <text:p>1.9770522146949</text:p>
              </table:table-cell>
              <table:table-cell office:value-type="float" office:value="1.9770522146949">
                <text:p>1.9770522146949</text:p>
              </table:table-cell>
              <table:table-cell office:value-type="float" office:value="1.98395488356361">
                <text:p>1.98395488356361</text:p>
              </table:table-cell>
              <table:table-cell office:value-type="float" office:value="1.98395488356361">
                <text:p>1.98395488356361</text:p>
              </table:table-cell>
            </table:table-row>
            <table:table-row>
              <table:table-cell office:value-type="string">
                <text:p>uwm.txt</text:p>
              </table:table-cell>
              <table:table-cell office:value-type="float" office:value="16.040646058402">
                <text:p>16.040646058402</text:p>
              </table:table-cell>
              <table:table-cell office:value-type="float" office:value="16.9652129645342">
                <text:p>16.9652129645342</text:p>
              </table:table-cell>
              <table:table-cell office:value-type="float" office:value="16.8707391157611">
                <text:p>16.8707391157611</text:p>
              </table:table-cell>
              <table:table-cell office:value-type="float" office:value="16.8253113429822">
                <text:p>16.8253113429822</text:p>
              </table:table-cell>
              <table:table-cell office:value-type="float" office:value="16.257141308472">
                <text:p>16.257141308472</text:p>
              </table:table-cell>
              <table:table-cell office:value-type="float" office:value="16.310185436946">
                <text:p>16.310185436946</text:p>
              </table:table-cell>
              <table:table-cell office:value-type="float" office:value="17.2889093843671">
                <text:p>17.2889093843671</text:p>
              </table:table-cell>
            </table:table-row>
            <table:table-row>
              <table:table-cell office:value-type="string">
                <text:p>wiki.txt</text:p>
              </table:table-cell>
              <table:table-cell office:value-type="float" office:value="10.6906163751471">
                <text:p>10.6906163751471</text:p>
              </table:table-cell>
              <table:table-cell office:value-type="float" office:value="12.8103314279822">
                <text:p>12.8103314279822</text:p>
              </table:table-cell>
              <table:table-cell office:value-type="float" office:value="11.1785160384053">
                <text:p>11.1785160384053</text:p>
              </table:table-cell>
              <table:table-cell office:value-type="float" office:value="11.11600665215">
                <text:p>11.11600665215</text:p>
              </table:table-cell>
              <table:table-cell office:value-type="float" office:value="11.4431185361973">
                <text:p>11.4431185361973</text:p>
              </table:table-cell>
              <table:table-cell office:value-type="float" office:value="11.4431185361973">
                <text:p>11.4431185361973</text:p>
              </table:table-cell>
              <table:table-cell office:value-type="float" office:value="11.4431185361973">
                <text:p>11.44311853619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